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5.162cm" fo:min-width="21.0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4.615cm" fo:min-width="20.8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7cm" fo:min-width="8.3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9.167cm" fo:min-width="22.1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dash" draw:stroke-dash="Dashed_20__28_var_29__20_5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071cm" svg:stroke-color="#ff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.071cm" draw:fill="solid" draw:fill-color="#fcfbf9" draw:textarea-vertical-align="middle" draw:auto-grow-height="false" draw:fit-to-size="false" style:shrink-to-fit="false" fo:min-height="6.519cm" fo:min-width="21.839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7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ashed_20__28_var_29__20_6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Default_20_Drawing_20_Style_5f_1" style:list-style-name="L10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827cm" fo:min-width="7.119cm" fo:padding-top="0.125cm" fo:padding-bottom="0.125cm" fo:padding-left="0.25cm" fo:padding-right="0.25cm" fo:wrap-option="wrap" loext:decorative="false"/>
    </style:style>
    <style:style style:name="gr45" style:family="graphic" style:parent-style-name="Default_20_Drawing_20_Style_5f_1" style:list-style-name="L10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Default_20_Drawing_20_Style_5f_1" style:list-style-name="L10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8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9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Default_20_Drawing_20_Style_5f_1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54" style:family="graphic" style:parent-style-name="Default_20_Drawing_20_Style_5f_1" style:list-style-name="L11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Default_20_Drawing_20_Style_5f_1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6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64" style:family="graphic" style:parent-style-name="Default_20_Drawing_20_Style_5f_1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Default_20_Drawing_20_Style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.071cm" draw:fill="solid" draw:fill-color="#f1c7c7" draw:textarea-vertical-align="top" draw:auto-grow-height="false" fo:min-height="5.477cm" fo:min-width="5.4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7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>
      <style:graphic-properties style:writing-mode="lr-tb" loext:decorative="false"/>
    </style:style>
    <style:style style:name="gr91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2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10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1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8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.026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solid" svg:stroke-width="0cm" svg:stroke-color="#000000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7.436cm" fo:min-width="10.93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05" style:family="graphic" style:parent-style-name="standard">
      <style:graphic-properties draw:stroke="none" svg:stroke-width="0.071cm" draw:fill="solid" draw:fill-color="#e49494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71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0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Default_20_Drawing_20_Style_5f_2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Default_20_Drawing_20_Style_5f_2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4" style:family="graphic" style:parent-style-name="Default_20_Drawing_20_Style_5f_2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Default_20_Drawing_20_Style_5f_2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Default_20_Drawing_20_Style_5f_2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17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 loext:decorative="false"/>
    </style:style>
    <style:style style:name="gr124" style:family="graphic" style:parent-style-name="Default_20_Drawing_20_Style_5f_2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25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Default_20_Drawing_20_Style_5f_2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Default_20_Drawing_20_Style_5f_2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Default_20_Drawing_20_Style_5f_2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Default_20_Drawing_20_Style_5f_2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 loext:decorative="false"/>
    </style:style>
    <style:style style:name="gr135" style:family="graphic" style:parent-style-name="Default_20_Drawing_20_Style_5f_2" style:list-style-name="L9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Default_20_Drawing_20_Style_5f_2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Default_20_Drawing_20_Style_5f_2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10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10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 loext:decorative="false"/>
    </style:style>
    <style:style style:name="gr15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51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10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10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_5f_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10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_20_Slide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0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9" style:family="paragraph">
      <style:paragraph-properties fo:margin-left="0.331cm" fo:margin-right="0cm" fo:margin-top="0cm" fo:margin-bottom="0cm" fo:line-height="100%" fo:text-align="start" fo:text-indent="-0.327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.331cm" fo:margin-right="0cm" fo:margin-top="0cm" fo:margin-bottom="0cm" fo:line-height="100%" fo:text-align="start" fo:text-indent="-0.32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9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e6e6e6"/>
      <style:paragraph-properties fo:text-align="start" style:writing-mode="lr-tb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23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Andale Mono" fo:font-size="18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P26" style:family="paragraph">
      <loext:graphic-properties draw:fill="solid" draw:fill-color="#ccffff"/>
      <style:paragraph-properties fo:text-align="star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margin-top="0.099cm" fo:margin-bottom="0cm" fo:line-height="100%" fo:text-align="start" fo:text-indent="0cm" style:writing-mode="lr-tb"/>
      <style:text-properties fo:font-size="18pt"/>
    </style:style>
    <style:style style:name="P28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18pt"/>
    </style:style>
    <style:style style:name="P29" style:family="paragraph">
      <style:paragraph-properties fo:margin-left="0.953cm" fo:margin-right="0cm" fo:margin-top="0.169cm" fo:margin-bottom="0cm" fo:line-height="100%" fo:text-align="start" fo:text-indent="-0.94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00%" fo:text-align="start" style:writing-mode="lr-tb"/>
      <style:text-properties style:font-name="Andale Mono" fo:font-size="14pt" style:font-size-asian="14pt" style:font-size-complex="14pt"/>
    </style:style>
    <style:style style:name="P31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4pt" style:font-size-asian="14pt" style:font-size-complex="14pt"/>
    </style:style>
    <style:style style:name="P32" style:family="paragraph">
      <style:paragraph-properties fo:margin-left="0.953cm" fo:margin-right="0cm" fo:margin-top="0.169cm" fo:margin-bottom="0cm" fo:line-height="95%" fo:text-align="start" fo:text-indent="-0.94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.169cm" fo:margin-bottom="0cm" fo:line-height="9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4" style:family="paragraph">
      <style:paragraph-properties fo:margin-left="0cm" fo:margin-right="0cm" fo:margin-top="0.17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35" style:family="paragraph">
      <style:paragraph-properties fo:margin-top="0.423cm" fo:margin-bottom="0cm" fo:line-height="100%" fo:text-align="start" style:writing-mode="lr-tb"/>
      <style:text-properties fo:font-size="18pt"/>
    </style:style>
    <style:style style:name="P36" style:family="paragraph">
      <loext:graphic-properties draw:fill="solid" draw:fill-color="#fcfbf9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7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38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40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41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3" style:family="paragraph">
      <loext:graphic-properties draw:fill="solid" draw:fill-color="#d5f1cf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4" style:family="paragraph">
      <loext:graphic-properties draw:fill="solid" draw:fill-color="#f2dcdb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46" style:family="paragraph">
      <loext:graphic-properties draw:fill="solid" draw:fill-color="#d5f1cf"/>
      <style:paragraph-properties fo:text-align="start"/>
      <style:text-properties fo:font-size="18pt"/>
    </style:style>
    <style:style style:name="P4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49" style:family="paragraph">
      <loext:graphic-properties draw:fill="solid" draw:fill-color="#f2dcdb"/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51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6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2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text-indent="0cm"/>
    </style:style>
    <style:style style:name="P6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67" style:family="paragraph">
      <style:paragraph-properties fo:margin-top="0cm" fo:margin-bottom="0cm" fo:line-height="100%" fo:text-align="start" style:punctuation-wrap="simple" style:writing-mode="lr-tb"/>
      <style:text-properties fo:font-size="21pt" style:font-size-asian="15pt" style:font-size-complex="15pt"/>
    </style:style>
    <style:style style:name="P6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6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808080"/>
      <style:paragraph-properties fo:text-align="start" style:writing-mode="lr-tb"/>
      <style:text-properties fo:font-size="15pt" style:font-size-asian="15pt" style:font-size-complex="15pt"/>
    </style:style>
    <style:style style:name="P71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7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73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74" style:family="paragraph">
      <loext:graphic-properties draw:fill="solid" draw:fill-color="#c00000"/>
      <style:paragraph-properties fo:text-align="start" style:writing-mode="lr-tb"/>
      <style:text-properties fo:font-size="15pt" style:font-size-asian="15pt" style:font-size-complex="15pt"/>
    </style:style>
    <style:style style:name="P75" style:family="paragraph">
      <style:paragraph-properties fo:margin-top="0.423cm" fo:margin-bottom="0cm" fo:line-height="100%" fo:text-align="start" style:writing-mode="lr-tb"/>
      <style:text-properties fo:font-size="15pt" style:font-size-asian="15pt" style:font-size-complex="15pt"/>
    </style:style>
    <style:style style:name="P76" style:family="paragraph">
      <style:paragraph-properties fo:text-align="start"/>
    </style:style>
    <style:style style:name="P77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78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7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80" style:family="paragraph">
      <style:paragraph-properties fo:text-align="start"/>
      <style:text-properties fo:font-size="18pt" style:font-size-asian="15pt" style:font-size-complex="15pt"/>
    </style:style>
    <style:style style:name="P81" style:family="paragraph">
      <loext:graphic-properties draw:fill="solid" draw:fill-color="#f1c7c7"/>
      <style:paragraph-properties fo:text-align="start" style:writing-mode="lr-tb"/>
      <style:text-properties fo:font-size="18pt" style:font-size-asian="15pt" style:font-size-complex="15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83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5" style:family="paragraph">
      <style:paragraph-properties fo:text-align="start"/>
      <style:text-properties fo:font-size="15pt" style:font-size-asian="15pt" style:font-size-complex="15pt"/>
    </style:style>
    <style:style style:name="P8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8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-color="#ffffff"/>
      <style:text-properties fo:font-size="20pt"/>
    </style:style>
    <style:style style:name="P90" style:family="paragraph">
      <loext:graphic-properties draw:fill="solid" draw:fill-color="#f1c7c7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91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loext:graphic-properties draw:fill="none"/>
      <style:paragraph-properties fo:text-align="start" style:font-independent-line-spacing="true"/>
      <style:text-properties fo:font-size="21pt" style:font-size-asian="15pt" style:font-size-complex="15pt"/>
    </style:style>
    <style:style style:name="P93" style:family="paragraph">
      <style:paragraph-properties fo:margin-top="0.353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9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95" style:family="paragraph">
      <style:paragraph-properties fo:margin-top="0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9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97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98" style:family="paragraph">
      <loext:graphic-properties draw:fill="none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99" style:family="paragraph">
      <style:paragraph-properties fo:margin-top="0cm" fo:margin-bottom="0cm" fo:line-height="100%" fo:text-align="center" style:punctuation-wrap="simple" style:writing-mode="lr-tb"/>
      <style:text-properties fo:font-size="20pt" style:font-size-asian="14pt" style:font-size-complex="14pt"/>
    </style:style>
    <style:style style:name="P10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0pt" style:font-size-asian="14pt" style:font-size-complex="14pt"/>
    </style:style>
    <style:style style:name="P101" style:family="paragraph">
      <style:paragraph-properties fo:margin-left="0cm" fo:margin-right="0cm" fo:margin-top="0.141cm" fo:margin-bottom="0cm" fo:line-height="97%" fo:text-align="start" fo:text-indent="0cm" style:writing-mode="lr-tb"/>
      <style:text-properties fo:font-size="18pt"/>
    </style:style>
    <style:style style:name="P102" style:family="paragraph">
      <style:paragraph-properties fo:margin-left="0cm" fo:margin-right="0cm" fo:margin-top="0.169cm" fo:margin-bottom="0cm" fo:line-height="97%" fo:text-align="start" fo:text-indent="0cm" style:writing-mode="lr-tb"/>
      <style:text-properties fo:font-size="18pt"/>
    </style:style>
    <style:style style:name="P103" style:family="paragraph">
      <style:paragraph-properties fo:margin-left="0cm" fo:margin-right="0cm" fo:margin-top="0cm" fo:margin-bottom="0cm" fo:line-height="97%" fo:text-align="start" fo:text-indent="0cm" style:writing-mode="lr-tb"/>
      <style:text-properties fo:font-size="18pt"/>
    </style:style>
    <style:style style:name="P104" style:family="paragraph">
      <loext:graphic-properties draw:fill="solid" draw:fill-color="#e49494"/>
      <style:paragraph-properties fo:text-align="start" style:writing-mode="lr-tb"/>
      <style:text-properties fo:font-size="15pt" style:font-size-asian="15pt" style:font-size-complex="15pt"/>
    </style:style>
    <style:style style:name="P105" style:family="paragraph">
      <loext:graphic-properties draw:fill="solid" draw:fill-color="#f1c7c7"/>
      <style:paragraph-properties fo:text-align="start" style:writing-mode="lr-tb"/>
      <style:text-properties fo:font-size="15pt" style:font-size-asian="15pt" style:font-size-complex="15pt"/>
    </style:style>
    <style:style style:name="P106" style:family="paragraph">
      <style:paragraph-properties fo:margin-top="0.318cm" fo:margin-bottom="0cm" fo:line-height="100%" fo:text-align="start" style:writing-mode="lr-tb"/>
      <style:text-properties fo:font-size="15pt" style:font-size-asian="15pt" style:font-size-complex="15pt"/>
    </style:style>
    <style:style style:name="P107" style:family="paragraph">
      <loext:graphic-properties draw:fill="solid" draw:fill-color="#000000"/>
      <style:paragraph-properties fo:text-align="start" style:writing-mode="lr-tb"/>
      <style:text-properties fo:font-size="15pt" style:font-size-asian="15pt" style:font-size-complex="15pt"/>
    </style:style>
    <style:style style:name="P108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09" style:family="paragraph">
      <style:paragraph-properties fo:text-align="center"/>
      <style:text-properties fo:font-size="21pt" style:font-size-asian="15pt" style:font-size-complex="15pt"/>
    </style:style>
    <style:style style:name="P110" style:family="paragraph">
      <loext:graphic-properties draw:fill="solid" draw:fill-color="#cccccc" draw:opacity="32%"/>
      <style:paragraph-properties fo:text-align="center" style:writing-mode="lr-tb" style:font-independent-line-spacing="true"/>
      <style:text-properties fo:font-size="21pt" style:font-size-asian="15pt" style:font-size-complex="15pt"/>
    </style:style>
    <style:style style:name="P111" style:family="paragraph">
      <style:paragraph-properties fo:margin-top="0.318cm" fo:margin-bottom="0cm" fo:line-height="100%" fo:text-align="start" style:punctuation-wrap="simple" style:writing-mode="lr-tb"/>
      <style:text-properties fo:font-size="21pt" style:font-size-asian="15pt" style:font-size-complex="15pt"/>
    </style:style>
    <style:style style:name="P112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113" style:family="paragraph">
      <loext:graphic-properties draw:fill="solid" draw:fill-color="#ebafaf" draw:opacity="50%"/>
      <style:paragraph-properties fo:text-align="center" style:writing-mode="lr-tb" style:font-independent-line-spacing="true"/>
      <style:text-properties fo:font-size="21pt" style:font-size-asian="15pt" style:font-size-complex="15pt"/>
    </style:style>
    <style:style style:name="P114" style:family="paragraph">
      <style:paragraph-properties fo:margin-top="0cm" fo:margin-bottom="0cm" fo:line-height="100%" fo:text-align="end" style:punctuation-wrap="simple" style:writing-mode="lr-tb"/>
      <style:text-properties fo:font-size="21pt" style:font-size-asian="15pt" style:font-size-complex="15pt"/>
    </style:style>
    <style:style style:name="P1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1pt" style:font-size-asian="15pt" style:font-size-complex="15pt"/>
    </style:style>
    <style:style style:name="P116" style:family="paragraph">
      <style:paragraph-properties fo:text-align="start"/>
      <style:text-properties fo:font-size="21pt" style:font-size-asian="15pt" style:font-size-complex="15pt"/>
    </style:style>
    <style:style style:name="P117" style:family="paragraph">
      <loext:graphic-properties draw:fill="solid" draw:fill-color="#000000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18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11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0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2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3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4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5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6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7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8" style:family="text">
      <style:text-properties fo:font-variant="normal" fo:text-transform="none" fo:color="#92649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31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2" style:font-size-asian="22pt" style:font-style-asian="italic" style:font-weight-asian="bold" style:font-name-complex="DejaVu Sans2" style:font-size-complex="22pt" style:font-style-complex="italic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45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2" style:font-size-asian="22pt" style:font-style-asian="italic" style:font-weight-asian="bold" style:font-name-complex="DejaVu Sans2" style:font-size-complex="22pt" style:font-style-complex="italic" style:font-weight-complex="bold"/>
    </style:style>
    <style:style style:name="T46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8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49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52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3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55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56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60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4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65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67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68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0" style:family="text">
      <style:text-properties fo:font-variant="normal" fo:text-transform="none" fo:color="#4a00f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71" style:family="text">
      <style:text-properties fo:font-variant="normal" fo:text-transform="none" fo:color="#2c9290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72" style:family="text">
      <style:text-properties fo:font-variant="normal" fo:text-transform="none" fo:color="#9d206f" loext:opacity="100%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73" style:family="text">
      <style:text-properties fo:font-variant="normal" fo:text-transform="none" fo:color="#9d0003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4" style:family="text">
      <style:text-properties fo:font-variant="normal" fo:text-transform="none" fo:color="#107702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5" style:family="text">
      <style:text-properties fo:font-variant="normal" fo:text-transform="none" fo:color="#00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6" style:family="text">
      <style:text-properties fo:font-variant="normal" fo:text-transform="none" fo:color="#9e4c0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7" style:family="text">
      <style:text-properties fo:font-variant="normal" fo:text-transform="none" fo:color="#9d00ff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8" style:family="text">
      <style:text-properties fo:font-variant="normal" fo:text-transform="none" fo:color="#0f7574" loext:opacity="100%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0" style:family="text">
      <style:text-properties fo:font-variant="normal" fo:text-transform="none" fo:color="#9d3e4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-25% 58%" style:font-name="Arial Narrow" fo:font-size="16pt" fo:letter-spacing="normal" fo:font-style="italic" style:text-underline-style="none" fo:font-weight="bold" style:font-name-asian="DejaVu Sans2" style:font-size-asian="16pt" style:font-style-asian="italic" style:font-weight-asian="bold" style:font-name-complex="DejaVu Sans2" style:font-size-complex="16pt" style:font-style-complex="italic" style:font-weight-complex="bold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1pt" fo:letter-spacing="normal" fo:font-style="italic" style:text-underline-style="none" fo:font-weight="bold" style:font-name-asian="DejaVu Sans2" style:font-size-asian="21pt" style:font-style-asian="italic" style:font-weight-asian="bold" style:font-name-complex="DejaVu Sans2" style:font-size-complex="21pt" style:font-style-complex="italic" style:font-weight-complex="bold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2" style:font-size-asian="24pt" style:font-style-asian="italic" style:font-weight-asian="bold" style:font-name-complex="DejaVu Sans2" style:font-size-complex="24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8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9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b7898a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0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4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font-variant="normal" fo:text-transform="none" fo:color="#ff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2" style:family="text">
      <style:text-properties fo:font-variant="normal" fo:text-transform="none" fo:color="#7f7f7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7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39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40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4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144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21pt" fo:letter-spacing="normal" fo:font-style="normal" style:text-underline-style="none" fo:font-weight="bold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145" style:family="text">
      <style:text-properties fo:font-size="15pt" style:font-size-asian="15pt" style:font-size-complex="15pt"/>
    </style:style>
    <style:style style:name="T14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2" style:font-size-asian="22pt" style:font-style-asian="italic" style:font-weight-asian="bold" style:font-name-complex="DejaVu Sans2" style:font-size-complex="22pt" style:font-style-complex="italic" style:font-weight-complex="bold"/>
    </style:style>
    <style:style style:name="T14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2" style:font-size-asian="18pt" style:font-style-asian="italic" style:font-weight-asian="bold" style:font-name-complex="DejaVu Sans2" style:font-size-complex="18pt" style:font-style-complex="italic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50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1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2" style:family="text">
      <style:text-properties fo:font-size="21pt" style:font-size-asian="15pt" style:font-size-complex="15pt"/>
    </style:style>
    <style:style style:name="T16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4" style:family="text">
      <style:text-properties fo:font-variant="normal" fo:text-transform="none" fo:color="#32946a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65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16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style:style style:name="T16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9" style:family="text">
      <style:text-properties fo:font-variant="normal" fo:text-transform="none" fo:color="#000000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0" style:family="text">
      <style:text-properties fo:font-variant="normal" fo:text-transform="none" fo:color="#c200ff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1" style:family="text">
      <style:text-properties fo:font-variant="normal" fo:text-transform="none" fo:color="#2d961e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2" style:family="text">
      <style:text-properties fo:font-variant="normal" fo:text-transform="none" fo:color="#c1651c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3" style:family="text">
      <style:text-properties fo:font-variant="normal" fo:text-transform="none" fo:color="#cb2418" loext:opacity="100%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1pt" fo:letter-spacing="normal" fo:font-style="normal" style:text-underline-style="none" fo:font-weight="bold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175" style:family="text">
      <style:text-properties fo:font-variant="normal" fo:text-transform="none" fo:color="#db6f6f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7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2" style:font-size-asian="15pt" style:font-style-asian="italic" style:font-weight-asian="bold" style:font-name-complex="DejaVu Sans2" style:font-size-complex="15pt" style:font-style-complex="italic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17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18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8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89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9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95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96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7" style:family="text">
      <style:text-properties fo:font-variant="normal" fo:text-transform="none" fo:color="#990000" loext:opacity="100%" style:text-line-through-style="none" style:text-line-through-type="none" style:text-position="-25% 58%" style:font-name="Calibri2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98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20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font-variant="normal" fo:text-transform="none" fo:color="#990000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4" style:family="text">
      <style:text-properties fo:font-variant="normal" fo:text-transform="none" fo:color="#c9211e" loext:opacity="100%" style:text-line-through-style="none" style:text-line-through-type="none" style:text-position="0% 100%" style:font-name="Courier New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">
        <style:list-level-properties text:space-before="1.388cm" text:min-label-width="0.68cm"/>
        <style:text-properties fo:font-family="Wingdings" style:font-charset="x-symbol" fo:color="#c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ff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254" draw:style-name="gr1" draw:text-style-name="P2" draw:layer="layout" svg:width="21.586cm" svg:height="5.411cm" svg:x="1.905cm" svg:y="4.445cm">
          <text:p text:style-name="P1"><text:span text:style-name="T1">Concurrent Programming II</text:span></text:p>
          <text:p text:style-name="P1"><text:span text:style-name="T2"><text:line-break/></text:span><text:span text:style-name="T2"><text:line-break/></text:span><text:span text:style-name="T3">HPPS</text:span><text:span text:style-name="T2"><text:line-break/></text:span><text:span text:style-name="T2"><text:line-break/></text:span><text:span text:style-name="T2"><text:line-break/></text:span><text:span text:style-name="T2">David 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2" draw:text-style-name="P5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4"><text:span text:style-name="T5">Troels Henriksen, 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2" presentation:style-name="pr1" draw:text-style-name="P6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56" draw:style-name="gr3" draw:text-style-name="P8" draw:layer="layout" svg:width="8.886cm" svg:height="1.266cm" svg:x="11.43cm" svg:y="25.4cm">
            <text:p text:style-name="P7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55" draw:style-name="gr4" draw:text-style-name="P10" draw:layer="layout" svg:width="21.085cm" svg:height="2.113cm" svg:x="0.992cm" svg:y="1.21cm">
          <text:p text:style-name="P9"><text:span text:style-name="T7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" draw:text-style-name="P12" draw:layer="layout" svg:width="21.93cm" svg:height="13.807cm" svg:x="1.102cm" svg:y="3.784cm">
          <text:list text:style-name="L2">
            <text:list-item>
              <text:p text:style-name="P11"><text:span text:style-name="T8">The human mind tends to be sequential</text:span></text:p>
            </text:list-item>
          </text:list>
          <text:p text:style-name="P11"><text:span text:style-name="T9"/></text:p>
          <text:list text:continue-numbering="true" text:style-name="L2">
            <text:list-item>
              <text:p text:style-name="P11"><text:span text:style-name="T8">The notion of time is often misleading</text:span></text:p>
            </text:list-item>
          </text:list>
          <text:p text:style-name="P11"><text:span text:style-name="T9"/></text:p>
          <text:list text:continue-numbering="true" text:style-name="L2">
            <text:list-item>
              <text:p text:style-name="P11"><text:span text:style-name="T8">Thinking about all possible sequences of events in a computer system is at least error prone and frequently im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Concurrent Programming is Har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703cm" svg:height="14.204cm" svg:x="0.635cm" svg:y="3.784cm">
          <text:list text:style-name="L2">
            <text:list-item>
              <text:p text:style-name="P11"><text:span text:style-name="T10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1">Races:</text:span><text:span text:style-name="T4"> outcome depends on arbitrary scheduling decisions 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Example: who gets the last seat on the airplane?</text:span></text:p>
                    </text:list-item>
                  </text:list>
                </text:list-item>
                <text:list-item>
                  <text:p text:style-name="P15"><text:span text:style-name="T11">Deadlock:</text:span><text:span text:style-name="T4"> improper resource allocation prevents forward progress</text:span></text:p>
                  <text:list>
                    <text:list-item>
                      <text:p text:style-name="P16"><text:span text:style-name="T12">Example: traffic gridlock</text:span></text:p>
                    </text:list-item>
                  </text:list>
                </text:list-item>
                <text:list-item>
                  <text:p text:style-name="P15"><text:span text:style-name="T11">Livelock / Starvation / Fairness</text:span><text:span text:style-name="T4">: external events and/or system scheduling decisions can prevent sub-task progress</text:span></text:p>
                  <text:list>
                    <text:list-item>
                      <text:p text:style-name="P16"><text:span text:style-name="T12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Many aspects of concurrent programming are beyond the scope of our course...</text:span></text:p>
              <text:list>
                <text:list-item>
                  <text:p text:style-name="P15"><text:span text:style-name="T4">But not all.</text:span></text:p>
                </text:list-item>
                <text:list-item>
                  <text:p text:style-name="P15"><text:span text:style-name="T4">We’ll cover some of these aspects in the next few lectures. </text:span></text:p>
                </text:list-item>
              </text:list>
            </text:list-item>
          </text:list>
          <text:p text:style-name="P17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Logical View of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1"><text:span text:style-name="T8">Threads associated with process form a pool of peer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14">Unlike processes which form a tree hierarch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9" draw:layer="layout" svg:width="1.266cm" svg:height="1.266cm" svg:x="17.78cm" svg:y="8.427cm">
          <text:p text:style-name="P18"><text:span text:style-name="T15">P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9" draw:text-style-name="P19" draw:layer="layout" svg:width="1.266cm" svg:height="1.266cm" svg:x="17.78cm" svg:y="10.755cm">
          <text:p text:style-name="P18"><text:span text:style-name="T15">P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9" draw:text-style-name="P19" draw:layer="layout" svg:width="1.266cm" svg:height="1.266cm" svg:x="15.875cm" svg:y="12.872cm">
          <text:p text:style-name="P18"><text:span text:style-name="T15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10" draw:text-style-name="P20" draw:layer="layout" svg:x1="18.415cm" svg:y1="9.696cm" svg:x2="18.416cm" svg:y2="10.755cm">
          <text:p/>
        </draw:line>
        <draw:line draw:name="Line 7" draw:style-name="gr10" draw:text-style-name="P20" draw:layer="layout" svg:x1="17.991cm" svg:y1="11.813cm" svg:x2="16.933cm" svg:y2="12.871cm">
          <text:p/>
        </draw:line>
        <draw:custom-shape draw:name="CustomShape 8" draw:style-name="gr9" draw:text-style-name="P19" draw:layer="layout" svg:width="1.266cm" svg:height="1.266cm" svg:x="17.78cm" svg:y="12.872cm">
          <text:p text:style-name="P18"><text:span text:style-name="T15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9" draw:text-style-name="P19" draw:layer="layout" svg:width="1.266cm" svg:height="1.266cm" svg:x="19.685cm" svg:y="12.872cm">
          <text:p text:style-name="P18"><text:span text:style-name="T15">s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" draw:style-name="gr10" draw:text-style-name="P20" draw:layer="layout" svg:x1="18.415cm" svg:y1="12.025cm" svg:x2="18.416cm" svg:y2="12.871cm">
          <text:p/>
        </draw:line>
        <draw:line draw:name="Line 11" draw:style-name="gr10" draw:text-style-name="P20" draw:layer="layout" svg:x1="18.838cm" svg:y1="11.813cm" svg:x2="19.896cm" svg:y2="12.871cm">
          <text:p/>
        </draw:line>
        <draw:custom-shape draw:name="CustomShape 12" draw:style-name="gr9" draw:text-style-name="P19" draw:layer="layout" svg:width="1.266cm" svg:height="1.266cm" svg:x="17.78cm" svg:y="14.989cm">
          <text:p text:style-name="P18"><text:span text:style-name="T15">fo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10" draw:text-style-name="P20" draw:layer="layout" svg:x1="18.415cm" svg:y1="14.141cm" svg:x2="18.416cm" svg:y2="14.988cm">
          <text:p/>
        </draw:line>
        <draw:custom-shape draw:name="CustomShape 14" draw:style-name="gr9" draw:text-style-name="P19" draw:layer="layout" svg:width="1.266cm" svg:height="1.266cm" svg:x="17.78cm" svg:y="17.105cm">
          <text:p text:style-name="P18"><text:span text:style-name="T15">ba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10" draw:text-style-name="P20" draw:layer="layout" svg:x1="18.415cm" svg:y1="16.258cm" svg:x2="18.416cm" svg:y2="17.105cm">
          <text:p/>
        </draw:line>
        <draw:custom-shape draw:name="CustomShape 16" draw:style-name="gr9" draw:text-style-name="P19" draw:layer="layout" svg:width="1.266cm" svg:height="1.266cm" svg:x="2.963cm" svg:y="10.12cm">
          <text:p text:style-name="P18"><text:span text:style-name="T15">T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1" draw:text-style-name="P14" draw:layer="layout" svg:width="4.983cm" svg:height="1.011cm" svg:x="15.904cm" svg:y="7.243cm">
          <text:p text:style-name="P18"><text:span text:style-name="T15">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" draw:text-style-name="P20" draw:layer="layout" svg:width="10.579cm" svg:height="7.828cm" svg:x="2.54cm" svg:y="8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14" draw:layer="layout" svg:width="9.606cm" svg:height="1.011cm" svg:x="2.949cm" svg:y="7.119cm">
          <text:p text:style-name="P18"><text:span text:style-name="T15">Threads associated with process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19" draw:layer="layout" svg:width="1.266cm" svg:height="1.266cm" svg:x="6.138cm" svg:y="8.639cm">
          <text:p text:style-name="P18"><text:span text:style-name="T15">T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9" draw:text-style-name="P19" draw:layer="layout" svg:width="1.266cm" svg:height="1.266cm" svg:x="11.218cm" svg:y="9.274cm">
          <text:p text:style-name="P18"><text:span text:style-name="T15">T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9" draw:text-style-name="P19" draw:layer="layout" svg:width="1.266cm" svg:height="1.266cm" svg:x="4.445cm" svg:y="14.565cm">
          <text:p text:style-name="P18"><text:span text:style-name="T15">T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9" draw:text-style-name="P19" draw:layer="layout" svg:width="1.266cm" svg:height="1.266cm" svg:x="9.525cm" svg:y="14.354cm">
          <text:p text:style-name="P18"><text:span text:style-name="T15">T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3" draw:text-style-name="P21" draw:layer="layout" svg:width="5.288cm" svg:height="1.689cm" svg:x="5.503cm" svg:y="11.39cm">
          <text:p text:style-name="P18"><text:span text:style-name="T15">shared code, data</text:span></text:p>
          <text:p text:style-name="P18"><text:span text:style-name="T15">and kernel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4" draw:text-style-name="P20" draw:layer="layout" svg:x1="5.291cm" svg:y1="14.565cm" svg:x2="6.138cm" svg:y2="13.083cm">
          <text:p/>
        </draw:line>
        <draw:line draw:name="Line 26" draw:style-name="gr14" draw:text-style-name="P20" draw:layer="layout" svg:x1="9.948cm" svg:y1="14.353cm" svg:x2="9.313cm" svg:y2="13.083cm">
          <text:p/>
        </draw:line>
        <draw:line draw:name="Line 27" draw:style-name="gr14" draw:text-style-name="P20" draw:layer="layout" svg:x1="5.291cm" svg:y1="12.025cm" svg:x2="4.233cm" svg:y2="11.178cm">
          <text:p/>
        </draw:line>
        <draw:line draw:name="Line 28" draw:style-name="gr14" draw:text-style-name="P20" draw:layer="layout" svg:x1="6.773cm" svg:y1="11.39cm" svg:x2="6.774cm" svg:y2="9.908cm">
          <text:p/>
        </draw:line>
        <draw:line draw:name="Line 29" draw:style-name="gr14" draw:text-style-name="P20" draw:layer="layout" svg:x1="10.16cm" svg:y1="11.39cm" svg:x2="11.43cm" svg:y2="10.331cm">
          <text:p/>
        </draw:lin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hreads vs.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954cm" svg:height="14.861cm" svg:x="0.807cm" svg:y="3.391cm">
          <text:list text:style-name="L2">
            <text:list-item>
              <text:p text:style-name="P11"><text:span text:style-name="T10">How threads and processes are similar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4">Each has its own logical control flow</text:span></text:p>
                </text:list-item>
                <text:list-item>
                  <text:p text:style-name="P15"><text:span text:style-name="T4">Each can run concurrently with others (possibly on different cores)</text:span></text:p>
                </text:list-item>
                <text:list-item>
                  <text:p text:style-name="P15"><text:span text:style-name="T4">Each is context switched</text:span></text:p>
                </text:list-item>
              </text:list>
            </text:list-item>
            <text:list-item>
              <text:p text:style-name="P11"><text:span text:style-name="T10">How threads and processes are different</text:span></text:p>
              <text:list>
                <text:list-item>
                  <text:p text:style-name="P15"><text:span text:style-name="T4">Threads share all code and data (except local stacks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Processes (typically) do not</text:span></text:p>
                    </text:list-item>
                  </text:list>
                </text:list-item>
                <text:list-item>
                  <text:p text:style-name="P15"><text:span text:style-name="T4">Threads are somewhat less expensive than processes</text:span></text:p>
                  <text:list>
                    <text:list-item>
                      <text:p text:style-name="P16"><text:span text:style-name="T12">Process control (creating and reaping) twice as expensive as thread control</text:span></text:p>
                    </text:list-item>
                    <text:list-item>
                      <text:p text:style-name="P16"><text:span text:style-name="T12">Linux numbers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12">~20K cycles to create and reap a process</text:span></text:p>
                        </text:list-item>
                        <text:list-item>
                          <text:p text:style-name="P16"><text:span text:style-name="T12">~10K cycles (or less) to create and reap a thread</text:span></text:p>
                        </text:list-item>
                        <text:list-item>
                          <text:p text:style-name="P16"><text:span text:style-name="T16">Much</text:span><text:span text:style-name="T12"> larger difference on non-Unic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115cm" svg:height="1.588cm" svg:x="1.058cm" svg:y="0.926cm">
          <text:p text:style-name="P9"><text:span text:style-name="T7">Posix Threads (Pthreads)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315cm" svg:height="15.448cm" svg:x="1.235cm" svg:y="2.54cm">
          <text:list text:style-name="L2">
            <text:list-item>
              <text:p text:style-name="P17"><text:span text:style-name="T17">Pthreads:</text:span><text:span text:style-name="T18"> Standard interface for ~60 functions that manipulate threads from C program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4">Creating and reaping thread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9">pthread_create()</text:span></text:p>
                    </text:list-item>
                    <text:list-item>
                      <text:p text:style-name="P16"><text:span text:style-name="T19">pthread_join()</text:span></text:p>
                    </text:list-item>
                  </text:list>
                </text:list-item>
                <text:list-item>
                  <text:p text:style-name="P16"><text:span text:style-name="T4">Determining your thread ID</text:span></text:p>
                  <text:list>
                    <text:list-item>
                      <text:p text:style-name="P16"><text:span text:style-name="T19">pthread_self()</text:span></text:p>
                    </text:list-item>
                  </text:list>
                </text:list-item>
                <text:list-item>
                  <text:p text:style-name="P16"><text:span text:style-name="T4">Terminating threads</text:span></text:p>
                  <text:list>
                    <text:list-item>
                      <text:p text:style-name="P16"><text:span text:style-name="T19">pthread_cancel()</text:span></text:p>
                    </text:list-item>
                    <text:list-item>
                      <text:p text:style-name="P16"><text:span text:style-name="T19">pthread_exit() </text:span><text:span text:style-name="T19"><text:tab/></text:span><text:span text:style-name="T4">[terminates current thread]</text:span></text:p>
                    </text:list-item>
                    <text:list-item>
                      <text:p text:style-name="P16"><text:span text:style-name="T19">exit()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[terminates all threads]</text:span></text:p>
                    </text:list-item>
                  </text:list>
                </text:list-item>
                <text:list-item>
                  <text:p text:style-name="P16"><text:span text:style-name="T4">Synchronizing access to shared variables</text:span></text:p>
                  <text:list>
                    <text:list-item>
                      <text:p text:style-name="P16"><text:span text:style-name="T19">pthread_mutex_init</text:span></text:p>
                    </text:list-item>
                    <text:list-item>
                      <text:p text:style-name="P16"><text:span text:style-name="T19">pthread_mutex_[un]lock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5" draw:text-style-name="P23" draw:layer="layout" svg:width="17.741cm" svg:height="4.1cm" svg:x="2.117cm" svg:y="14.523cm">
          <text:p text:style-name="P22"><text:span text:style-name="T20">void</text:span><text:span text:style-name="T21"> *</text:span><text:span text:style-name="T22">thread</text:span><text:span text:style-name="T21">(</text:span><text:span text:style-name="T20">void</text:span><text:span text:style-name="T21"> *</text:span><text:span text:style-name="T23">vargp</text:span><text:span text:style-name="T21">) </text:span><text:span text:style-name="T24">/* thread routine */</text:span></text:p>
          <text:p text:style-name="P22"><text:span text:style-name="T21">{</text:span></text:p>
          <text:p text:style-name="P22"><text:span text:style-name="T21"><text:s text:c="4"/></text:span><text:span text:style-name="T21">printf(</text:span><text:span text:style-name="T25">"Hello, world!\n"</text:span><text:span text:style-name="T21">);</text:span></text:p>
          <text:p text:style-name="P22"><text:span text:style-name="T21"><text:s text:c="4"/></text:span><text:span text:style-name="T26">return</text:span><text:span text:style-name="T21"> </text:span><text:span text:style-name="T27">NULL</text:span><text:span text:style-name="T21">; <text:s text:c="16"/></text:span></text:p>
          <text:p text:style-name="P22"><text:span text:style-name="T2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1.085cm" svg:height="2.113cm" svg:x="0.992cm" svg:y="1.21cm">
          <text:p text:style-name="P9"><text:span text:style-name="T7">The Pthreads "hello, world"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5" draw:layer="layout" svg:width="22.642cm" svg:height="9.416cm" svg:x="2.101cm" svg:y="3.556cm">
          <text:p text:style-name="P22"><text:span text:style-name="T24">/</text:span><text:span text:style-name="T24">/ </text:span><text:span text:style-name="T24">h</text:span><text:span text:style-name="T24">e</text:span><text:span text:style-name="T24">l</text:span><text:span text:style-name="T24">l</text:span><text:span text:style-name="T24">o</text:span><text:span text:style-name="T24">.</text:span><text:span text:style-name="T24">c </text:span><text:span text:style-name="T24">- </text:span><text:span text:style-name="T24">P</text:span><text:span text:style-name="T24">t</text:span><text:span text:style-name="T24">h</text:span><text:span text:style-name="T24">r</text:span><text:span text:style-name="T24">e</text:span><text:span text:style-name="T24">a</text:span><text:span text:style-name="T24">d</text:span><text:span text:style-name="T24">s </text:span><text:span text:style-name="T24">"</text:span><text:span text:style-name="T24">h</text:span><text:span text:style-name="T24">e</text:span><text:span text:style-name="T24">l</text:span><text:span text:style-name="T24">l</text:span><text:span text:style-name="T24">o</text:span><text:span text:style-name="T24">, </text:span><text:span text:style-name="T24">w</text:span><text:span text:style-name="T24">o</text:span><text:span text:style-name="T24">r</text:span><text:span text:style-name="T24">l</text:span><text:span text:style-name="T24">d</text:span><text:span text:style-name="T24">" </text:span><text:span text:style-name="T24">p</text:span><text:span text:style-name="T24">r</text:span><text:span text:style-name="T24">o</text:span><text:span text:style-name="T24">g</text:span><text:span text:style-name="T24">r</text:span><text:span text:style-name="T24">a</text:span><text:span text:style-name="T24">m 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/text:p>
          <text:p text:style-name="P22"><text:span text:style-name="T28">#</text:span><text:span text:style-name="T28">i</text:span><text:span text:style-name="T28">n</text:span><text:span text:style-name="T28">c</text:span><text:span text:style-name="T28">l</text:span><text:span text:style-name="T28">u</text:span><text:span text:style-name="T28">d</text:span><text:span text:style-name="T28">e</text:span><text:span text:style-name="T21"> </text:span><text:span text:style-name="T25">"</text:span><text:span text:style-name="T25">p</text:span><text:span text:style-name="T25">t</text:span><text:span text:style-name="T25">h</text:span><text:span text:style-name="T25">r</text:span><text:span text:style-name="T25">e</text:span><text:span text:style-name="T25">a</text:span><text:span text:style-name="T25">d</text:span><text:span text:style-name="T25">.</text:span><text:span text:style-name="T25">h</text:span><text:span text:style-name="T25">"</text:span></text:p>
          <text:p text:style-name="P24"><text:span text:style-name="T28">#</text:span><text:span text:style-name="T28">i</text:span><text:span text:style-name="T28">n</text:span><text:span text:style-name="T28">c</text:span><text:span text:style-name="T28">l</text:span><text:span text:style-name="T28">u</text:span><text:span text:style-name="T28">d</text:span><text:span text:style-name="T28">e</text:span><text:span text:style-name="T21"> </text:span><text:span text:style-name="T25">"</text:span><text:span text:style-name="T25">s</text:span><text:span text:style-name="T25">t</text:span><text:span text:style-name="T25">d</text:span><text:span text:style-name="T25">i</text:span><text:span text:style-name="T25">o</text:span><text:span text:style-name="T25">.</text:span><text:span text:style-name="T25">h</text:span><text:span text:style-name="T25">"</text:span></text:p>
          <text:p text:style-name="P24"><text:span text:style-name="T28">#</text:span><text:span text:style-name="T28">i</text:span><text:span text:style-name="T28">n</text:span><text:span text:style-name="T28">c</text:span><text:span text:style-name="T28">l</text:span><text:span text:style-name="T28">u</text:span><text:span text:style-name="T28">d</text:span><text:span text:style-name="T28">e</text:span><text:span text:style-name="T21"> </text:span><text:span text:style-name="T25">"</text:span><text:span text:style-name="T25">s</text:span><text:span text:style-name="T25">t</text:span><text:span text:style-name="T25">d</text:span><text:span text:style-name="T25">l</text:span><text:span text:style-name="T25">i</text:span><text:span text:style-name="T25">b</text:span><text:span text:style-name="T25">.</text:span><text:span text:style-name="T25">h</text:span><text:span text:style-name="T25">"</text:span></text:p>
          <text:p text:style-name="P24"><text:span text:style-name="T25"/></text:p>
          <text:p text:style-name="P22"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2">t</text:span><text:span text:style-name="T22">h</text:span><text:span text:style-name="T22">r</text:span><text:span text:style-name="T22">e</text:span><text:span text:style-name="T22">a</text:span><text:span text:style-name="T22">d</text:span><text:span text:style-name="T21">(</text:span><text:span text:style-name="T20">v</text:span><text:span text:style-name="T20">o</text:span><text:span text:style-name="T20">i</text:span><text:span text:style-name="T20">d</text:span><text:span text:style-name="T21"> </text:span><text:span text:style-name="T21">*</text:span><text:span text:style-name="T23">v</text:span><text:span text:style-name="T23">a</text:span><text:span text:style-name="T23">r</text:span><text:span text:style-name="T23">g</text:span><text:span text:style-name="T23">p</text:span><text:span text:style-name="T21">)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9"/></text:p>
          <text:p text:style-name="P22"><text:span text:style-name="T20">i</text:span><text:span text:style-name="T20">n</text:span><text:span text:style-name="T20">t</text:span><text:span text:style-name="T21"> </text:span><text:span text:style-name="T22">m</text:span><text:span text:style-name="T22">a</text:span><text:span text:style-name="T22">i</text:span><text:span text:style-name="T22">n</text:span><text:span text:style-name="T21">(</text:span><text:span text:style-name="T21">)</text:span></text:p>
          <text:p text:style-name="P22"><text:span text:style-name="T21">{</text:span></text:p>
          <text:p text:style-name="P22"><text:span text:style-name="T21"><text:s text:c="2"/></text:span><text:span text:style-name="T21"><text:s text:c="2"/></text:span><text:span text:style-name="T20">p</text:span><text:span text:style-name="T20">t</text:span><text:span text:style-name="T20">h</text:span><text:span text:style-name="T20">r</text:span><text:span text:style-name="T20">e</text:span><text:span text:style-name="T20">a</text:span><text:span text:style-name="T20">d</text:span><text:span text:style-name="T20">_</text:span><text:span text:style-name="T20">t</text:span><text:span text:style-name="T21"> </text:span><text:span text:style-name="T23">t</text:span><text:span text:style-name="T23">i</text:span><text:span text:style-name="T23">d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<text:s text:c="2"/></text:span><text:span text:style-name="T21"><text:s text:c="2"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c</text:span><text:span text:style-name="T21">r</text:span><text:span text:style-name="T21">e</text:span><text:span text:style-name="T21">a</text:span><text:span text:style-name="T21">t</text:span><text:span text:style-name="T21">e</text:span><text:span text:style-name="T21">(</text:span><text:span text:style-name="T21">&amp;</text:span><text:span text:style-name="T21">t</text:span><text:span text:style-name="T21">i</text:span><text:span text:style-name="T21">d</text:span><text:span text:style-name="T21">, </text:span><text:span text:style-name="T27">N</text:span><text:span text:style-name="T27">U</text:span><text:span text:style-name="T27">L</text:span><text:span text:style-name="T27">L</text:span><text:span text:style-name="T21">, 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, </text:span><text:span text:style-name="T27">N</text:span><text:span text:style-name="T27">U</text:span><text:span text:style-name="T27">L</text:span><text:span text:style-name="T27">L</text:span><text:span text:style-name="T21">)</text:span><text:span text:style-name="T21">; </text:span></text:p>
          <text:p text:style-name="P22"><text:span text:style-name="T21"><text:s text:c="2"/></text:span><text:span text:style-name="T21"><text:s text:c="2"/></text:span><text:span text:style-name="T21">p</text:span><text:span text:style-name="T21">t</text:span><text:span text:style-name="T21">h</text:span><text:span text:style-name="T21">r</text:span><text:span text:style-name="T21">e</text:span><text:span text:style-name="T21">a</text:span><text:span text:style-name="T21">d</text:span><text:span text:style-name="T21">_</text:span><text:span text:style-name="T21">j</text:span><text:span text:style-name="T21">o</text:span><text:span text:style-name="T21">i</text:span><text:span text:style-name="T21">n</text:span><text:span text:style-name="T21">(</text:span><text:span text:style-name="T21">t</text:span><text:span text:style-name="T21">i</text:span><text:span text:style-name="T21">d</text:span><text:span text:style-name="T21">, </text:span><text:span text:style-name="T27">N</text:span><text:span text:style-name="T27">U</text:span><text:span text:style-name="T27">L</text:span><text:span text:style-name="T27">L</text:span><text:span text:style-name="T21">)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<text:s text:c="2"/></text:span><text:span text:style-name="T21"><text:s text:c="2"/></text:span><text:span text:style-name="T21">e</text:span><text:span text:style-name="T21">x</text:span><text:span text:style-name="T21">i</text:span><text:span text:style-name="T21">t</text:span><text:span text:style-name="T21">(</text:span><text:span text:style-name="T21">0</text:span><text:span text:style-name="T21">)</text:span><text:span text:style-name="T21">; 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 text:c="2"/></text:span><text:span text:style-name="T21"><text:s/></text:span></text:p>
          <text:p text:style-name="P22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26" draw:layer="layout" svg:width="5.394cm" svg:height="1.943cm" svg:x="19.768cm" svg:y="5.301cm">
          <text:p text:style-name="P18"><text:span text:style-name="T30">Thread attributes </text:span></text:p>
          <text:p text:style-name="P18"><text:span text:style-name="T30">(usually 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" draw:text-style-name="P20" draw:layer="layout" svg:x1="19.746cm" svg:y1="6.35cm" svg:x2="11.684cm" svg:y2="10.414cm">
          <text:p/>
        </draw:line>
        <draw:custom-shape draw:name="CustomShape 6" draw:style-name="gr17" draw:text-style-name="P26" draw:layer="layout" svg:width="5.555cm" svg:height="1.943cm" svg:x="19.394cm" svg:y="10.761cm">
          <text:p text:style-name="P18"><text:span text:style-name="T30">Thread arguments</text:span></text:p>
          <text:p text:style-name="P18"><text:span text:style-name="T30">(void *p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20" draw:layer="layout" svg:x1="19.369cm" svg:y1="11.598cm" svg:x2="17.018cm" svg:y2="11.176cm">
          <text:p/>
        </draw:line>
        <draw:custom-shape draw:name="CustomShape 8" draw:style-name="gr17" draw:text-style-name="P26" draw:layer="layout" svg:width="3.988cm" svg:height="1.943cm" svg:x="19.377cm" svg:y="13.786cm">
          <text:p text:style-name="P18"><text:span text:style-name="T30">Return value</text:span></text:p>
          <text:p text:style-name="P18"><text:span text:style-name="T30">(void **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20" draw:layer="layout" svg:x1="19.342cm" svg:y1="14.658cm" svg:x2="10.922cm" svg:y2="11.938cm">
          <text:p/>
        </draw:line>
        <draw:custom-shape draw:name="CustomShape 10" draw:style-name="gr18" draw:text-style-name="P14" draw:layer="layout" svg:width="2.253cm" svg:height="1.01cm" svg:x="17.791cm" svg:y="17.601cm">
          <text:p text:style-name="P1"><text:span text:style-name="T31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26" draw:layer="layout" svg:width="3.171cm" svg:height="1.096cm" svg:x="14.262cm" svg:y="5.724cm">
          <text:p text:style-name="P18"><text:span text:style-name="T30">Thread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0" draw:text-style-name="P20" draw:layer="layout" svg:x1="14.091cm" svg:y1="6.604cm" svg:x2="9.652cm" svg:y2="10.414cm">
          <text:p/>
        </draw:line>
        <draw:custom-shape draw:name="CustomShape 13" draw:style-name="gr17" draw:text-style-name="P26" draw:layer="layout" svg:width="4.556cm" svg:height="1.096cm" svg:x="20.187cm" svg:y="8.582cm">
          <text:p text:style-name="P18"><text:span text:style-name="T30">Thread 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" draw:text-style-name="P20" draw:layer="layout" svg:x1="20.059cm" svg:y1="9.207cm" svg:x2="13.97cm" svg:y2="10.414cm">
          <text:p/>
        </draw:line>
        <draw:custom-shape draw:name="CustomShape 15" draw:style-name="gr18" draw:text-style-name="P14" draw:layer="layout" svg:width="2.253cm" svg:height="1.01cm" svg:x="15.749cm" svg:y="12.004cm">
          <text:p text:style-name="P1"><text:span text:style-name="T31">hello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8">Execution of Threaded “hello, wor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9" draw:layer="layout" svg:width="3.417cm" svg:height="1.011cm" svg:x="6.385cm" svg:y="3.811cm">
          <text:p text:style-name="P18"><text:span text:style-name="T15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xml:id="id3" draw:id="id3" draw:layer="layout" svg:width="3.358cm" svg:height="1.011cm" svg:x="17.484cm" svg:y="7.233cm">
          <text:p text:style-name="P18"><text:span text:style-name="T15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0" draw:text-style-name="P20" draw:layer="layout" svg:x1="8.043cm" svg:y1="5.715cm" svg:x2="8.096cm" svg:y2="15.195cm">
          <text:p/>
        </draw:line>
        <draw:polyline draw:name="Line 5" draw:style-name="gr10" draw:text-style-name="P20" xml:id="id4" draw:id="id4" draw:layer="layout" svg:width="0cm" svg:height="1.692cm" svg:x="18.679cm" svg:y="9.057cm" svg:viewBox="0 0 1 1693" draw:points="0,0 1,1693">
          <text:p/>
        </draw:polyline>
        <draw:custom-shape draw:name="CustomShape 6" draw:style-name="gr11" draw:text-style-name="P14" xml:id="id8" draw:id="id8" draw:layer="layout" svg:width="5.068cm" svg:height="1.011cm" svg:x="18.886cm" svg:y="9.867cm">
          <text:p text:style-name="P1"><text:span text:style-name="T32">return NULL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0" draw:text-style-name="P20" xml:id="id2" draw:id="id2" draw:layer="layout" svg:width="10.635cm" svg:height="2.283cm" svg:x="8.043cm" svg:y="6.773cm" svg:viewBox="0 0 10636 2284" draw:points="0,0 10636,2284">
          <text:p/>
        </draw:polyline>
        <draw:custom-shape draw:name="CustomShape 8" draw:style-name="gr11" draw:text-style-name="P14" xml:id="id7" draw:id="id7" draw:layer="layout" svg:width="6.579cm" svg:height="1.773cm" svg:x="1.324cm" svg:y="9.739cm">
          <text:p text:style-name="P7"><text:span text:style-name="T33">Main thread waits for </text:span></text:p>
          <text:p text:style-name="P7"><text:span text:style-name="T33">peer <text:s/>thread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0" draw:text-style-name="P20" xml:id="id11" draw:id="id11" draw:layer="layout" svg:width="10.582cm" svg:height="2.116cm" svg:x="8.096cm" svg:y="10.75cm" svg:viewBox="0 0 10583 2117" draw:points="10583,0 0,2117">
          <text:p/>
        </draw:polyline>
        <draw:custom-shape draw:name="CustomShape 10" draw:style-name="gr11" draw:text-style-name="P14" draw:layer="layout" svg:width="4.657cm" svg:height="3.297cm" svg:x="1.24cm" svg:y="13.973cm">
          <text:p xml:id="id13" text:id="id13" text:style-name="P7"><text:span text:style-name="T34">exit()</text:span><text:span text:style-name="T35"> </text:span></text:p>
          <text:p text:style-name="P7"><text:span text:style-name="T33">Terminates </text:span></text:p>
          <text:p text:style-name="P7"><text:span text:style-name="T33">main thread and </text:span></text:p>
          <text:p text:style-name="P7"><text:span text:style-name="T33">any peer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14" draw:layer="layout" svg:width="5.296cm" svg:height="1.01cm" svg:x="1.98cm" svg:y="6.138cm">
          <text:p xml:id="id1" text:id="id1" text:style-name="P7"><text:span text:style-name="T35">call pthread_creat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14" draw:layer="layout" svg:width="4.67cm" svg:height="1.01cm" svg:x="2.681cm" svg:y="8.255cm">
          <text:p xml:id="id6" text:id="id6" text:style-name="P7"><text:span text:style-name="T35">call pthread_jo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4" xml:id="id12" draw:id="id12" draw:layer="layout" svg:width="6.981cm" svg:height="1.01cm" svg:x="0.847cm" svg:y="12.277cm">
          <text:p text:style-name="P7"><text:span text:style-name="T35">pthread_join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14" xml:id="id9" draw:id="id9" draw:layer="layout" svg:width="3.544cm" svg:height="1.011cm" svg:x="18.837cm" svg:y="8.892cm">
          <text:p text:style-name="P1"><text:span text:style-name="T32">printf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4" xml:id="id10" draw:id="id10" draw:layer="layout" svg:width="3.358cm" svg:height="1.772cm" svg:x="18.913cm" svg:y="10.583cm">
          <text:p text:style-name="P1"><text:span text:style-name="T33">Peer thread</text:span></text:p>
          <text:p text:style-name="P1"><text:span text:style-name="T33">termin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4" draw:layer="layout" svg:width="6.122cm" svg:height="1.01cm" svg:x="1.056cm" svg:y="6.985cm">
          <text:p xml:id="id5" text:id="id5" text:style-name="P7"><text:span text:style-name="T35">pthread_create() 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864cm" svg:height="2.113cm" svg:x="0.992cm" svg:y="1.21cm">
          <text:p text:style-name="P9"><text:span text:style-name="T8">Pros and Cons of Thread-Based Desig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508cm" svg:x="0.807cm" svg:y="3.81cm">
          <text:list text:style-name="L2">
            <text:list-item>
              <text:p text:style-name="P11"><text:span text:style-name="T10">+ Easy to share data structures between thread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4">e.g., logging information, file cache</text:span></text:p>
                </text:list-item>
              </text:list>
            </text:list-item>
            <text:list-item>
              <text:p text:style-name="P11"><text:span text:style-name="T10">+ Threads are more efficient than processes</text:span></text:p>
              <text:list>
                <text:list-item>
                  <text:p text:style-name="P11"><text:span text:style-name="T14">...take</text:span><text:span text:style-name="T10"> </text:span><text:span text:style-name="T14">with a grain of salt.</text:span></text:p>
                </text:list-item>
              </text:list>
            </text:list-item>
          </text:list>
          <text:p text:style-name="P27"><text:span text:style-name="T9"/></text:p>
          <text:list text:continue-numbering="true" text:style-name="L3">
            <text:list-item>
              <text:p text:style-name="P11"><text:span text:style-name="T36">–</text:span><text:span text:style-name="T10"> </text:span><text:span text:style-name="T10">Unintentional sharing can introduce subtle and hard-to-reproduce errors!</text:span></text:p>
              <text:list>
                <text:list-item>
                  <text:p text:style-name="P15"><text:span text:style-name="T4">The ease with which data can be shared is both the greatest strength and the greatest weakness of threads</text:span></text:p>
                </text:list-item>
                <text:list-item>
                  <text:p text:style-name="P15"><text:span text:style-name="T4">Hard to know which data shared &amp; which private</text:span></text:p>
                </text:list-item>
                <text:list-item>
                  <text:p text:style-name="P15"><text:span text:style-name="T4">Hard to detect by testing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12">Probability of bad race outcome very low</text:span></text:p>
                    </text:list-item>
                    <text:list-item>
                      <text:p text:style-name="P15"><text:span text:style-name="T12">But nonzero!</text:span></text:p>
                    </text:list-item>
                  </text:list>
                </text:list-item>
              </text:list>
            </text:list-item>
          </text:list>
          <text:p text:style-name="P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981cm" svg:height="2.113cm" svg:x="0.84cm" svg:y="1.21cm">
          <text:p text:style-name="P9"><text:span text:style-name="T7">Shared Variables in Threaded C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4.284cm" svg:x="0.79cm" svg:y="3.493cm">
          <text:list text:style-name="L2">
            <text:list-item>
              <text:p text:style-name="P17"><text:span text:style-name="T10">Question: Which variables <text:s/>in a threaded C program are shared among threads?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The answer is not as simple as “</text:span><text:span text:style-name="T39">global variables are shared</text:span><text:span text:style-name="T38">” and </text:span><text:span text:style-name="T40"><text:line-break/></text:span><text:span text:style-name="T38">“</text:span><text:span text:style-name="T39">stack variables are private</text:span><text:span text:style-name="T38">”</text:span></text:p>
                </text:list-item>
              </text:list>
            </text:list-item>
          </text:list>
          <text:p text:style-name="P17"><text:span text:style-name="T37"/></text:p>
          <text:list text:continue-numbering="true" text:style-name="L3">
            <text:list-item>
              <text:p text:style-name="P17"><text:span text:style-name="T41">Def:</text:span><text:span text:style-name="T10"> A variable </text:span><text:span text:style-name="T42">x</text:span><text:span text:style-name="T10"> is </text:span><text:span text:style-name="T41">shared </text:span><text:span text:style-name="T10">if and only if multiple threads reference some instance of </text:span><text:span text:style-name="T42">x</text:span><text:span text:style-name="T10">. </text:span></text:p>
            </text:list-item>
          </text:list>
          <text:p text:style-name="P17"><text:span text:style-name="T43"/></text:p>
          <text:list text:continue-numbering="true" text:style-name="L3">
            <text:list-item>
              <text:p text:style-name="P17"><text:span text:style-name="T10">Requires answers to the following questions:</text:span></text:p>
              <text:list>
                <text:list-item>
                  <text:p text:style-name="P16"><text:span text:style-name="T38">What is the memory model for threads?</text:span></text:p>
                </text:list-item>
                <text:list-item>
                  <text:p text:style-name="P16"><text:span text:style-name="T38">How are instances of variables mapped to memory?</text:span></text:p>
                </text:list-item>
                <text:list-item>
                  <text:p text:style-name="P16"><text:span text:style-name="T38">How many threads might reference each of these instances?</text:span></text:p>
                </text:list-item>
              </text:list>
            </text:list-item>
          </text:list>
          <text:p text:style-name="P17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Threads Memor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2.777cm" svg:height="13.807cm" svg:x="0.926cm" svg:y="3.512cm">
          <text:list text:style-name="L2">
            <text:list-item>
              <text:p text:style-name="P17"><text:span text:style-name="T10">Conceptual model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Multiple threads run within the context of a single process</text:span></text:p>
                </text:list-item>
                <text:list-item>
                  <text:p text:style-name="P16"><text:span text:style-name="T38">Each thread has its own separate thread contex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8"><text:span text:style-name="T44">Thread ID, stack, stack pointer, PC, condition codes, and GP registers</text:span></text:p>
                    </text:list-item>
                  </text:list>
                </text:list-item>
                <text:list-item>
                  <text:p text:style-name="P16"><text:span text:style-name="T38">All threads share the remaining process context</text:span></text:p>
                  <text:list>
                    <text:list-item>
                      <text:p text:style-name="P28"><text:span text:style-name="T44">Code, data, heap, and shared library segments of the process virtual address space</text:span></text:p>
                    </text:list-item>
                    <text:list-item>
                      <text:p text:style-name="P28"><text:span text:style-name="T44">Open files and installed handlers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10">Operationally, this model is not strictly enforced:</text:span></text:p>
              <text:list>
                <text:list-item>
                  <text:p text:style-name="P16"><text:span text:style-name="T38">Register values are truly separate and protected, but…</text:span></text:p>
                </text:list-item>
                <text:list-item>
                  <text:p text:style-name="P16"><text:span text:style-name="T38">Any thread can read and write the stack of any other thread</text:span></text:p>
                </text:list-item>
              </text:list>
            </text:list-item>
          </text:list>
          <text:p text:style-name="P16"><text:span text:style-name="T37"/></text:p>
          <text:p text:style-name="P29"><text:span text:style-name="T45">The mismatch between the conceptual and operation model is a source of confusion and err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627cm" svg:height="2.113cm" svg:x="0.975cm" svg:y="1.21cm">
          <text:p text:style-name="P9"><text:span text:style-name="T7">Example Program to Illustrate 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1.849cm" svg:height="13.093cm" svg:x="0.212cm" svg:y="4.019cm">
          <text:p text:style-name="P22"><text:span text:style-name="T20">char</text:span><text:span text:style-name="T21"> **</text:span><text:span text:style-name="T23">ptr</text:span><text:span text:style-name="T21">; <text:s/></text:span><text:span text:style-name="T24">/* global var */</text:span></text:p>
          <text:p text:style-name="P22"><text:span text:style-name="T29"/></text:p>
          <text:p text:style-name="P22"><text:span text:style-name="T20">int</text:span><text:span text:style-name="T21"> </text:span><text:span text:style-name="T22">main</text:span><text:span text:style-name="T21">()</text:span></text:p>
          <text:p text:style-name="P22"><text:span text:style-name="T21">{</text:span></text:p>
          <text:p text:style-name="P22"><text:span text:style-name="T21"><text:s text:c="4"/></text:span><text:span text:style-name="T20">long</text:span><text:span text:style-name="T21"> </text:span><text:span text:style-name="T23">i</text:span><text:span text:style-name="T21">;</text:span></text:p>
          <text:p text:style-name="P22"><text:span text:style-name="T21"><text:s text:c="4"/></text:span><text:span text:style-name="T20">pthread_t</text:span><text:span text:style-name="T21"> </text:span><text:span text:style-name="T23">tid</text:span><text:span text:style-name="T21">;</text:span></text:p>
          <text:p text:style-name="P22"><text:span text:style-name="T21"><text:s text:c="4"/></text:span><text:span text:style-name="T20">char</text:span><text:span text:style-name="T21"> *</text:span><text:span text:style-name="T23">msgs</text:span><text:span text:style-name="T21">[2] = {</text:span></text:p>
          <text:p text:style-name="P22"><text:span text:style-name="T21"><text:s text:c="8"/></text:span><text:span text:style-name="T25">"Hello from foo"</text:span><text:span text:style-name="T21">,</text:span></text:p>
          <text:p text:style-name="P22"><text:span text:style-name="T21"><text:s text:c="8"/></text:span><text:span text:style-name="T25">"Hello from bar"</text:span></text:p>
          <text:p text:style-name="P22"><text:span text:style-name="T21"><text:s text:c="4"/></text:span><text:span text:style-name="T21">};</text:span></text:p>
          <text:p text:style-name="P22"><text:span text:style-name="T29"/></text:p>
          <text:p text:style-name="P22"><text:span text:style-name="T21"><text:s text:c="4"/></text:span><text:span text:style-name="T21">ptr = msgs;</text:span></text:p>
          <text:p text:style-name="P22"><text:span text:style-name="T21"><text:s text:c="4"/></text:span><text:span text:style-name="T26">for</text:span><text:span text:style-name="T21"> (i = 0; i &lt; 2; i++)</text:span></text:p>
          <text:p text:style-name="P22"><text:span text:style-name="T21"><text:s text:c="8"/></text:span><text:span text:style-name="T21">pthread_create(&amp;tid, </text:span></text:p>
          <text:p text:style-name="P22"><text:span text:style-name="T21"><text:s text:c="12"/></text:span><text:span text:style-name="T27">NULL</text:span><text:span text:style-name="T21">, </text:span></text:p>
          <text:p text:style-name="P22"><text:span text:style-name="T21"><text:s text:c="12"/></text:span><text:span text:style-name="T21">thread, </text:span></text:p>
          <text:p text:style-name="P22"><text:span text:style-name="T21"><text:s text:c="12"/></text:span><text:span text:style-name="T21">(</text:span><text:span text:style-name="T20">void</text:span><text:span text:style-name="T21"> *)i);</text:span></text:p>
          <text:p text:style-name="P22"><text:span text:style-name="T21"><text:s text:c="4"/></text:span><text:span text:style-name="T21">pthread_exit(</text:span><text:span text:style-name="T27">NULL</text:span><text:span text:style-name="T21">);</text:span></text:p>
          <text:p text:style-name="P22"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1" draw:layer="layout" svg:width="11.278cm" svg:height="6.333cm" svg:x="13.32cm" svg:y="4.059cm">
          <text:p text:style-name="P30"><text:span text:style-name="T46">void</text:span><text:span text:style-name="T47"> *</text:span><text:span text:style-name="T48">thread</text:span><text:span text:style-name="T47">(</text:span><text:span text:style-name="T46">void</text:span><text:span text:style-name="T47"> *</text:span><text:span text:style-name="T49">vargp</text:span><text:span text:style-name="T47">)</text:span></text:p>
          <text:p text:style-name="P30"><text:span text:style-name="T47">{</text:span></text:p>
          <text:p text:style-name="P30"><text:span text:style-name="T47"><text:s text:c="4"/></text:span><text:span text:style-name="T46">long</text:span><text:span text:style-name="T47"> </text:span><text:span text:style-name="T49">myid</text:span><text:span text:style-name="T47"> = (</text:span><text:span text:style-name="T46">long</text:span><text:span text:style-name="T47">)vargp;</text:span></text:p>
          <text:p text:style-name="P30"><text:span text:style-name="T47"><text:s text:c="4"/></text:span><text:span text:style-name="T50">static</text:span><text:span text:style-name="T47"> </text:span><text:span text:style-name="T46">int</text:span><text:span text:style-name="T47"> </text:span><text:span text:style-name="T49">cnt</text:span><text:span text:style-name="T47"> = 0;</text:span></text:p>
          <text:p text:style-name="P30"><text:span text:style-name="T51"/></text:p>
          <text:p text:style-name="P30"><text:span text:style-name="T47"><text:s text:c="4"/></text:span><text:span text:style-name="T47">printf(</text:span><text:span text:style-name="T52">"[%ld]: <text:s/>%s (cnt=%d)\n"</text:span><text:span text:style-name="T47">, </text:span></text:p>
          <text:p text:style-name="P30"><text:span text:style-name="T47"><text:s text:c="11"/></text:span><text:span text:style-name="T47">myid, ptr[myid], ++cnt);</text:span></text:p>
          <text:p text:style-name="P30"><text:span text:style-name="T47"><text:s text:c="4"/></text:span><text:span text:style-name="T50">return</text:span><text:span text:style-name="T47"> </text:span><text:span text:style-name="T53">NULL</text:span><text:span text:style-name="T47">;</text:span></text:p>
          <text:p text:style-name="P30"><text:span text:style-name="T4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4" xml:id="id15" draw:id="id15" draw:layer="layout" svg:width="11.731cm" svg:height="1.523cm" svg:x="13.079cm" svg:y="11.274cm">
          <text:p text:style-name="P1"><text:span text:style-name="T54">Peer threads reference main </text:span></text:p>
          <text:p text:style-name="P1"><text:span text:style-name="T54">thread’s stack indirectly </text:span></text:p>
          <text:p text:style-name="P1"><text:span text:style-name="T54">through global ptr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26" draw:text-style-name="P20" xml:id="id14" draw:id="id14" draw:layer="layout" svg:width="1.446cm" svg:height="1.869cm" svg:x="17.17cm" svg:y="8.998cm" svg:viewBox="0 0 1447 1870" draw:points="0,1870 1447,0">
          <text:p/>
        </draw:polyline>
        <draw:custom-shape draw:name="CustomShape 6" draw:style-name="gr18" draw:text-style-name="P14" draw:layer="layout" svg:width="2.862cm" svg:height="1.01cm" svg:x="9.031cm" svg:y="16.331cm">
          <text:p text:style-name="P1"><text:span text:style-name="T55">sharing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3.558cm" svg:height="2.113cm" svg:x="0.992cm" svg:y="1.21cm">
          <text:p text:style-name="P9"><text:span text:style-name="T7">Mapping Variable Instances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784cm">
          <text:list text:style-name="L2">
            <text:list-item>
              <text:p text:style-name="P17"><text:span text:style-name="T10">Global variables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9">Def:</text:span><text:span text:style-name="T38"> <text:s/>Variable declared outside of a function</text:span></text:p>
                </text:list-item>
                <text:list-item>
                  <text:p text:style-name="P16"><text:span text:style-name="T56">Virtual memory contains exactly one instance of any global variable</text:span></text:p>
                </text:list-item>
              </text:list>
            </text:list-item>
          </text:list>
          <text:p text:style-name="P4"><text:span text:style-name="T37"/></text:p>
          <text:list text:continue-numbering="true" text:style-name="L3">
            <text:list-item>
              <text:p text:style-name="P17"><text:span text:style-name="T10">Local variables</text:span></text:p>
              <text:list>
                <text:list-item>
                  <text:p text:style-name="P16"><text:span text:style-name="T39">Def:</text:span><text:span text:style-name="T38"> Variable declared inside function without <text:s/></text:span><text:span text:style-name="T34">static</text:span><text:span text:style-name="T38"> attribute</text:span></text:p>
                </text:list-item>
                <text:list-item>
                  <text:p text:style-name="P16"><text:span text:style-name="T56">Each thread stack contains one instance of each local variable</text:span></text:p>
                </text:list-item>
              </text:list>
            </text:list-item>
          </text:list>
          <text:p text:style-name="P4"><text:span text:style-name="T37"/></text:p>
          <text:list text:continue-numbering="true" text:style-name="L3">
            <text:list-item>
              <text:p text:style-name="P17"><text:span text:style-name="T10">Local static variables</text:span></text:p>
              <text:list>
                <text:list-item>
                  <text:p text:style-name="P16"><text:span text:style-name="T39">Def: </text:span><text:span text:style-name="T38"><text:s/>Variable declared inside <text:s/>function with the </text:span><text:span text:style-name="T34">static</text:span><text:span text:style-name="T38"> attribute</text:span></text:p>
                </text:list-item>
                <text:list-item>
                  <text:p text:style-name="P16"><text:span text:style-name="T56">Virtual memory contains exactly one instance of any local static variable. </text:span></text:p>
                </text:list-item>
              </text:list>
            </text:list-item>
          </text:list>
          <text:p text:style-name="P4"><text:span text:style-name="T37"/></text:p>
          <text:p text:style-name="P4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hared Variable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4.389cm" svg:x="0.948cm" svg:y="3.387cm">
          <text:list text:style-name="L2">
            <text:list-item>
              <text:p text:style-name="P17"><text:span text:style-name="T18">Which variables are shared?</text:span></text:p>
            </text:list-item>
          </text:list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17"><text:span text:style-name="T43"/></text:p>
          <text:p text:style-name="P29"><text:span text:style-name="T43"/></text:p>
          <text:p text:style-name="P32"><text:span text:style-name="T43"/></text:p>
          <text:list text:continue-numbering="true" text:style-name="L2">
            <text:list-item>
              <text:p text:style-name="P33"><text:span text:style-name="T18">Answer: A variable </text:span><text:span text:style-name="T57">x</text:span><text:span text:style-name="T18"> is shared iff multiple threads reference at least one instance of </text:span><text:span text:style-name="T57">x</text:span><text:span text:style-name="T18">. Thus:</text:span></text:p>
            </text:list-item>
          </text:list>
          <text:list text:style-name="L6">
            <text:list-item>
              <text:list>
                <text:list-item>
                  <text:p text:style-name="P34"><text:span text:style-name="T58">ptr</text:span><text:span text:style-name="T3">, <text:s/></text:span><text:span text:style-name="T58">cnt</text:span><text:span text:style-name="T3">, and </text:span><text:span text:style-name="T58">msgs</text:span><text:span text:style-name="T3"> are shared</text:span></text:p>
                </text:list-item>
                <text:list-item>
                  <text:p text:style-name="P34"><text:span text:style-name="T58">i</text:span><text:span text:style-name="T3"> and </text:span><text:span text:style-name="T58">myid</text:span><text:span text:style-name="T3"> are </text:span><text:span text:style-name="T59">not</text:span><text:span text:style-name="T3"> shar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36" draw:layer="layout" svg:width="22.338cm" svg:height="6.518cm" svg:x="2.3cm" svg:y="4.934cm">
          <text:p text:style-name="P1"><text:span text:style-name="T60">Variable </text:span><text:span text:style-name="T60"><text:tab/></text:span><text:span text:style-name="T60"> <text:s/>Referenced by</text:span><text:span text:style-name="T60"><text:tab/></text:span><text:span text:style-name="T60">Referenced by </text:span><text:span text:style-name="T60"><text:tab/></text:span><text:span text:style-name="T60">Referenced by</text:span></text:p>
          <text:p text:style-name="P1"><text:span text:style-name="T60">instance</text:span><text:span text:style-name="T60"><text:tab/></text:span><text:span text:style-name="T60"> <text:s text:c="2"/>main thread?</text:span><text:span text:style-name="T60"><text:tab/></text:span><text:span text:style-name="T60">peer thread 0?</text:span><text:span text:style-name="T60"><text:tab/></text:span><text:span text:style-name="T60">peer thread 1?</text:span></text:p>
          <text:p text:style-name="P35"><text:span text:style-name="T32">ptr</text:span><text:span text:style-name="T32"><text:tab/></text:span><text:span text:style-name="T32"><text:tab/></text:span></text:p>
          <text:p text:style-name="P1"><text:span text:style-name="T32">cnt</text:span><text:span text:style-name="T32"><text:tab/></text:span><text:span text:style-name="T32"><text:tab/></text:span></text:p>
          <text:p text:style-name="P1"><text:span text:style-name="T32">i.m</text:span><text:span text:style-name="T32"><text:tab/></text:span><text:span text:style-name="T32"><text:tab/></text:span></text:p>
          <text:p text:style-name="P1"><text:span text:style-name="T32">msgs.m</text:span><text:span text:style-name="T32"><text:tab/></text:span><text:span text:style-name="T32"><text:tab/></text:span><text:span text:style-name="T32"><text:tab/></text:span></text:p>
          <text:p text:style-name="P1"><text:span text:style-name="T32">myid.p0</text:span><text:span text:style-name="T32"><text:tab/></text:span><text:span text:style-name="T32"><text:tab/></text:span></text:p>
          <text:p text:style-name="P1"><text:span text:style-name="T32">myid.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4" xml:id="id16" draw:id="id16" draw:layer="layout" svg:width="1.368cm" svg:height="1.01cm" svg:x="8.27cm" svg:y="6.4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4" xml:id="id17" draw:id="id17" draw:layer="layout" svg:width="1.368cm" svg:height="1.01cm" svg:x="13.927cm" svg:y="6.4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xml:id="id18" draw:id="id18" draw:layer="layout" svg:width="1.368cm" svg:height="1.01cm" svg:x="20.706cm" svg:y="6.362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4" xml:id="id19" draw:id="id19" draw:layer="layout" svg:width="1.182cm" svg:height="1.01cm" svg:x="8.363cm" svg:y="7.273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xml:id="id20" draw:id="id20" draw:layer="layout" svg:width="1.368cm" svg:height="1.01cm" svg:x="13.927cm" svg:y="7.273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4" xml:id="id21" draw:id="id21" draw:layer="layout" svg:width="1.368cm" svg:height="1.01cm" svg:x="20.706cm" svg:y="7.173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14" xml:id="id22" draw:id="id22" draw:layer="layout" svg:width="1.368cm" svg:height="1.01cm" svg:x="8.27cm" svg:y="8.014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8" draw:text-style-name="P14" xml:id="id23" draw:id="id23" draw:layer="layout" svg:width="1.182cm" svg:height="1.01cm" svg:x="14.02cm" svg:y="8.014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8" draw:text-style-name="P14" xml:id="id24" draw:id="id24" draw:layer="layout" svg:width="1.182cm" svg:height="1.01cm" svg:x="20.799cm" svg:y="7.914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14" xml:id="id25" draw:id="id25" draw:layer="layout" svg:width="1.368cm" svg:height="1.01cm" svg:x="8.27cm" svg:y="8.8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14" xml:id="id26" draw:id="id26" draw:layer="layout" svg:width="1.368cm" svg:height="1.01cm" svg:x="13.927cm" svg:y="8.8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14" xml:id="id27" draw:id="id27" draw:layer="layout" svg:width="1.368cm" svg:height="1.01cm" svg:x="20.706cm" svg:y="8.766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14" xml:id="id28" draw:id="id28" draw:layer="layout" svg:width="1.182cm" svg:height="1.01cm" svg:x="8.363cm" svg:y="9.6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8" draw:text-style-name="P14" xml:id="id29" draw:id="id29" draw:layer="layout" svg:width="1.368cm" svg:height="1.01cm" svg:x="13.927cm" svg:y="9.65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4" xml:id="id30" draw:id="id30" draw:layer="layout" svg:width="1.182cm" svg:height="1.01cm" svg:x="20.799cm" svg:y="9.5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8" draw:text-style-name="P14" xml:id="id31" draw:id="id31" draw:layer="layout" svg:width="1.182cm" svg:height="1.01cm" svg:x="8.363cm" svg:y="10.37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8" draw:text-style-name="P14" xml:id="id32" draw:id="id32" draw:layer="layout" svg:width="1.182cm" svg:height="1.01cm" svg:x="13.995cm" svg:y="10.375cm">
          <text:p text:style-name="P1"><text:span text:style-name="T61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8" draw:text-style-name="P14" xml:id="id33" draw:id="id33" draw:layer="layout" svg:width="1.368cm" svg:height="1.01cm" svg:x="20.706cm" svg:y="10.275cm">
          <text:p text:style-name="P1"><text:span text:style-name="T61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ynchronizing Thread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8">Shared variables are handy...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…</text:span><text:span text:style-name="T18">but introduce the possibility of nasty </text:span><text:span text:style-name="T17">synchronization</text:span><text:span text:style-name="T18"> erro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62">badcnt.c</text:span><text:span text:style-name="T63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64">/* Global shared variable */</text:span></text:p>
          <text:p text:style-name="P22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22"><text:span text:style-name="T69"/></text:p>
          <text:p text:style-name="P22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22"><text:span text:style-name="T66">{</text:span></text:p>
          <text:p text:style-name="P22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22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22"><text:span text:style-name="T69"/></text:p>
          <text:p text:style-name="P22"><text:span text:style-name="T66"><text:s text:c="4"/></text:span><text:span text:style-name="T66">niters = atoi(argv[1]);</text:span></text:p>
          <text:p text:style-name="P22"><text:span text:style-name="T66"><text:s text:c="4"/></text:span><text:span text:style-name="T66">Pthread_create(&amp;tid1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create(&amp;tid2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join(tid1, </text:span><text:span text:style-name="T71">NULL</text:span><text:span text:style-name="T66">);</text:span></text:p>
          <text:p text:style-name="P22"><text:span text:style-name="T66"><text:s text:c="4"/></text:span><text:span text:style-name="T66">Pthread_join(tid2, </text:span><text:span text:style-name="T71">NULL</text:span><text:span text:style-name="T66">);</text:span></text:p>
          <text:p text:style-name="P22"><text:span text:style-name="T69"/></text:p>
          <text:p text:style-name="P22"><text:span text:style-name="T66"><text:s text:c="4"/></text:span><text:span text:style-name="T64">/* Check result */</text:span></text:p>
          <text:p text:style-name="P22"><text:span text:style-name="T66"><text:s text:c="4"/></text:span><text:span text:style-name="T65">if</text:span><text:span text:style-name="T66"> (cnt != (2 * niters))</text:span></text:p>
          <text:p text:style-name="P22"><text:span text:style-name="T66"><text:s text:c="8"/></text:span><text:span text:style-name="T66">printf(</text:span><text:span text:style-name="T72">"BOOM! cnt=%ld\n"</text:span><text:span text:style-name="T66">, cnt);</text:span></text:p>
          <text:p text:style-name="P22"><text:span text:style-name="T66"><text:s text:c="4"/></text:span><text:span text:style-name="T65">else</text:span></text:p>
          <text:p text:style-name="P22"><text:span text:style-name="T66"><text:s text:c="8"/></text:span><text:span text:style-name="T66">printf(</text:span><text:span text:style-name="T72">"OK cnt=%ld\n"</text:span><text:span text:style-name="T66">, cnt);</text:span></text:p>
          <text:p text:style-name="P22"><text:span text:style-name="T66"><text:s text:c="4"/></text:span><text:span text:style-name="T66">exit(0);</text:span></text:p>
          <text:p text:style-name="P22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5" draw:layer="layout" svg:width="11.212cm" svg:height="7.685cm" svg:x="13.934cm" svg:y="3.483cm">
          <text:p text:style-name="P22"><text:span text:style-name="T73">/* Thread routine */</text:span><text:span text:style-name="T21"> <text:s text:c="92"/></text:span></text:p>
          <text:p text:style-name="P22"><text:span text:style-name="T74">void</text:span><text:span text:style-name="T21"> *</text:span><text:span text:style-name="T75">thread</text:span><text:span text:style-name="T21">(</text:span><text:span text:style-name="T74">void</text:span><text:span text:style-name="T21"> *</text:span><text:span text:style-name="T76">vargp</text:span><text:span text:style-name="T21">) <text:s text:c="87"/></text:span></text:p>
          <text:p text:style-name="P22"><text:span text:style-name="T21">{ <text:s text:c="111"/></text:span></text:p>
          <text:p text:style-name="P22"><text:span text:style-name="T21"><text:s text:c="4"/></text:span><text:span text:style-name="T74">long</text:span><text:span text:style-name="T21"> </text:span><text:span text:style-name="T76">i</text:span><text:span text:style-name="T21">, </text:span><text:span text:style-name="T76">niters</text:span><text:span text:style-name="T21"> = </text:span></text:p>
          <text:p text:style-name="P22"><text:span text:style-name="T21"><text:s text:c="15"/></text:span><text:span text:style-name="T21">*((</text:span><text:span text:style-name="T74">long</text:span><text:span text:style-name="T21"> *)vargp); <text:s text:c="74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for</text:span><text:span text:style-name="T21"> (i = 0; i &lt; niters; i++)</text:span></text:p>
          <text:p text:style-name="P22"><text:span text:style-name="T21"><text:s text:c="8"/></text:span><text:span text:style-name="T21">cnt++; <text:s text:c="18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return</text:span><text:span text:style-name="T21"> </text:span><text:span text:style-name="T78">NULL</text:span><text:span text:style-name="T21">; <text:s text:c="96"/></text:span></text:p>
          <text:p text:style-name="P22"><text:span text:style-name="T2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7" draw:layer="layout" svg:width="7.612cm" svg:height="3.629cm" svg:x="15.28cm" svg:y="11.666cm">
          <text:p text:style-name="P1"><text:span text:style-name="T79">$ ./badcnt 10000</text:span></text:p>
          <text:p text:style-name="P1"><text:span text:style-name="T79">OK cnt=20000</text:span></text:p>
          <text:p text:style-name="P1"><text:span text:style-name="T79">$ ./badcnt 10000</text:span></text:p>
          <text:p text:style-name="P1"><text:span text:style-name="T79">BOOM! cnt=13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2">cnt</text:span><text:span text:style-name="T61"> should equal 20,000.</text:span></text:p>
          <text:p text:style-name="P18"><text:span text:style-name="T43"/></text:p>
          <text:p text:style-name="P18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31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Assembly Code for Counte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8" draw:layer="layout" svg:width="11.168cm" svg:height="1.773cm" svg:x="5.818cm" svg:y="4.775cm">
          <text:p text:style-name="P1"><text:span text:style-name="T81">for (i = 0; i &lt; niters; i++)</text:span></text:p>
          <text:p text:style-name="P1"><text:span text:style-name="T81"><text:s text:c="4"/></text:span><text:span text:style-name="T81">cnt++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4" draw:layer="layout" svg:width="13.481cm" svg:height="1.265cm" svg:x="5.08cm" svg:y="3.476cm">
          <text:p text:style-name="P1"><text:span text:style-name="T61">C code for counter loop in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37" draw:layer="layout" svg:width="10.036cm" svg:height="9.529cm" svg:x="6.138cm" svg:y="8.67cm">
          <text:p text:style-name="P1"><text:span text:style-name="T32"><text:s text:c="4"/></text:span><text:span text:style-name="T32">movq <text:s/>(%rdi), %rcx</text:span></text:p>
          <text:p text:style-name="P1"><text:span text:style-name="T32"><text:s text:c="4"/></text:span><text:span text:style-name="T32">testq %rcx,%rcx</text:span></text:p>
          <text:p text:style-name="P1"><text:span text:style-name="T32"><text:s text:c="4"/></text:span><text:span text:style-name="T32">jle <text:s text:c="2"/>.L2</text:span></text:p>
          <text:p text:style-name="P1"><text:span text:style-name="T32"><text:s text:c="4"/></text:span><text:span text:style-name="T32">movl <text:s/>$0, %eax</text:span></text:p>
          <text:p text:style-name="P1"><text:span text:style-name="T32">.L3:</text:span></text:p>
          <text:p text:style-name="P1"><text:span text:style-name="T32"><text:s text:c="4"/></text:span><text:span text:style-name="T32">movq <text:s/>cnt(%rip),%rdx</text:span></text:p>
          <text:p text:style-name="P1"><text:span text:style-name="T32"><text:s text:c="4"/></text:span><text:span text:style-name="T32">addq <text:s/>$1, %rdx</text:span></text:p>
          <text:p text:style-name="P1"><text:span text:style-name="T32"><text:s text:c="4"/></text:span><text:span text:style-name="T32">movq <text:s/>%rdx, cnt(%rip)</text:span></text:p>
          <text:p text:style-name="P1"><text:span text:style-name="T32"><text:s text:c="4"/></text:span><text:span text:style-name="T32">addq <text:s/>$1, %rax</text:span></text:p>
          <text:p text:style-name="P1"><text:span text:style-name="T32"><text:s text:c="4"/></text:span><text:span text:style-name="T32">cmpq <text:s/>%rcx, %rax</text:span></text:p>
          <text:p text:style-name="P1"><text:span text:style-name="T32"><text:s text:c="4"/></text:span><text:span text:style-name="T32">jne <text:s text:c="2"/>.L3</text:span></text:p>
          <text:p text:style-name="P1"><text:span text:style-name="T32">.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20" draw:layer="layout" svg:width="0.2cm" svg:height="3.015cm" svg:x="16.448cm" svg:y="8.745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6" draw:style-name="gr33" draw:text-style-name="P14" draw:layer="layout" svg:width="2.694cm" svg:height="1.111cm" svg:x="16.626cm" svg:y="9.698cm">
          <text:p text:style-name="P7"><text:span text:style-name="T82">H</text:span><text:span text:style-name="T83">i</text:span><text:span text:style-name="T82"> </text:span><text:span text:style-name="T15">: H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3" draw:text-style-name="P14" draw:layer="layout" svg:width="2.028cm" svg:height="1.014cm" svg:x="16.619cm" svg:y="15.904cm">
          <text:p text:style-name="P1"><text:span text:style-name="T84">T</text:span><text:span text:style-name="T85">i</text:span><text:span text:style-name="T86"> :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4" draw:text-style-name="P20" draw:layer="layout" svg:x1="6.145cm" svg:y1="11.935cm" svg:x2="16.148cm" svg:y2="11.917cm">
          <text:p/>
        </draw:line>
        <draw:line draw:name="Line 9" draw:style-name="gr34" draw:text-style-name="P20" draw:layer="layout" svg:x1="6.145cm" svg:y1="14.974cm" svg:x2="16.148cm" svg:y2="15.015cm">
          <text:p/>
        </draw:line>
        <draw:custom-shape draw:name="CustomShape 10" draw:style-name="gr33" draw:text-style-name="P14" draw:layer="layout" svg:width="4.476cm" svg:height="2.843cm" svg:x="16.633cm" svg:y="12.203cm">
          <text:p text:style-name="P1"><text:span text:style-name="T82">L</text:span><text:span text:style-name="T83">i <text:s/></text:span><text:span text:style-name="T15">: Load </text:span><text:span text:style-name="T32">cnt</text:span></text:p>
          <text:p text:style-name="P1"><text:span text:style-name="T82">U</text:span><text:span text:style-name="T83">i</text:span><text:span text:style-name="T15"> : Update </text:span><text:span text:style-name="T32">cnt</text:span></text:p>
          <text:p text:style-name="P1"><text:span text:style-name="T82">S</text:span><text:span text:style-name="T83">i</text:span><text:span text:style-name="T15"> : Store </text:span><text:span text:style-name="T32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3" draw:text-style-name="P14" draw:layer="layout" svg:width="7.612cm" svg:height="1.261cm" svg:x="7.349cm" svg:y="7.427cm">
          <text:p text:style-name="P1"><text:span text:style-name="T87">Asm code for thread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20" draw:layer="layout" svg:width="0.2cm" svg:height="3.015cm" svg:x="16.448cm" svg:y="11.932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13" draw:style-name="gr32" draw:text-style-name="P20" draw:layer="layout" svg:width="0.2cm" svg:height="3.015cm" svg:x="16.448cm" svg:y="15.09cm">
          <text:p/>
          <draw:enhanced-geometry draw:mirror-horizontal="true" draw:mirror-vertical="false" svg:viewBox="0 0 0 0" draw:text-areas="?f13 ?f14 ?f17 ?f15" draw:type="ooxml-leftBrace" draw:modifiers="123405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18.376cm" svg:height="1.588cm" svg:x="0.813cm" svg:y="1.371cm">
          <text:p text:style-name="P9"><text:span text:style-name="T1">Concurren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4.026cm" svg:x="0.807cm" svg:y="3.391cm">
          <text:list text:style-name="L2">
            <text:list-item>
              <text:p text:style-name="P39"><text:span text:style-name="T88">Key idea: </text:span><text:span text:style-name="T89">In general, any sequentially consistent interleaving is possible, but some give an unexpected result!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12">I</text:span><text:span text:style-name="T90">i</text:span><text:span text:style-name="T12"> denotes that thread i executes instruction I</text:span></text:p>
                </text:list-item>
                <text:list-item>
                  <text:p text:style-name="P40"><text:span text:style-name="T12">%rdx</text:span><text:span text:style-name="T90">i </text:span><text:span text:style-name="T12">is the content of %rdx in thread i’s contex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2" draw:layer="layout" svg:width="2.704cm" svg:height="0.75cm" svg:x="5.058cm" svg:y="9.287cm">
          <text:p text:style-name="P41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3" draw:layer="layout" svg:width="2.704cm" svg:height="0.75cm" svg:x="5.058cm" svg:y="10.041cm">
          <text:p text:style-name="P41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3" draw:layer="layout" svg:width="2.704cm" svg:height="0.75cm" svg:x="5.058cm" svg:y="10.769cm">
          <text:p text:style-name="P41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43" draw:layer="layout" svg:width="2.704cm" svg:height="0.75cm" svg:x="5.058cm" svg:y="11.523cm">
          <text:p text:style-name="P41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42" draw:layer="layout" svg:width="2.704cm" svg:height="0.75cm" svg:x="5.058cm" svg:y="12.25cm">
          <text:p text:style-name="P41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7" draw:text-style-name="P44" draw:layer="layout" svg:width="2.704cm" svg:height="0.75cm" svg:x="5.058cm" svg:y="13.004cm">
          <text:p text:style-name="P41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44" draw:layer="layout" svg:width="2.704cm" svg:height="0.75cm" svg:x="5.058cm" svg:y="13.732cm">
          <text:p text:style-name="P41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4" draw:layer="layout" svg:width="2.704cm" svg:height="0.75cm" svg:x="5.058cm" svg:y="14.486cm">
          <text:p text:style-name="P41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42" draw:layer="layout" svg:width="2.704cm" svg:height="0.75cm" svg:x="5.058cm" svg:y="15.214cm">
          <text:p text:style-name="P41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2" draw:layer="layout" svg:width="2.704cm" svg:height="0.75cm" svg:x="5.058cm" svg:y="15.968cm">
          <text:p text:style-name="P41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2" draw:layer="layout" svg:width="2.704cm" svg:height="0.75cm" svg:x="2.35cm" svg:y="9.287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3" draw:layer="layout" svg:width="2.704cm" svg:height="0.75cm" svg:x="2.35cm" svg:y="10.041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3" draw:layer="layout" svg:width="2.704cm" svg:height="0.75cm" svg:x="2.35cm" svg:y="10.76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43" draw:layer="layout" svg:width="2.704cm" svg:height="0.75cm" svg:x="2.35cm" svg:y="11.523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42" draw:layer="layout" svg:width="2.704cm" svg:height="0.75cm" svg:x="2.35cm" svg:y="12.25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7" draw:text-style-name="P44" draw:layer="layout" svg:width="2.704cm" svg:height="0.75cm" svg:x="2.35cm" svg:y="13.004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44" draw:layer="layout" svg:width="2.704cm" svg:height="0.75cm" svg:x="2.35cm" svg:y="13.732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4" draw:layer="layout" svg:width="2.704cm" svg:height="0.75cm" svg:x="2.35cm" svg:y="14.486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42" draw:layer="layout" svg:width="2.704cm" svg:height="0.75cm" svg:x="2.35cm" svg:y="15.214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2" draw:layer="layout" svg:width="2.704cm" svg:height="0.75cm" svg:x="2.35cm" svg:y="15.968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2" draw:layer="layout" svg:width="2.704cm" svg:height="0.75cm" svg:x="7.766cm" svg:y="9.287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3" draw:layer="layout" svg:width="2.704cm" svg:height="0.75cm" svg:x="7.766cm" svg:y="10.041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3" draw:layer="layout" svg:width="2.704cm" svg:height="0.75cm" svg:x="7.766cm" svg:y="10.76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6" draw:text-style-name="P43" draw:layer="layout" svg:width="2.704cm" svg:height="0.75cm" svg:x="7.766cm" svg:y="11.523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42" draw:layer="layout" svg:width="2.704cm" svg:height="0.75cm" svg:x="7.766cm" svg:y="12.25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44" draw:layer="layout" svg:width="2.704cm" svg:height="0.75cm" svg:x="7.766cm" svg:y="13.004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44" draw:layer="layout" svg:width="2.704cm" svg:height="0.75cm" svg:x="7.766cm" svg:y="13.732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4" draw:layer="layout" svg:width="2.704cm" svg:height="0.75cm" svg:x="7.766cm" svg:y="14.486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42" draw:layer="layout" svg:width="2.704cm" svg:height="0.75cm" svg:x="7.766cm" svg:y="15.214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2" draw:layer="layout" svg:width="2.704cm" svg:height="0.75cm" svg:x="7.766cm" svg:y="15.968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2" draw:layer="layout" svg:width="2.704cm" svg:height="0.75cm" svg:x="13.101cm" svg:y="9.287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3" draw:layer="layout" svg:width="2.704cm" svg:height="0.75cm" svg:x="13.101cm" svg:y="10.041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3" draw:layer="layout" svg:width="2.704cm" svg:height="0.75cm" svg:x="13.101cm" svg:y="10.769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6" draw:text-style-name="P43" draw:layer="layout" svg:width="2.704cm" svg:height="0.75cm" svg:x="13.101cm" svg:y="11.523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42" draw:layer="layout" svg:width="2.704cm" svg:height="0.75cm" svg:x="13.101cm" svg:y="12.25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7" draw:text-style-name="P44" draw:layer="layout" svg:width="2.704cm" svg:height="0.75cm" svg:x="13.101cm" svg:y="13.004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7" draw:text-style-name="P44" draw:layer="layout" svg:width="2.704cm" svg:height="0.75cm" svg:x="13.101cm" svg:y="13.732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4" draw:layer="layout" svg:width="2.704cm" svg:height="0.75cm" svg:x="13.101cm" svg:y="14.486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5" draw:text-style-name="P42" draw:layer="layout" svg:width="2.704cm" svg:height="0.75cm" svg:x="13.101cm" svg:y="15.214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2" draw:layer="layout" svg:width="2.704cm" svg:height="0.75cm" svg:x="13.101cm" svg:y="15.968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45" draw:layer="layout" svg:width="2.951cm" svg:height="1.011cm" svg:x="2.341cm" svg:y="8.048cm">
          <text:p text:style-name="P41"><text:span text:style-name="T91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45" draw:layer="layout" svg:width="1.774cm" svg:height="1.111cm" svg:x="5.579cm" svg:y="8.043cm">
          <text:p text:style-name="P41"><text:span text:style-name="T91">instr</text:span><text:span text:style-name="T9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45" draw:layer="layout" svg:width="1.321cm" svg:height="1.011cm" svg:x="13.849cm" svg:y="8.092cm">
          <text:p text:style-name="P41"><text:span text:style-name="T9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45" draw:layer="layout" svg:width="1.994cm" svg:height="1.111cm" svg:x="8.15cm" svg:y="8.043cm">
          <text:p text:style-name="P41"><text:span text:style-name="T91">%rdx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" draw:text-style-name="P14" xml:id="id34" draw:id="id34" draw:layer="layout" svg:width="1.529cm" svg:height="1.265cm" svg:x="16.445cm" svg:y="15.753cm">
          <text:p text:style-name="P18"><text:span text:style-name="T93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5" draw:text-style-name="P42" draw:layer="layout" svg:width="2.704cm" svg:height="0.75cm" svg:x="10.394cm" svg:y="9.287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3" draw:layer="layout" svg:width="2.704cm" svg:height="0.75cm" svg:x="10.394cm" svg:y="10.041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6" draw:text-style-name="P43" draw:layer="layout" svg:width="2.704cm" svg:height="0.75cm" svg:x="10.394cm" svg:y="10.769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43" draw:layer="layout" svg:width="2.704cm" svg:height="0.75cm" svg:x="10.394cm" svg:y="11.523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5" draw:text-style-name="P42" draw:layer="layout" svg:width="2.704cm" svg:height="0.75cm" svg:x="10.394cm" svg:y="12.25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7" draw:text-style-name="P44" draw:layer="layout" svg:width="2.704cm" svg:height="0.75cm" svg:x="10.394cm" svg:y="13.004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4" draw:layer="layout" svg:width="2.704cm" svg:height="0.75cm" svg:x="10.394cm" svg:y="13.732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4" draw:layer="layout" svg:width="2.704cm" svg:height="0.75cm" svg:x="10.394cm" svg:y="14.486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2" draw:layer="layout" svg:width="2.704cm" svg:height="0.75cm" svg:x="10.394cm" svg:y="15.214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5" draw:text-style-name="P42" draw:layer="layout" svg:width="2.704cm" svg:height="0.75cm" svg:x="10.394cm" svg:y="15.968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45" draw:layer="layout" svg:width="1.994cm" svg:height="1.111cm" svg:x="10.779cm" svg:y="8.043cm">
          <text:p text:style-name="P41"><text:span text:style-name="T91">%rdx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8" draw:text-style-name="P46" draw:layer="layout" svg:width="1.35cm" svg:height="0.75cm" svg:x="17.33cm" svg:y="10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9" draw:text-style-name="P48" draw:layer="layout" svg:width="4.441cm" svg:height="1.772cm" svg:x="19.262cm" svg:y="9.423cm">
          <text:p text:style-name="P47"><text:span text:style-name="T94">Thread 1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40" draw:text-style-name="P49" draw:layer="layout" svg:width="1.35cm" svg:height="0.75cm" svg:x="17.33cm" svg:y="11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39" draw:text-style-name="P48" draw:layer="layout" svg:width="4.441cm" svg:height="1.772cm" svg:x="19.262cm" svg:y="11.328cm">
          <text:p text:style-name="P47"><text:span text:style-name="T94">Thread 2 critical s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oncurrent Execution (co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5" draw:layer="layout" svg:width="21.93cm" svg:height="2.377cm" svg:x="0.991cm" svg:y="3.545cm">
          <text:list text:style-name="L2">
            <text:list-item>
              <text:p text:style-name="P50"><text:span text:style-name="T89">Incorrect ordering: two threads increment the counter, but the result is 1 instead of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2" draw:layer="layout" svg:width="2.704cm" svg:height="0.75cm" svg:x="4.996cm" svg:y="7.382cm">
          <text:p text:style-name="P41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43" draw:layer="layout" svg:width="2.704cm" svg:height="0.75cm" svg:x="4.996cm" svg:y="8.136cm">
          <text:p text:style-name="P41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43" draw:layer="layout" svg:width="2.704cm" svg:height="0.75cm" svg:x="4.996cm" svg:y="8.864cm">
          <text:p text:style-name="P41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42" draw:layer="layout" svg:width="2.704cm" svg:height="0.75cm" svg:x="4.996cm" svg:y="9.618cm">
          <text:p text:style-name="P41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7" draw:text-style-name="P44" draw:layer="layout" svg:width="2.704cm" svg:height="0.75cm" svg:x="4.996cm" svg:y="10.345cm">
          <text:p text:style-name="P41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43" draw:layer="layout" svg:width="2.704cm" svg:height="0.75cm" svg:x="4.996cm" svg:y="11.099cm">
          <text:p text:style-name="P41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42" draw:layer="layout" svg:width="2.704cm" svg:height="0.75cm" svg:x="4.996cm" svg:y="11.827cm">
          <text:p text:style-name="P41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7" draw:text-style-name="P44" draw:layer="layout" svg:width="2.704cm" svg:height="0.75cm" svg:x="4.996cm" svg:y="12.581cm">
          <text:p text:style-name="P41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7" draw:text-style-name="P44" draw:layer="layout" svg:width="2.704cm" svg:height="0.75cm" svg:x="4.996cm" svg:y="13.309cm">
          <text:p text:style-name="P41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42" draw:layer="layout" svg:width="2.704cm" svg:height="0.75cm" svg:x="4.996cm" svg:y="14.063cm">
          <text:p text:style-name="P41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42" draw:layer="layout" svg:width="2.704cm" svg:height="0.75cm" svg:x="2.288cm" svg:y="7.382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43" draw:layer="layout" svg:width="2.704cm" svg:height="0.75cm" svg:x="2.288cm" svg:y="8.136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43" draw:layer="layout" svg:width="2.704cm" svg:height="0.75cm" svg:x="2.288cm" svg:y="8.864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42" draw:layer="layout" svg:width="2.704cm" svg:height="0.75cm" svg:x="2.288cm" svg:y="9.618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44" draw:layer="layout" svg:width="2.704cm" svg:height="0.75cm" svg:x="2.288cm" svg:y="10.345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43" draw:layer="layout" svg:width="2.704cm" svg:height="0.75cm" svg:x="2.288cm" svg:y="11.09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42" draw:layer="layout" svg:width="2.704cm" svg:height="0.75cm" svg:x="2.288cm" svg:y="11.827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44" draw:layer="layout" svg:width="2.704cm" svg:height="0.75cm" svg:x="2.288cm" svg:y="12.581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7" draw:text-style-name="P44" draw:layer="layout" svg:width="2.704cm" svg:height="0.75cm" svg:x="2.288cm" svg:y="13.309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42" draw:layer="layout" svg:width="2.704cm" svg:height="0.75cm" svg:x="2.288cm" svg:y="14.063cm">
          <text:p text:style-name="P41"><text:span text:style-name="T9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42" draw:layer="layout" svg:width="2.704cm" svg:height="0.75cm" svg:x="7.703cm" svg:y="7.382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6" draw:text-style-name="P43" draw:layer="layout" svg:width="2.704cm" svg:height="0.75cm" svg:x="7.703cm" svg:y="8.136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6" draw:text-style-name="P43" draw:layer="layout" svg:width="2.704cm" svg:height="0.75cm" svg:x="7.703cm" svg:y="8.864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42" draw:layer="layout" svg:width="2.704cm" svg:height="0.75cm" svg:x="7.703cm" svg:y="9.618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44" draw:layer="layout" svg:width="2.704cm" svg:height="0.75cm" svg:x="7.703cm" svg:y="10.345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43" draw:layer="layout" svg:width="2.704cm" svg:height="0.75cm" svg:x="7.703cm" svg:y="11.09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42" draw:layer="layout" svg:width="2.704cm" svg:height="0.75cm" svg:x="7.703cm" svg:y="11.827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44" draw:layer="layout" svg:width="2.704cm" svg:height="0.75cm" svg:x="7.703cm" svg:y="12.581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44" draw:layer="layout" svg:width="2.704cm" svg:height="0.75cm" svg:x="7.703cm" svg:y="13.309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5" draw:text-style-name="P42" draw:layer="layout" svg:width="2.704cm" svg:height="0.75cm" svg:x="7.703cm" svg:y="14.063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42" draw:layer="layout" svg:width="2.704cm" svg:height="0.75cm" svg:x="12.951cm" svg:y="7.382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43" draw:layer="layout" svg:width="2.704cm" svg:height="0.75cm" svg:x="12.951cm" svg:y="8.136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43" draw:layer="layout" svg:width="2.704cm" svg:height="0.75cm" svg:x="12.951cm" svg:y="8.864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5" draw:text-style-name="P42" draw:layer="layout" svg:width="2.704cm" svg:height="0.75cm" svg:x="12.951cm" svg:y="9.618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7" draw:text-style-name="P44" draw:layer="layout" svg:width="2.704cm" svg:height="0.75cm" svg:x="12.951cm" svg:y="10.345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6" draw:text-style-name="P43" draw:layer="layout" svg:width="2.704cm" svg:height="0.75cm" svg:x="12.951cm" svg:y="11.09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5" draw:text-style-name="P42" draw:layer="layout" svg:width="2.704cm" svg:height="0.75cm" svg:x="12.951cm" svg:y="11.827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7" draw:text-style-name="P44" draw:layer="layout" svg:width="2.704cm" svg:height="0.75cm" svg:x="12.951cm" svg:y="12.581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7" draw:text-style-name="P44" draw:layer="layout" svg:width="2.704cm" svg:height="0.75cm" svg:x="12.951cm" svg:y="13.30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42" draw:layer="layout" svg:width="2.704cm" svg:height="0.75cm" svg:x="12.951cm" svg:y="14.063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" draw:text-style-name="P45" draw:layer="layout" svg:width="2.951cm" svg:height="1.011cm" svg:x="2.276cm" svg:y="6.343cm">
          <text:p text:style-name="P41"><text:span text:style-name="T91">i (thre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" draw:text-style-name="P45" draw:layer="layout" svg:width="1.774cm" svg:height="1.111cm" svg:x="5.513cm" svg:y="6.338cm">
          <text:p text:style-name="P41"><text:span text:style-name="T91">instr</text:span><text:span text:style-name="T92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" draw:text-style-name="P45" draw:layer="layout" svg:width="1.321cm" svg:height="1.011cm" svg:x="13.696cm" svg:y="6.387cm">
          <text:p text:style-name="P41"><text:span text:style-name="T9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" draw:text-style-name="P45" draw:layer="layout" svg:width="1.994cm" svg:height="1.111cm" svg:x="8.085cm" svg:y="6.338cm">
          <text:p text:style-name="P41"><text:span text:style-name="T91">%rdx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5" draw:text-style-name="P42" draw:layer="layout" svg:width="2.704cm" svg:height="0.75cm" svg:x="10.367cm" svg:y="7.382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6" draw:text-style-name="P43" draw:layer="layout" svg:width="2.704cm" svg:height="0.75cm" svg:x="10.367cm" svg:y="8.136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6" draw:text-style-name="P43" draw:layer="layout" svg:width="2.704cm" svg:height="0.75cm" svg:x="10.367cm" svg:y="8.864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5" draw:text-style-name="P42" draw:layer="layout" svg:width="2.704cm" svg:height="0.75cm" svg:x="10.367cm" svg:y="9.618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7" draw:text-style-name="P44" draw:layer="layout" svg:width="2.704cm" svg:height="0.75cm" svg:x="10.367cm" svg:y="10.345cm">
          <text:p text:style-name="P41"><text:span text:style-name="T9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43" draw:layer="layout" svg:width="2.704cm" svg:height="0.75cm" svg:x="10.367cm" svg:y="11.099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5" draw:text-style-name="P42" draw:layer="layout" svg:width="2.704cm" svg:height="0.75cm" svg:x="10.367cm" svg:y="11.827cm">
          <text:p text:style-name="P41"><text:span text:style-name="T91">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37" draw:text-style-name="P44" draw:layer="layout" svg:width="2.704cm" svg:height="0.75cm" svg:x="10.367cm" svg:y="12.581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7" draw:text-style-name="P44" draw:layer="layout" svg:width="2.704cm" svg:height="0.75cm" svg:x="10.367cm" svg:y="13.309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35" draw:text-style-name="P42" draw:layer="layout" svg:width="2.704cm" svg:height="0.75cm" svg:x="10.367cm" svg:y="14.063cm">
          <text:p text:style-name="P41"><text:span text:style-name="T9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1" draw:text-style-name="P45" draw:layer="layout" svg:width="1.994cm" svg:height="1.111cm" svg:x="10.748cm" svg:y="6.338cm">
          <text:p text:style-name="P41"><text:span text:style-name="T91">%rdx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1" draw:text-style-name="P45" draw:layer="layout" svg:width="2.566cm" svg:height="1.265cm" svg:x="16.1cm" svg:y="13.764cm">
          <text:p text:style-name="P41"><text:span text:style-name="T88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3" draw:text-style-name="P52" draw:layer="layout" svg:width="21.088cm" svg:height="2.116cm" svg:x="0.771cm" svg:y="1.188cm" presentation:class="title" presentation:user-transformed="true">
          <draw:text-box>
            <text:p text:style-name="P51"><text:span text:style-name="T95">O</text:span><text:span text:style-name="T95">n</text:span><text:span text:style-name="T95">e </text:span><text:span text:style-name="T95">w</text:span><text:span text:style-name="T95">o</text:span><text:span text:style-name="T95">r</text:span><text:span text:style-name="T95">r</text:span><text:span text:style-name="T95">y</text:span><text:span text:style-name="T95">: </text:span><text:span text:style-name="T95">R</text:span><text:span text:style-name="T95">a</text:span><text:span text:style-name="T95">c</text:span><text:span text:style-name="T95">e</text:span><text:span text:style-name="T95">s</text:span></text:p>
          </draw:text-box>
        </draw:frame>
        <draw:frame draw:name="Rectangle 4" presentation:style-name="pr4" draw:text-style-name="P54" draw:layer="layout" svg:width="24.592cm" svg:height="14.511cm" svg:x="0.807cm" svg:y="2.752cm" presentation:class="outline" presentation:user-transformed="true">
          <draw:text-box>
            <text:list text:style-name="L7">
              <text:list-item>
                <text:p text:style-name="P53"><text:span text:style-name="T96">A </text:span><text:span text:style-name="T97">race</text:span><text:span text:style-name="T98"> </text:span><text:span text:style-name="T96">occurs when </text:span><text:span text:style-name="T96">correctness of the program </text:span><text:span text:style-name="T96">depends on one thread </text:span><text:span text:style-name="T96">reaching point x before </text:span><text:span text:style-name="T96">another thread reaches point </text:span><text:span text:style-name="T96">y</text:span></text:p>
              </text:list-item>
            </text:list>
          </draw:text-box>
        </draw:frame>
        <draw:custom-shape draw:name="Rectangle 5" draw:style-name="gr41" draw:text-style-name="P56" draw:layer="layout" svg:width="15.583cm" svg:height="13.542cm" svg:x="1.979cm" svg:y="4.727cm">
          <text:p text:style-name="P55"><text:span text:style-name="T99">/* A threaded program with a race */</text:span></text:p>
          <text:p text:style-name="P55"><text:span text:style-name="T100">int</text:span><text:span text:style-name="T101"> </text:span><text:span text:style-name="T102">main</text:span><text:span text:style-name="T101">()</text:span></text:p>
          <text:p text:style-name="P55"><text:span text:style-name="T101">{</text:span></text:p>
          <text:p text:style-name="P55"><text:span text:style-name="T101"><text:s text:c="4"/></text:span><text:span text:style-name="T100">pthread_t</text:span><text:span text:style-name="T101"> </text:span><text:span text:style-name="T103">tid</text:span><text:span text:style-name="T101">[N];</text:span></text:p>
          <text:p text:style-name="P55"><text:span text:style-name="T104"><text:s text:c="4"/></text:span><text:span text:style-name="T105">int</text:span><text:span text:style-name="T104"> </text:span><text:span text:style-name="T106">i</text:span><text:span text:style-name="T104">;</text:span></text:p>
          <text:p text:style-name="P55"><text:span text:style-name="T104"/></text:p>
          <text:p text:style-name="P55"><text:span text:style-name="T107"><text:s text:c="4"/></text:span><text:span text:style-name="T108">for</text:span><text:span text:style-name="T107"> (i = 0; i &lt; N; i++)</text:span></text:p>
          <text:p text:style-name="P55"><text:span text:style-name="T101"><text:s text:c="8"/></text:span><text:span text:style-name="T101">Pthread_create(&amp;tid[i], </text:span><text:span text:style-name="T109">NULL</text:span><text:span text:style-name="T101">, thread, &amp;i); </text:span></text:p>
          <text:p text:style-name="P55"><text:span text:style-name="T107"><text:s text:c="4"/></text:span><text:span text:style-name="T108">for</text:span><text:span text:style-name="T107"> (i = 0; i &lt; N; i++)</text:span></text:p>
          <text:p text:style-name="P55"><text:span text:style-name="T107"><text:s text:c="8"/></text:span><text:span text:style-name="T107">Pthread_join(tid[i], </text:span><text:span text:style-name="T110">NULL</text:span><text:span text:style-name="T107">);</text:span></text:p>
          <text:p text:style-name="P55"><text:span text:style-name="T107"><text:s text:c="4"/></text:span><text:span text:style-name="T107">exit(0);</text:span></text:p>
          <text:p text:style-name="P55"><text:span text:style-name="T107">}</text:span></text:p>
          <text:p text:style-name="P55"><text:span text:style-name="T107"/></text:p>
          <text:p text:style-name="P55"><text:span text:style-name="T111">/* Thread routine */</text:span></text:p>
          <text:p text:style-name="P55"><text:span text:style-name="T112">void</text:span><text:span text:style-name="T107"> *</text:span><text:span text:style-name="T113">thread</text:span><text:span text:style-name="T107">(</text:span><text:span text:style-name="T112">void</text:span><text:span text:style-name="T107"> *</text:span><text:span text:style-name="T114">vargp</text:span><text:span text:style-name="T107">)</text:span></text:p>
          <text:p text:style-name="P55"><text:span text:style-name="T107">{</text:span></text:p>
          <text:p text:style-name="P55"><text:span text:style-name="T101"><text:s text:c="4"/></text:span><text:span text:style-name="T100">int</text:span><text:span text:style-name="T101"> </text:span><text:span text:style-name="T103">myid</text:span><text:span text:style-name="T101"> = *((</text:span><text:span text:style-name="T100">int</text:span><text:span text:style-name="T101"> *)vargp); <text:s/></text:span></text:p>
          <text:p text:style-name="P55"><text:span text:style-name="T101"><text:s text:c="4"/></text:span><text:span text:style-name="T101">printf(</text:span><text:span text:style-name="T115">"Hello from thread %d\n"</text:span><text:span text:style-name="T101">, myid);</text:span></text:p>
          <text:p text:style-name="P55"><text:span text:style-name="T101"><text:s text:c="4"/></text:span><text:span text:style-name="T116">return</text:span><text:span text:style-name="T101"> </text:span><text:span text:style-name="T109">NULL</text:span><text:span text:style-name="T101">;</text:span></text:p>
          <text:p text:style-name="P55"><text:span text:style-name="T10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2" draw:text-style-name="P57" draw:layer="layout" svg:width="2.666cm" svg:height="1.013cm" svg:x="15.013cm" svg:y="17.412cm">
          <text:p text:style-name="P55"><text:span text:style-name="T117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3" draw:text-style-name="P59" draw:layer="layout" svg:width="9.784cm" svg:height="2.283cm" svg:x="12.44cm" svg:y="6.41cm">
          <text:p text:style-name="P58"><text:span text:style-name="T118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4" draw:text-style-name="P20" draw:layer="layout" svg:width="7.619cm" svg:height="1.077cm" svg:x="4.79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Rectangle 137" draw:style-name="gr6" draw:layer="layout" svg:width="13.546cm" svg:height="10.159cm" svg:x="3.387cm" svg:y="1.905cm" draw:page-number="20" presentation:class="page"/>
          <draw:frame draw:name="Rectangle 1" presentation:style-name="pr5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3" draw:text-style-name="P52" draw:layer="layout" svg:width="23.349cm" svg:height="2.116cm" svg:x="0.992cm" svg:y="1.058cm" presentation:class="title" presentation:user-transformed="true">
          <draw:text-box>
            <text:p text:style-name="P51"><text:span text:style-name="T95">R</text:span><text:span text:style-name="T95">a</text:span><text:span text:style-name="T95">c</text:span><text:span text:style-name="T95">e </text:span><text:span text:style-name="T95">Il</text:span><text:span text:style-name="T95">l</text:span><text:span text:style-name="T95">u</text:span><text:span text:style-name="T95">s</text:span><text:span text:style-name="T95">t</text:span><text:span text:style-name="T95">r</text:span><text:span text:style-name="T95">a</text:span><text:span text:style-name="T95">ti</text:span><text:span text:style-name="T95">o</text:span><text:span text:style-name="T95">n</text:span></text:p>
          </draw:text-box>
        </draw:frame>
        <draw:custom-shape draw:name="Text Box 16" draw:style-name="gr45" draw:text-style-name="P61" draw:layer="layout" svg:width="3.758cm" svg:height="1.099cm" svg:x="5.079cm" svg:y="6.567cm">
          <text:p text:style-name="P58"><text:span text:style-name="T119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46" draw:text-style-name="P62" draw:layer="layout" svg:width="4.444cm" svg:height="1.099cm" svg:x="16.51cm" svg:y="9.861cm">
          <text:p text:style-name="P58"><text:span text:style-name="T119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7" draw:text-style-name="P54" draw:layer="layout" svg:x1="6.905cm" svg:y1="8.089cm" svg:x2="6.958cm" svg:y2="14.616cm">
          <text:p/>
        </draw:line>
        <draw:line draw:name="Line 17" draw:style-name="gr47" draw:text-style-name="P54" draw:layer="layout" svg:x1="17.541cm" svg:y1="11.432cm" svg:x2="17.542cm" svg:y2="13.125cm">
          <text:p/>
        </draw:line>
        <draw:line draw:name="Line 18" draw:style-name="gr48" draw:text-style-name="P54" draw:layer="layout" svg:x1="6.905cm" svg:y1="9.148cm" svg:x2="17.541cm" svg:y2="11.432cm">
          <text:p/>
        </draw:line>
        <draw:custom-shape draw:name="Rectangle 6" draw:style-name="gr49" draw:text-style-name="P56" draw:layer="layout" svg:width="15.003cm" svg:height="1.605cm" svg:x="3.045cm" svg:y="4.091cm">
          <text:p text:style-name="P55"><text:span text:style-name="T107"><text:s/></text:span><text:span text:style-name="T108">for</text:span><text:span text:style-name="T107"> (i = 0; i &lt; N; i++)</text:span></text:p>
          <text:p text:style-name="P55"><text:span text:style-name="T101"><text:s text:c="5"/></text:span><text:span text:style-name="T101">Pthread_create(&amp;tid[i], </text:span><text:span text:style-name="T109">NULL</text:span><text:span text:style-name="T101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0" draw:text-style-name="P57" draw:layer="layout" svg:width="1.646cm" svg:height="1.098cm" svg:x="6.995cm" svg:y="8.054cm">
          <text:p text:style-name="P55"><text:span text:style-name="T119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1" draw:text-style-name="P57" draw:layer="layout" svg:width="6.358cm" svg:height="1.098cm" svg:x="17.38cm" svg:y="11.653cm">
          <text:p text:style-name="P55"><text:span text:style-name="T119"><text:s/></text:span><text:span text:style-name="T119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2" draw:text-style-name="P57" draw:layer="layout" svg:width="1.646cm" svg:height="1.098cm" svg:x="6.995cm" svg:y="11.864cm">
          <text:p text:style-name="P55"><text:span text:style-name="T119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9" draw:style-name="gr53" draw:text-style-name="P54" xml:id="id36" draw:id="id36" draw:layer="layout" svg:width="8.929cm" svg:height="0.052cm" svg:x="8.651cm" svg:y="12.234cm" svg:viewBox="0 0 8930 53" draw:points="0,53 8930,0">
          <text:p/>
        </draw:polyline>
        <draw:custom-shape draw:name="Text Box 21" draw:style-name="gr54" draw:text-style-name="P61" xml:id="id35" draw:id="id35" draw:layer="layout" svg:width="2.082cm" svg:height="1.098cm" svg:x="13.347cm" svg:y="12.288cm">
          <text:p text:style-name="P58"><text:span text:style-name="T120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6" draw:text-style-name="P54" draw:layer="layout" svg:width="21.933cm" svg:height="4.232cm" svg:x="1.102cm" svg:y="14.817cm" presentation:class="outline" presentation:user-transformed="true">
          <draw:text-box>
            <text:list text:style-name="L7">
              <text:list-item>
                <text:p xml:id="id37" text:id="id37" text:style-name="P53"><text:span text:style-name="T121">Race between increment of i in main thread and deref of vargp in peer thread:</text:span></text:p>
              </text:list-item>
            </text:list>
            <text:list text:style-name="L12">
              <text:list-item>
                <text:list>
                  <text:list-item>
                    <text:p xml:id="id38" text:id="id38" text:style-name="P63"><text:span text:style-name="T122">If deref happens while i = 0, then OK</text:span></text:p>
                  </text:list-item>
                  <text:list-item>
                    <text:p xml:id="id39" text:id="id39" text:style-name="P63"><text:span text:style-name="T122">Otherwise, peer thread gets wrong id value</text:span></text:p>
                  </text:list-item>
                </text:list>
              </text:list-item>
            </text:list>
            <text:p text:style-name="P64"><text:span text:style-name="T123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Rectangle 141" draw:style-name="gr6" draw:layer="layout" svg:width="13.546cm" svg:height="10.159cm" svg:x="3.387cm" svg:y="1.905cm" draw:page-number="21" presentation:class="page"/>
          <draw:frame draw:name="Rectangle 7" presentation:style-name="pr7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3" draw:text-style-name="P52" draw:layer="layout" svg:width="21.088cm" svg:height="2.116cm" svg:x="0.992cm" svg:y="1.21cm" presentation:class="title" presentation:user-transformed="true">
          <draw:text-box>
            <text:p text:style-name="P51"><text:span text:style-name="T95">C</text:span><text:span text:style-name="T95">o</text:span><text:span text:style-name="T95">u</text:span><text:span text:style-name="T95">l</text:span><text:span text:style-name="T95">d </text:span><text:span text:style-name="T95">t</text:span><text:span text:style-name="T95">h</text:span><text:span text:style-name="T95">i</text:span><text:span text:style-name="T95">s </text:span><text:span text:style-name="T95">r</text:span><text:span text:style-name="T95">a</text:span><text:span text:style-name="T95">c</text:span><text:span text:style-name="T95">e </text:span><text:span text:style-name="T95">r</text:span><text:span text:style-name="T95">e</text:span><text:span text:style-name="T95">a</text:span><text:span text:style-name="T95">ll</text:span><text:span text:style-name="T95">y </text:span><text:span text:style-name="T95">o</text:span><text:span text:style-name="T95">c</text:span><text:span text:style-name="T95">c</text:span><text:span text:style-name="T95">u</text:span><text:span text:style-name="T95">r</text:span><text:span text:style-name="T95">?</text:span></text:p>
          </draw:text-box>
        </draw:frame>
        <draw:custom-shape draw:name="Rectangle 9" draw:style-name="gr55" draw:text-style-name="P56" draw:layer="layout" svg:width="11.429cm" svg:height="4.313cm" svg:x="0.912cm" svg:y="4.457cm">
          <text:p text:style-name="P55"><text:span text:style-name="T100">int</text:span><text:span text:style-name="T101"> </text:span><text:span text:style-name="T124">i</text:span><text:span text:style-name="T101">;</text:span></text:p>
          <text:p text:style-name="P55"><text:span text:style-name="T108">for</text:span><text:span text:style-name="T107"> (i = 0; i &lt; 100; i++) {</text:span></text:p>
          <text:p text:style-name="P55"><text:span text:style-name="T107"><text:s text:c="4"/></text:span><text:span text:style-name="T107">Pthread_create(&amp;tid, </text:span><text:span text:style-name="T125">NULL</text:span><text:span text:style-name="T107">,</text:span></text:p>
          <text:p text:style-name="P55"><text:span text:style-name="T107"><text:s text:c="19"/></text:span><text:span text:style-name="T107">thread,</text:span><text:span text:style-name="T126">&amp;i</text:span><text:span text:style-name="T107">);</text:span></text:p>
          <text:p text:style-name="P55"><text:span text:style-name="T107">}</text:span></text:p>
          <text:p text:style-name="P55"><text:span text:style-name="T1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" presentation:style-name="pr4" draw:text-style-name="P54" draw:layer="layout" svg:width="23.745cm" svg:height="3.663cm" svg:x="0.807cm" svg:y="10.575cm" presentation:class="outline" presentation:user-transformed="true">
          <draw:text-box>
            <text:list text:style-name="L7">
              <text:list-item>
                <text:p text:style-name="P65"><text:span text:style-name="T128">Race Test</text:span></text:p>
              </text:list-item>
            </text:list>
            <text:list text:style-name="L12">
              <text:list-item>
                <text:list>
                  <text:list-item>
                    <text:p text:style-name="P66"><text:span text:style-name="T129">If no race, then each </text:span><text:span text:style-name="T129">thread would get </text:span><text:span text:style-name="T129">different value of i</text:span></text:p>
                  </text:list-item>
                  <text:list-item>
                    <text:p text:style-name="P66"><text:span text:style-name="T129">Set of saved values </text:span><text:span text:style-name="T129">would consist of one </text:span><text:span text:style-name="T129">copy each of 0 through </text:span><text:span text:style-name="T129">99</text:span></text:p>
                  </text:list-item>
                </text:list>
              </text:list-item>
            </text:list>
          </draw:text-box>
        </draw:frame>
        <draw:custom-shape draw:name="TextBox 1" draw:style-name="gr56" draw:text-style-name="P68" draw:layer="layout" svg:width="4.351cm" svg:height="0.928cm" svg:x="0.825cm" svg:y="3.431cm">
          <text:p text:style-name="P67"><text:span text:style-name="T130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56" draw:layer="layout" svg:width="11.48cm" svg:height="4.313cm" svg:x="12.586cm" svg:y="4.457cm">
          <text:p text:style-name="P55"><text:span text:style-name="T100">void</text:span><text:span text:style-name="T101"> *</text:span><text:span text:style-name="T102">thread</text:span><text:span text:style-name="T101">(</text:span><text:span text:style-name="T100">void</text:span><text:span text:style-name="T101"> *</text:span><text:span text:style-name="T124">vargp</text:span><text:span text:style-name="T101">) {</text:span></text:p>
          <text:p text:style-name="P55"><text:span text:style-name="T101"><text:s text:c="4"/></text:span><text:span text:style-name="T101">Pthread_detach(pthread_self());</text:span></text:p>
          <text:p text:style-name="P55"><text:span text:style-name="T107"><text:s text:c="4"/></text:span><text:span text:style-name="T112">int</text:span><text:span text:style-name="T107"> </text:span><text:span text:style-name="T131">i</text:span><text:span text:style-name="T107"> = *((</text:span><text:span text:style-name="T112">int</text:span><text:span text:style-name="T107"> *)vargp);</text:span></text:p>
          <text:p text:style-name="P55"><text:span text:style-name="T107"><text:s text:c="4"/></text:span><text:span text:style-name="T107">save_value(i);</text:span></text:p>
          <text:p text:style-name="P55"><text:span text:style-name="T107"><text:s text:c="4"/></text:span><text:span text:style-name="T108">return</text:span><text:span text:style-name="T107"> </text:span><text:span text:style-name="T125">NULL</text:span><text:span text:style-name="T107">;</text:span></text:p>
          <text:p text:style-name="P55"><text:span text:style-name="T10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8" draw:text-style-name="P68" draw:layer="layout" svg:width="4.266cm" svg:height="0.928cm" svg:x="12.331cm" svg:y="3.531cm">
          <text:p text:style-name="P67"><text:span text:style-name="T130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9" draw:text-style-name="P57" draw:layer="layout" svg:width="2.666cm" svg:height="1.013cm" svg:x="21.447cm" svg:y="7.832cm">
          <text:p text:style-name="P55"><text:span text:style-name="T132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47" draw:style-name="gr6" draw:layer="layout" svg:width="13.546cm" svg:height="10.159cm" svg:x="3.387cm" svg:y="1.905cm" draw:page-number="22" presentation:class="page"/>
          <draw:frame draw:name="Rectangle 8" presentation:style-name="pr8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3" draw:text-style-name="P52" draw:layer="layout" svg:width="21.088cm" svg:height="2.116cm" svg:x="0.992cm" svg:y="0.847cm" presentation:class="title" presentation:user-transformed="true">
          <draw:text-box>
            <text:p text:style-name="P51"><text:span text:style-name="T95">E</text:span><text:span text:style-name="T95">x</text:span><text:span text:style-name="T95">p</text:span><text:span text:style-name="T95">e</text:span><text:span text:style-name="T95">ri</text:span><text:span text:style-name="T95">m</text:span><text:span text:style-name="T95">e</text:span><text:span text:style-name="T95">n</text:span><text:span text:style-name="T95">t</text:span><text:span text:style-name="T95">a</text:span><text:span text:style-name="T95">l </text:span><text:span text:style-name="T95">R</text:span><text:span text:style-name="T95">e</text:span><text:span text:style-name="T95">s</text:span><text:span text:style-name="T95">u</text:span><text:span text:style-name="T95">lt</text:span><text:span text:style-name="T95">s</text:span></text:p>
          </draw:text-box>
        </draw:frame>
        <draw:frame draw:name="Content Placeholder 1" presentation:style-name="pr4" draw:text-style-name="P54" draw:layer="layout" svg:width="21.933cm" svg:height="1.507cm" svg:x="1.102cm" svg:y="17.33cm" presentation:class="outline" presentation:user-transformed="true">
          <draw:text-box>
            <text:list text:style-name="L7">
              <text:list-item>
                <text:p xml:id="id44" text:id="id44" text:style-name="P65"><text:span text:style-name="T133">The race can really happen!</text:span></text:p>
              </text:list-item>
            </text:list>
          </draw:text-box>
        </draw:frame>
        <draw:custom-shape draw:name="TextBox 5" draw:style-name="gr60" draw:text-style-name="P57" draw:layer="layout" svg:width="3.416cm" svg:height="1.013cm" svg:x="1.012cm" svg:y="2.752cm">
          <text:p text:style-name="P55"><text:span text:style-name="T96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1" draw:text-style-name="P57" xml:id="id42" draw:id="id42" draw:layer="layout" svg:width="6.421cm" svg:height="1.013cm" svg:x="0.615cm" svg:y="9.346cm">
          <text:p text:style-name="P55"><text:span text:style-name="T96">Multicore 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62" draw:text-style-name="P20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63" draw:text-style-name="P20" xml:id="id43" draw:id="id43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0" draw:style-name="gr64" draw:text-style-name="P57" xml:id="id40" draw:id="id40" draw:layer="layout" svg:width="7.014cm" svg:height="1.013cm" svg:x="0.493cm" svg:y="5.8cm">
          <text:p text:style-name="P55"><text:span text:style-name="T96">Single core 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63" draw:text-style-name="P20" xml:id="id41" draw:id="id41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9" draw:text-style-name="P13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3" draw:text-style-name="P52" draw:layer="layout" svg:width="21.088cm" svg:height="2.116cm" svg:x="1.058cm" svg:y="0.635cm" presentation:class="title" presentation:user-transformed="true">
          <draw:text-box>
            <text:p text:style-name="P51"><text:span text:style-name="T95">R</text:span><text:span text:style-name="T95">a</text:span><text:span text:style-name="T95">c</text:span><text:span text:style-name="T95">e </text:span><text:span text:style-name="T95">E</text:span><text:span text:style-name="T95">li</text:span><text:span text:style-name="T95">m</text:span><text:span text:style-name="T95">i</text:span><text:span text:style-name="T95">n</text:span><text:span text:style-name="T95">a</text:span><text:span text:style-name="T95">ti</text:span><text:span text:style-name="T95">o</text:span><text:span text:style-name="T95">n</text:span></text:p>
          </draw:text-box>
        </draw:frame>
        <draw:custom-shape draw:name="Rectangle 12" draw:style-name="gr65" draw:text-style-name="P56" draw:layer="layout" svg:width="16.234cm" svg:height="16.25cm" svg:x="2.292cm" svg:y="2.622cm">
          <text:p text:style-name="P55"><text:span text:style-name="T99">/* Threaded program without the race */</text:span></text:p>
          <text:p text:style-name="P55"><text:span text:style-name="T100">int</text:span><text:span text:style-name="T101"> </text:span><text:span text:style-name="T102">main</text:span><text:span text:style-name="T101">()</text:span></text:p>
          <text:p text:style-name="P55"><text:span text:style-name="T101">{</text:span></text:p>
          <text:p text:style-name="P55"><text:span text:style-name="T101"><text:s text:c="4"/></text:span><text:span text:style-name="T100">pthread_t</text:span><text:span text:style-name="T101"> </text:span><text:span text:style-name="T103">tid</text:span><text:span text:style-name="T101">[N];</text:span></text:p>
          <text:p text:style-name="P55"><text:span text:style-name="T104"><text:s text:c="4"/></text:span><text:span text:style-name="T105">int</text:span><text:span text:style-name="T104"> </text:span><text:span text:style-name="T106">i</text:span><text:span text:style-name="T104">, *</text:span><text:span text:style-name="T106">ptr</text:span><text:span text:style-name="T104">;</text:span></text:p>
          <text:p text:style-name="P55"><text:span text:style-name="T104"/></text:p>
          <text:p text:style-name="P55"><text:span text:style-name="T107"><text:s text:c="4"/></text:span><text:span text:style-name="T108">for</text:span><text:span text:style-name="T107"> (i = 0; i &lt; N; i++) {</text:span></text:p>
          <text:p text:style-name="P55"><text:span text:style-name="T101"><text:s text:c="8"/></text:span><text:span text:style-name="T101">ptr = malloc(</text:span><text:span text:style-name="T116">sizeof</text:span><text:span text:style-name="T101">(</text:span><text:span text:style-name="T100">int</text:span><text:span text:style-name="T101">)); <text:s text:c="19"/></text:span></text:p>
          <text:p text:style-name="P55"><text:span text:style-name="T101"><text:s text:c="8"/></text:span><text:span text:style-name="T101">*ptr = i; <text:s text:c="36"/></text:span></text:p>
          <text:p text:style-name="P55"><text:span text:style-name="T101"><text:s text:c="8"/></text:span><text:span text:style-name="T101">pthread_create(&amp;tid[i], </text:span><text:span text:style-name="T109">NULL</text:span><text:span text:style-name="T101">, thread, ptr); <text:s text:c="2"/></text:span></text:p>
          <text:p text:style-name="P55"><text:span text:style-name="T134"><text:s text:c="4"/></text:span><text:span text:style-name="T134">}</text:span></text:p>
          <text:p text:style-name="P55"><text:span text:style-name="T107"><text:s text:c="4"/></text:span><text:span text:style-name="T108">for</text:span><text:span text:style-name="T107"> (i = 0; i &lt; N; i++)</text:span></text:p>
          <text:p text:style-name="P55"><text:span text:style-name="T107"><text:s text:c="8"/></text:span><text:span text:style-name="T107">pthread_join(tid[i], </text:span><text:span text:style-name="T110">NULL</text:span><text:span text:style-name="T107">);</text:span></text:p>
          <text:p text:style-name="P55"><text:span text:style-name="T107"><text:s text:c="4"/></text:span><text:span text:style-name="T107">exit(0);</text:span></text:p>
          <text:p text:style-name="P55"><text:span text:style-name="T107">}</text:span></text:p>
          <text:p text:style-name="P55"><text:span text:style-name="T107"/></text:p>
          <text:p text:style-name="P55"><text:span text:style-name="T111">/* Thread routine */</text:span></text:p>
          <text:p text:style-name="P55"><text:span text:style-name="T112">void</text:span><text:span text:style-name="T107"> *</text:span><text:span text:style-name="T113">thread</text:span><text:span text:style-name="T107">(</text:span><text:span text:style-name="T112">void</text:span><text:span text:style-name="T107"> *</text:span><text:span text:style-name="T114">vargp</text:span><text:span text:style-name="T107">)</text:span></text:p>
          <text:p text:style-name="P55"><text:span text:style-name="T107">{</text:span></text:p>
          <text:p text:style-name="P55"><text:span text:style-name="T135"><text:s text:c="4"/></text:span><text:span text:style-name="T136">int</text:span><text:span text:style-name="T135"> </text:span><text:span text:style-name="T137">myid</text:span><text:span text:style-name="T135"> = *((</text:span><text:span text:style-name="T136">int</text:span><text:span text:style-name="T135"> *)vargp);</text:span></text:p>
          <text:p text:style-name="P55"><text:span text:style-name="T101"><text:s text:c="4"/></text:span><text:span text:style-name="T101">free(vargp);</text:span></text:p>
          <text:p text:style-name="P55"><text:span text:style-name="T101"><text:s text:c="4"/></text:span><text:span text:style-name="T101">printf(</text:span><text:span text:style-name="T115">"Hello from thread %d\n"</text:span><text:span text:style-name="T101">, myid);</text:span></text:p>
          <text:p text:style-name="P55"><text:span text:style-name="T101"><text:s text:c="4"/></text:span><text:span text:style-name="T116">return</text:span><text:span text:style-name="T101"> </text:span><text:span text:style-name="T109">NULL</text:span><text:span text:style-name="T101">;</text:span></text:p>
          <text:p text:style-name="P55"><text:span text:style-name="T10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6" draw:text-style-name="P57" draw:layer="layout" svg:width="3.555cm" svg:height="1.013cm" svg:x="15.126cm" svg:y="18.024cm">
          <text:p text:style-name="P55"><text:span text:style-name="T117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3" presentation:style-name="pr10" draw:text-style-name="P69" draw:layer="layout" svg:width="11.852cm" svg:height="2.751cm" svg:x="12.488cm" svg:y="3.598cm" presentation:class="outline" presentation:user-transformed="true">
          <draw:text-box>
            <text:list text:style-name="L7">
              <text:list-item>
                <text:p text:style-name="P53"><text:span text:style-name="T118">Avoid unintended </text:span><text:span text:style-name="T118">sharing of state</text:span></text:p>
              </text:list-item>
            </text:list>
          </draw:text-box>
        </draw:frame>
        <presentation:notes draw:style-name="dp2">
          <draw:page-thumbnail draw:name="Rectangle 152" draw:style-name="gr6" draw:layer="layout" svg:width="13.546cm" svg:height="10.159cm" svg:x="3.387cm" svg:y="1.905cm" draw:page-number="24" presentation:class="page"/>
          <draw:frame draw:name="Rectangle 14" presentation:style-name="pr11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67" draw:text-style-name="P70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67" draw:text-style-name="P70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67" draw:text-style-name="P70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67" draw:text-style-name="P70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67" draw:text-style-name="P70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67" draw:text-style-name="P70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" draw:text-style-name="P14" draw:layer="layout" svg:width="21.085cm" svg:height="2.113cm" svg:x="0.992cm" svg:y="1.21cm">
          <text:p text:style-name="P9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5" draw:layer="layout" svg:width="7.341cm" svg:height="13.615cm" svg:x="16.501cm" svg:y="3.669cm">
          <text:p text:style-name="P71"><text:span text:style-name="T91">A </text:span><text:span text:style-name="T138">progress graph</text:span><text:span text:style-name="T139"> </text:span><text:span text:style-name="T91">depicts</text:span></text:p>
          <text:p text:style-name="P71"><text:span text:style-name="T91">the discrete </text:span><text:span text:style-name="T138">execution </text:span></text:p>
          <text:p text:style-name="P71"><text:span text:style-name="T138">state space</text:span><text:span text:style-name="T91"> of concurrent</text:span></text:p>
          <text:p text:style-name="P71"><text:span text:style-name="T91"><text:s/></text:span><text:span text:style-name="T91">threads.</text:span></text:p>
          <text:p text:style-name="P71"><text:span text:style-name="T2"/></text:p>
          <text:p text:style-name="P71"><text:span text:style-name="T91">Each axis corresponds to</text:span></text:p>
          <text:p text:style-name="P71"><text:span text:style-name="T91">the sequential order of</text:span></text:p>
          <text:p text:style-name="P71"><text:span text:style-name="T91">instructions in a thread.</text:span></text:p>
          <text:p text:style-name="P71"><text:span text:style-name="T2"/></text:p>
          <text:p text:style-name="P71"><text:span text:style-name="T91">Each point corresponds to</text:span></text:p>
          <text:p text:style-name="P71"><text:span text:style-name="T91">a possible </text:span><text:span text:style-name="T138">execution state</text:span></text:p>
          <text:p text:style-name="P71"><text:span text:style-name="T91">(Inst</text:span><text:span text:style-name="T92">1</text:span><text:span text:style-name="T91">, Inst</text:span><text:span text:style-name="T92">2</text:span><text:span text:style-name="T91">).</text:span></text:p>
          <text:p text:style-name="P71"><text:span text:style-name="T2"/></text:p>
          <text:p text:style-name="P71"><text:span text:style-name="T91">E.g., </text:span><text:span text:style-name="T139">(L</text:span><text:span text:style-name="T140">1</text:span><text:span text:style-name="T139">, S</text:span><text:span text:style-name="T140">2</text:span><text:span text:style-name="T139">) <text:s/></text:span><text:span text:style-name="T91">denotes state</text:span></text:p>
          <text:p text:style-name="P71"><text:span text:style-name="T91">where <text:s/>thread 1 has</text:span></text:p>
          <text:p text:style-name="P71"><text:span text:style-name="T91">completed L</text:span><text:span text:style-name="T92">1</text:span><text:span text:style-name="T91"> and thread</text:span></text:p>
          <text:p text:style-name="P71"><text:span text:style-name="T91">2 has completed S</text:span><text:span text:style-name="T92">2</text:span><text:span text:style-name="T9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8" draw:text-style-name="P72" draw:layer="layout" svg:x1="2.253cm" svg:y1="15.733cm" svg:x2="12.836cm" svg:y2="15.734cm">
          <text:p/>
        </draw:line>
        <draw:line draw:name="Line 10" draw:style-name="gr68" draw:text-style-name="P72" draw:layer="layout" svg:x1="2.253cm" svg:y1="15.733cm" svg:x2="2.254cm" svg:y2="5.066cm">
          <text:p/>
        </draw:line>
        <draw:custom-shape draw:name="CustomShape 11" draw:style-name="gr11" draw:text-style-name="P45" draw:layer="layout" svg:width="1.152cm" svg:height="1.208cm" svg:x="2.704cm" svg:y="15.693cm">
          <text:p text:style-name="P73"><text:span text:style-name="T141">H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5" draw:layer="layout" svg:width="1.008cm" svg:height="1.208cm" svg:x="4.639cm" svg:y="15.693cm">
          <text:p text:style-name="P73"><text:span text:style-name="T141">L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5" draw:layer="layout" svg:width="1.168cm" svg:height="1.208cm" svg:x="6.584cm" svg:y="15.693cm">
          <text:p text:style-name="P73"><text:span text:style-name="T141">U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45" draw:layer="layout" svg:width="1.041cm" svg:height="1.208cm" svg:x="8.578cm" svg:y="15.693cm">
          <text:p text:style-name="P73"><text:span text:style-name="T141">S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45" draw:layer="layout" svg:width="1.058cm" svg:height="1.208cm" svg:x="10.591cm" svg:y="15.693cm">
          <text:p text:style-name="P73"><text:span text:style-name="T141">T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45" draw:layer="layout" svg:width="1.152cm" svg:height="1.208cm" svg:x="1.218cm" svg:y="14.14cm">
          <text:p text:style-name="P73"><text:span text:style-name="T141">H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45" draw:layer="layout" svg:width="1.008cm" svg:height="1.208cm" svg:x="1.296cm" svg:y="12.209cm">
          <text:p text:style-name="P73"><text:span text:style-name="T141">L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45" draw:layer="layout" svg:width="1.168cm" svg:height="1.208cm" svg:x="1.217cm" svg:y="10.207cm">
          <text:p text:style-name="P73"><text:span text:style-name="T141">U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1" draw:text-style-name="P45" draw:layer="layout" svg:width="1.041cm" svg:height="1.208cm" svg:x="1.249cm" svg:y="8.315cm">
          <text:p text:style-name="P73"><text:span text:style-name="T141">S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" draw:text-style-name="P45" draw:layer="layout" svg:width="1.058cm" svg:height="1.208cm" svg:x="1.278cm" svg:y="6.318cm">
          <text:p text:style-name="P73"><text:span text:style-name="T141">T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" draw:text-style-name="P45" draw:layer="layout" svg:width="3.078cm" svg:height="1.096cm" svg:x="12.793cm" svg:y="15.271cm">
          <text:p text:style-name="P41"><text:span text:style-name="T14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" draw:text-style-name="P45" draw:layer="layout" svg:width="3.078cm" svg:height="1.096cm" svg:x="0.724cm" svg:y="3.881cm">
          <text:p text:style-name="P41"><text:span text:style-name="T14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70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7" draw:text-style-name="P70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7" draw:text-style-name="P70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7" draw:text-style-name="P70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7" draw:text-style-name="P70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7" draw:text-style-name="P70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7" draw:text-style-name="P70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7" draw:text-style-name="P70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7" draw:text-style-name="P70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7" draw:text-style-name="P70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7" draw:text-style-name="P70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7" draw:text-style-name="P70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7" draw:text-style-name="P70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7" draw:text-style-name="P70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7" draw:text-style-name="P70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7" draw:text-style-name="P70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9" draw:text-style-name="P74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7" draw:text-style-name="P70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7" draw:text-style-name="P70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7" draw:text-style-name="P70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7" draw:text-style-name="P70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7" draw:text-style-name="P70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7" draw:text-style-name="P70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7" draw:text-style-name="P70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7" draw:text-style-name="P70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7" draw:text-style-name="P70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7" draw:text-style-name="P70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7" draw:text-style-name="P70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7" draw:text-style-name="P70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7" draw:text-style-name="P70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7" draw:text-style-name="P70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7" draw:text-style-name="P70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67" draw:text-style-name="P70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67" draw:text-style-name="P70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67" draw:text-style-name="P70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67" draw:text-style-name="P70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8" draw:text-style-name="P45" draw:layer="layout" svg:width="2.888cm" svg:height="1.402cm" svg:x="4.811cm" svg:y="6.594cm">
          <text:p text:style-name="P71"><text:span text:style-name="T143">(L</text:span><text:span text:style-name="T144">1</text:span><text:span text:style-name="T143">, S</text:span><text:span text:style-name="T144">2</text:span><text:span text:style-name="T143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7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45" draw:layer="layout" svg:width="10.579cm" svg:height="6.006cm" svg:x="14.605cm" svg:y="4.715cm">
          <text:p text:style-name="P71"><text:span text:style-name="T91">A </text:span><text:span text:style-name="T138">trajectory</text:span><text:span text:style-name="T91"> is a sequence of legal state transitions that describes one possible concurrent execution of the threads.</text:span></text:p>
          <text:p text:style-name="P71"><text:span text:style-name="T2"/></text:p>
          <text:p text:style-name="P71"><text:span text:style-name="T91">Example:</text:span></text:p>
          <text:p text:style-name="P75"><text:span text:style-name="T91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68" draw:text-style-name="P72" draw:layer="layout" svg:x1="2.618cm" svg:y1="15.733cm" svg:x2="13.201cm" svg:y2="15.734cm">
          <text:p/>
        </draw:line>
        <draw:line draw:name="Line 4" draw:style-name="gr68" draw:text-style-name="P72" draw:layer="layout" svg:x1="2.618cm" svg:y1="15.733cm" svg:x2="2.619cm" svg:y2="5.066cm">
          <text:p/>
        </draw:line>
        <draw:custom-shape draw:name="CustomShape 5" draw:style-name="gr11" draw:text-style-name="P45" draw:layer="layout" svg:width="1.152cm" svg:height="1.208cm" svg:x="3.069cm" svg:y="15.693cm">
          <text:p text:style-name="P73"><text:span text:style-name="T141">H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45" draw:layer="layout" svg:width="1.008cm" svg:height="1.208cm" svg:x="5.004cm" svg:y="15.693cm">
          <text:p text:style-name="P73"><text:span text:style-name="T141">L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45" draw:layer="layout" svg:width="1.168cm" svg:height="1.208cm" svg:x="6.949cm" svg:y="15.693cm">
          <text:p text:style-name="P73"><text:span text:style-name="T141">U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5" draw:layer="layout" svg:width="1.041cm" svg:height="1.208cm" svg:x="8.943cm" svg:y="15.693cm">
          <text:p text:style-name="P73"><text:span text:style-name="T141">S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45" draw:layer="layout" svg:width="1.058cm" svg:height="1.208cm" svg:x="10.956cm" svg:y="15.693cm">
          <text:p text:style-name="P73"><text:span text:style-name="T141">T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5" draw:layer="layout" svg:width="1.152cm" svg:height="1.208cm" svg:x="1.583cm" svg:y="14.14cm">
          <text:p text:style-name="P73"><text:span text:style-name="T141">H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45" draw:layer="layout" svg:width="1.008cm" svg:height="1.208cm" svg:x="1.661cm" svg:y="12.209cm">
          <text:p text:style-name="P73"><text:span text:style-name="T141">L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5" draw:layer="layout" svg:width="1.168cm" svg:height="1.208cm" svg:x="1.582cm" svg:y="10.207cm">
          <text:p text:style-name="P73"><text:span text:style-name="T141">U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5" draw:layer="layout" svg:width="1.041cm" svg:height="1.208cm" svg:x="1.614cm" svg:y="8.315cm">
          <text:p text:style-name="P73"><text:span text:style-name="T141">S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45" draw:layer="layout" svg:width="1.058cm" svg:height="1.208cm" svg:x="1.643cm" svg:y="6.318cm">
          <text:p text:style-name="P73"><text:span text:style-name="T141">T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45" draw:layer="layout" svg:width="3.078cm" svg:height="1.096cm" svg:x="13.158cm" svg:y="15.271cm">
          <text:p text:style-name="P41"><text:span text:style-name="T14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45" draw:layer="layout" svg:width="3.078cm" svg:height="1.096cm" svg:x="1.089cm" svg:y="3.881cm">
          <text:p text:style-name="P41"><text:span text:style-name="T14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70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67" draw:text-style-name="P70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7" draw:text-style-name="P70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7" draw:text-style-name="P70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7" draw:text-style-name="P70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7" draw:text-style-name="P70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7" draw:text-style-name="P70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7" draw:text-style-name="P70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7" draw:text-style-name="P70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7" draw:text-style-name="P70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7" draw:text-style-name="P70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7" draw:text-style-name="P70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7" draw:text-style-name="P70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7" draw:text-style-name="P70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7" draw:text-style-name="P70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7" draw:text-style-name="P70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7" draw:text-style-name="P70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7" draw:text-style-name="P70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7" draw:text-style-name="P70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7" draw:text-style-name="P70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7" draw:text-style-name="P70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7" draw:text-style-name="P70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7" draw:text-style-name="P70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7" draw:text-style-name="P70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7" draw:text-style-name="P70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7" draw:text-style-name="P70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7" draw:text-style-name="P70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7" draw:text-style-name="P70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7" draw:text-style-name="P70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7" draw:text-style-name="P70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7" draw:text-style-name="P70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7" draw:text-style-name="P70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7" draw:text-style-name="P70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7" draw:text-style-name="P70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7" draw:text-style-name="P70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7" draw:text-style-name="P70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53" draw:style-name="gr70" draw:text-style-name="P72" xml:id="id45" draw:id="id45" draw:layer="layout" svg:width="2.031cm" svg:height="0.025cm" svg:x="2.547cm" svg:y="15.703cm" svg:viewBox="0 0 2032 26" draw:points="0,0 2032,26">
          <text:p text:style-name="P76"><text:span text:style-name="T145"/></text:p>
        </draw:polyline>
        <draw:polyline draw:name="Line 54" draw:style-name="gr70" draw:text-style-name="P72" xml:id="id46" draw:id="id46" draw:layer="layout" svg:width="2.054cm" svg:height="0cm" svg:x="4.62cm" svg:y="15.703cm" svg:viewBox="0 0 2055 1" draw:points="0,0 2055,1">
          <text:p text:style-name="P76"><text:span text:style-name="T145"/></text:p>
        </draw:polyline>
        <draw:polyline draw:name="Line 55" draw:style-name="gr70" draw:text-style-name="P72" xml:id="id47" draw:id="id47" draw:layer="layout" svg:width="1.82cm" svg:height="0cm" svg:x="6.825cm" svg:y="15.703cm" svg:viewBox="0 0 1821 1" draw:points="0,0 1821,1">
          <text:p text:style-name="P76"><text:span text:style-name="T145"/></text:p>
        </draw:polyline>
        <draw:polyline draw:name="Line 56" draw:style-name="gr70" draw:text-style-name="P72" xml:id="id48" draw:id="id48" draw:layer="layout" svg:width="0cm" svg:height="1.758cm" svg:x="8.602cm" svg:y="13.829cm" svg:viewBox="0 0 1 1759" draw:points="0,1759 1,0">
          <text:p text:style-name="P76"><text:span text:style-name="T145"/></text:p>
        </draw:polyline>
        <draw:polyline draw:name="Line 57" draw:style-name="gr70" draw:text-style-name="P72" xml:id="id49" draw:id="id49" draw:layer="layout" svg:width="0cm" svg:height="1.799cm" svg:x="8.575cm" svg:y="11.857cm" svg:viewBox="0 0 1 1800" draw:points="0,1800 1,0">
          <text:p text:style-name="P76"><text:span text:style-name="T145"/></text:p>
        </draw:polyline>
        <draw:polyline draw:name="Line 58" draw:style-name="gr70" draw:text-style-name="P72" xml:id="id50" draw:id="id50" draw:layer="layout" svg:width="1.82cm" svg:height="0cm" svg:x="8.743cm" svg:y="11.884cm" svg:viewBox="0 0 1821 1" draw:points="0,0 1821,1">
          <text:p text:style-name="P76"><text:span text:style-name="T145"/></text:p>
        </draw:polyline>
        <draw:polyline draw:name="Line 59" draw:style-name="gr70" draw:text-style-name="P72" xml:id="id51" draw:id="id51" draw:layer="layout" svg:width="1.82cm" svg:height="0cm" svg:x="10.661cm" svg:y="11.884cm" svg:viewBox="0 0 1821 1" draw:points="0,0 1821,1">
          <text:p text:style-name="P76"><text:span text:style-name="T145"/></text:p>
        </draw:polyline>
        <draw:polyline draw:name="Line 60" draw:style-name="gr70" draw:text-style-name="P72" xml:id="id52" draw:id="id52" draw:layer="layout" svg:width="0cm" svg:height="1.798cm" svg:x="12.553cm" svg:y="9.891cm" svg:viewBox="0 0 1 1799" draw:points="0,1799 1,0">
          <text:p text:style-name="P76"><text:span text:style-name="T145"/></text:p>
        </draw:polyline>
        <draw:polyline draw:name="Line 61" draw:style-name="gr70" draw:text-style-name="P72" xml:id="id53" draw:id="id53" draw:layer="layout" svg:width="0cm" svg:height="1.798cm" svg:x="12.553cm" svg:y="7.906cm" svg:viewBox="0 0 1 1799" draw:points="0,1799 1,0">
          <text:p text:style-name="P76"><text:span text:style-name="T145"/></text:p>
        </draw:polyline>
        <draw:polyline draw:name="Line 62" draw:style-name="gr70" draw:text-style-name="P72" xml:id="id54" draw:id="id54" draw:layer="layout" svg:width="0cm" svg:height="1.798cm" svg:x="12.553cm" svg:y="5.962cm" svg:viewBox="0 0 1 1799" draw:points="0,1799 1,0">
          <text:p text:style-name="P76"><text:span text:style-name="T145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447cm" svg:height="13.807cm" svg:x="1.102cm" svg:y="3.334cm">
          <text:list text:style-name="L2">
            <text:list-item>
              <text:p text:style-name="P39"><text:span text:style-name="T41">Question:</text:span><text:span text:style-name="T10"> How can we guarantee a safe trajectory?</text:span></text:p>
            </text:list-item>
          </text:list>
          <text:p text:style-name="P77"><text:span text:style-name="T43"/></text:p>
          <text:list text:continue-numbering="true" text:style-name="L2">
            <text:list-item>
              <text:p text:style-name="P78"><text:span text:style-name="T10">Answer: We must </text:span><text:span text:style-name="T146">synchronize</text:span><text:span text:style-name="T41"> </text:span><text:span text:style-name="T10">the execution of the threads so that they can never have an unsafe trajectory.</text:span><text:span text:style-name="T10"><text:tab/></text:span></text:p>
            </text:list-item>
          </text:list>
          <text:list text:style-name="L3">
            <text:list-item>
              <text:list>
                <text:list-item>
                  <text:p text:style-name="P40"><text:span text:style-name="T38">i.e., need to guarantee </text:span><text:span text:style-name="T147">mutually exclusive access </text:span><text:span text:style-name="T38">for each critical section.</text:span></text:p>
                </text:list-item>
              </text:list>
            </text:list-item>
          </text:list>
          <text:p text:style-name="P79"><text:span text:style-name="T37"/></text:p>
          <text:list text:continue-numbering="true" text:style-name="L3">
            <text:list-item>
              <text:p text:style-name="P78"><text:span text:style-name="T10">Classic solution: </text:span></text:p>
              <text:list>
                <text:list-item>
                  <text:p text:style-name="P40"><text:span text:style-name="T38">Semaphores (Edsger Dijkstra)</text:span></text:p>
                </text:list-item>
              </text:list>
            </text:list-item>
          </text:list>
          <text:p text:style-name="P79"><text:span text:style-name="T37"/></text:p>
          <text:list text:continue-numbering="true" text:style-name="L3">
            <text:list-item>
              <text:p text:style-name="P78"><text:span text:style-name="T10">Other approaches</text:span></text:p>
              <text:list>
                <text:list-item>
                  <text:p text:style-name="P40"><text:span text:style-name="T38">Mutexes and condition variables from Pthreads</text:span></text:p>
                </text:list-item>
                <text:list-item>
                  <text:p text:style-name="P40"><text:span text:style-name="T38">Monitors (Java) (boring languages are outside our scope)</text:span></text:p>
                </text:list-item>
              </text:list>
            </text:list-item>
          </text:list>
          <text:p text:style-name="P79"><text:span text:style-name="T37"/></text:p>
          <text:p text:style-name="P79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71" draw:text-style-name="P81" xml:id="id60" draw:id="id60" draw:layer="layout" svg:width="5.92cm" svg:height="5.726cm" svg:x="5.7cm" svg:y="8.016cm">
          <text:p text:style-name="P80"><text:span text:style-name="T1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21.085cm" svg:height="2.113cm" svg:x="0.992cm" svg:y="1.21cm">
          <text:p text:style-name="P9"><text:span text:style-name="T7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2" draw:text-style-name="P82" draw:layer="layout" svg:width="8.101cm" svg:height="9.905cm" svg:x="16.66cm" svg:y="4.626cm">
          <text:p text:style-name="P71"><text:span text:style-name="T91">L, U, and S form a </text:span><text:span text:style-name="T138">critical section </text:span><text:span text:style-name="T91">with respect to the shared variable </text:span><text:span text:style-name="T148">cnt</text:span></text:p>
          <text:p text:style-name="P71"><text:span text:style-name="T2"/></text:p>
          <text:p text:style-name="P71"><text:span text:style-name="T91">Instructions in critical sections (wrt. some shared variable) should not be interleaved</text:span></text:p>
          <text:p text:style-name="P71"><text:span text:style-name="T2"/></text:p>
          <text:p text:style-name="P71"><text:span text:style-name="T91">Sets of states where such interleaving occurs form </text:span><text:span text:style-name="T138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8" draw:text-style-name="P72" draw:layer="layout" svg:x1="3.72cm" svg:y1="15.733cm" svg:x2="14.304cm" svg:y2="15.734cm">
          <text:p/>
        </draw:line>
        <draw:line draw:name="Line 5" draw:style-name="gr68" draw:text-style-name="P72" draw:layer="layout" svg:x1="3.72cm" svg:y1="15.733cm" svg:x2="3.721cm" svg:y2="5.066cm">
          <text:p/>
        </draw:line>
        <draw:custom-shape draw:name="CustomShape 6" draw:style-name="gr11" draw:text-style-name="P83" draw:layer="layout" svg:width="1.152cm" svg:height="1.208cm" svg:x="4.172cm" svg:y="15.693cm">
          <text:p text:style-name="P73"><text:span text:style-name="T141">H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83" draw:layer="layout" svg:width="1.008cm" svg:height="1.208cm" svg:x="6.106cm" svg:y="15.693cm">
          <text:p text:style-name="P73"><text:span text:style-name="T141">L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83" draw:layer="layout" svg:width="1.168cm" svg:height="1.208cm" svg:x="8.051cm" svg:y="15.693cm">
          <text:p text:style-name="P73"><text:span text:style-name="T141">U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83" draw:layer="layout" svg:width="1.041cm" svg:height="1.208cm" svg:x="10.045cm" svg:y="15.693cm">
          <text:p text:style-name="P73"><text:span text:style-name="T141">S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83" draw:layer="layout" svg:width="1.058cm" svg:height="1.208cm" svg:x="12.059cm" svg:y="15.693cm">
          <text:p text:style-name="P73"><text:span text:style-name="T141">T</text:span><text:span text:style-name="T1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83" draw:layer="layout" svg:width="1.152cm" svg:height="1.208cm" svg:x="2.686cm" svg:y="14.14cm">
          <text:p text:style-name="P73"><text:span text:style-name="T141">H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83" draw:layer="layout" svg:width="1.008cm" svg:height="1.208cm" svg:x="2.764cm" svg:y="12.209cm">
          <text:p text:style-name="P73"><text:span text:style-name="T141">L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83" draw:layer="layout" svg:width="1.168cm" svg:height="1.208cm" svg:x="2.685cm" svg:y="10.207cm">
          <text:p text:style-name="P73"><text:span text:style-name="T141">U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83" draw:layer="layout" svg:width="1.041cm" svg:height="1.208cm" svg:x="2.716cm" svg:y="8.315cm">
          <text:p text:style-name="P73"><text:span text:style-name="T141">S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" draw:text-style-name="P83" draw:layer="layout" svg:width="1.058cm" svg:height="1.208cm" svg:x="2.745cm" svg:y="6.318cm">
          <text:p text:style-name="P73"><text:span text:style-name="T141">T</text:span><text:span text:style-name="T1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" draw:text-style-name="P84" draw:layer="layout" svg:width="3.078cm" svg:height="1.096cm" svg:x="14.261cm" svg:y="15.271cm">
          <text:p text:style-name="P41"><text:span text:style-name="T14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" draw:text-style-name="P84" draw:layer="layout" svg:width="3.078cm" svg:height="1.096cm" svg:x="2.191cm" svg:y="3.881cm">
          <text:p text:style-name="P41"><text:span text:style-name="T14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70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67" draw:text-style-name="P70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67" draw:text-style-name="P70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67" draw:text-style-name="P70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67" draw:text-style-name="P70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67" draw:text-style-name="P70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67" draw:text-style-name="P70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67" draw:text-style-name="P70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67" draw:text-style-name="P70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67" draw:text-style-name="P70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67" draw:text-style-name="P70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67" draw:text-style-name="P70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67" draw:text-style-name="P70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67" draw:text-style-name="P70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67" draw:text-style-name="P70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67" draw:text-style-name="P70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7" draw:text-style-name="P70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67" draw:text-style-name="P70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67" draw:text-style-name="P70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7" draw:text-style-name="P70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7" draw:text-style-name="P70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7" draw:text-style-name="P70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67" draw:text-style-name="P70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67" draw:text-style-name="P70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67" draw:text-style-name="P70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67" draw:text-style-name="P70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67" draw:text-style-name="P70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67" draw:text-style-name="P70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67" draw:text-style-name="P70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67" draw:text-style-name="P70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67" draw:text-style-name="P70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7" draw:text-style-name="P70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7" draw:text-style-name="P70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67" draw:text-style-name="P70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67" draw:text-style-name="P70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67" draw:text-style-name="P70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3" draw:text-style-name="P86" xml:id="id55" draw:id="id55" draw:layer="layout" svg:width="0.666cm" svg:height="5.746cm" svg:x="2.293cm" svg:y="8.043cm">
          <text:p text:style-name="P85"><text:span text:style-name="T145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55" draw:style-name="gr73" draw:text-style-name="P86" xml:id="id57" draw:id="id57" draw:layer="layout" svg:width="0.666cm" svg:height="5.746cm" draw:transform="rotate (1.5707963267949) translate (5.89cm 17.498cm)">
          <text:p text:style-name="P85"><text:span text:style-name="T145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56" draw:style-name="gr74" draw:text-style-name="P88" xml:id="id58" draw:id="id58" draw:layer="layout" svg:width="6.643cm" svg:height="1.011cm" svg:x="5.475cm" svg:y="17.423cm">
          <text:p text:style-name="P87"><text:span text:style-name="T94">critical section wrt </text:span><text:span text:style-name="T14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5" draw:text-style-name="P88" xml:id="id56" draw:id="id56" draw:layer="layout" svg:width="2.611cm" svg:height="3.297cm" svg:x="0cm" svg:y="9.17cm">
          <text:p text:style-name="P87"><text:span text:style-name="T94">critical section wrt </text:span><text:span text:style-name="T149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8" draw:text-style-name="P82" xml:id="id59" draw:id="id59" draw:layer="layout" svg:width="4.183cm" svg:height="1.01cm" svg:x="6.587cm" svg:y="10.409cm">
          <text:p text:style-name="P71"><text:span text:style-name="T150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28" presentation:class="page"/>
          <draw:frame presentation:style-name="pr2" draw:text-style-name="P8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" presentation:presentation-page-layout-name="AL2T11">
        <office:forms form:automatic-focus="false" form:apply-design-mode="false"/>
        <draw:custom-shape draw:name="Rectangle 129" draw:style-name="gr76" draw:text-style-name="P90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2" draw:text-style-name="P52" draw:layer="layout" svg:width="21.088cm" svg:height="2.116cm" svg:x="0.992cm" svg:y="1.21cm" presentation:class="title" presentation:user-transformed="true">
          <draw:text-box>
            <text:p text:style-name="P91"><text:span text:style-name="T151">Cr</text:span><text:span text:style-name="T151">it</text:span><text:span text:style-name="T151">ic</text:span><text:span text:style-name="T151">al </text:span><text:span text:style-name="T151">S</text:span><text:span text:style-name="T151">e</text:span><text:span text:style-name="T151">ct</text:span><text:span text:style-name="T151">io</text:span><text:span text:style-name="T151">n</text:span><text:span text:style-name="T151">s </text:span><text:span text:style-name="T151">a</text:span><text:span text:style-name="T151">n</text:span><text:span text:style-name="T151">d </text:span><text:span text:style-name="T151">U</text:span><text:span text:style-name="T151">n</text:span><text:span text:style-name="T151">s</text:span><text:span text:style-name="T151">a</text:span><text:span text:style-name="T151">f</text:span><text:span text:style-name="T151">e </text:span><text:span text:style-name="T151">R</text:span><text:span text:style-name="T151">e</text:span><text:span text:style-name="T151">gi</text:span><text:span text:style-name="T151">o</text:span><text:span text:style-name="T151">n</text:span><text:span text:style-name="T151">s</text:span></text:p>
          </draw:text-box>
        </draw:frame>
        <draw:line draw:name="Line 4" draw:style-name="gr77" draw:text-style-name="P92" draw:layer="layout" svg:x1="3.72cm" svg:y1="15.733cm" svg:x2="14.304cm" svg:y2="15.734cm">
          <text:p/>
        </draw:line>
        <draw:line draw:name="Line 5" draw:style-name="gr77" draw:text-style-name="P92" draw:layer="layout" svg:x1="3.72cm" svg:y1="15.733cm" svg:x2="3.721cm" svg:y2="5.066cm">
          <text:p/>
        </draw:line>
        <draw:custom-shape draw:name="Text Box 6" draw:style-name="gr78" draw:text-style-name="P94" draw:layer="layout" svg:width="1.202cm" svg:height="1.022cm" svg:x="4.148cm" svg:y="15.787cm">
          <text:p text:style-name="P93"><text:span text:style-name="T152">H</text:span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9" draw:text-style-name="P94" draw:layer="layout" svg:width="1.092cm" svg:height="1.022cm" svg:x="6.065cm" svg:y="15.787cm">
          <text:p text:style-name="P93"><text:span text:style-name="T152">L</text:span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80" draw:text-style-name="P94" draw:layer="layout" svg:width="1.189cm" svg:height="1.022cm" svg:x="8.041cm" svg:y="15.787cm">
          <text:p text:style-name="P93"><text:span text:style-name="T152">U</text:span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81" draw:text-style-name="P94" draw:layer="layout" svg:width="1.138cm" svg:height="1.022cm" svg:x="9.997cm" svg:y="15.787cm">
          <text:p text:style-name="P93"><text:span text:style-name="T152">S</text:span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82" draw:text-style-name="P94" draw:layer="layout" svg:width="1.117cm" svg:height="1.022cm" svg:x="12.03cm" svg:y="15.787cm">
          <text:p text:style-name="P93"><text:span text:style-name="T152">T</text:span><text:span text:style-name="T1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3" draw:text-style-name="P94" draw:layer="layout" svg:width="1.202cm" svg:height="1.022cm" svg:x="2.662cm" svg:y="14.234cm">
          <text:p text:style-name="P93"><text:span text:style-name="T152">H</text:span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4" draw:text-style-name="P94" draw:layer="layout" svg:width="1.092cm" svg:height="1.022cm" svg:x="2.723cm" svg:y="12.303cm">
          <text:p text:style-name="P93"><text:span text:style-name="T152">L</text:span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5" draw:text-style-name="P94" draw:layer="layout" svg:width="1.189cm" svg:height="1.022cm" svg:x="2.675cm" svg:y="10.301cm">
          <text:p text:style-name="P93"><text:span text:style-name="T152">U</text:span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86" draw:text-style-name="P94" draw:layer="layout" svg:width="1.138cm" svg:height="1.022cm" svg:x="2.668cm" svg:y="8.409cm">
          <text:p text:style-name="P93"><text:span text:style-name="T152">S</text:span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87" draw:text-style-name="P94" draw:layer="layout" svg:width="1.117cm" svg:height="1.022cm" svg:x="2.716cm" svg:y="6.412cm">
          <text:p text:style-name="P93"><text:span text:style-name="T152">T</text:span><text:span text:style-name="T1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88" draw:text-style-name="P96" draw:layer="layout" svg:width="3.322cm" svg:height="0.929cm" svg:x="14.141cm" svg:y="15.355cm">
          <text:p text:style-name="P95"><text:span text:style-name="T152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89" draw:text-style-name="P96" draw:layer="layout" svg:width="3.322cm" svg:height="0.929cm" svg:x="2.071cm" svg:y="3.965cm">
          <text:p text:style-name="P95"><text:span text:style-name="T152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3" draw:style-name="gr90">
          <draw:custom-shape draw:name="Oval 74" draw:style-name="gr91" draw:text-style-name="P97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5" draw:style-name="gr91" draw:text-style-name="P97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6" draw:style-name="gr91" draw:text-style-name="P97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7" draw:style-name="gr91" draw:text-style-name="P97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8" draw:style-name="gr91" draw:text-style-name="P97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9" draw:style-name="gr91" draw:text-style-name="P97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0" draw:style-name="gr90">
          <draw:custom-shape draw:name="Oval 81" draw:style-name="gr91" draw:text-style-name="P97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2" draw:style-name="gr91" draw:text-style-name="P97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3" draw:style-name="gr91" draw:text-style-name="P97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4" draw:style-name="gr91" draw:text-style-name="P97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5" draw:style-name="gr91" draw:text-style-name="P97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6" draw:style-name="gr91" draw:text-style-name="P97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7" draw:style-name="gr90">
          <draw:custom-shape draw:name="Oval 88" draw:style-name="gr91" draw:text-style-name="P97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9" draw:style-name="gr91" draw:text-style-name="P97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91" draw:text-style-name="P97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91" draw:text-style-name="P97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91" draw:text-style-name="P97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91" draw:text-style-name="P97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4" draw:style-name="gr90">
          <draw:custom-shape draw:name="Oval 95" draw:style-name="gr91" draw:text-style-name="P97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91" draw:text-style-name="P97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91" draw:text-style-name="P97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91" draw:text-style-name="P97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9" draw:style-name="gr91" draw:text-style-name="P97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0" draw:style-name="gr91" draw:text-style-name="P97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1" draw:style-name="gr90">
          <draw:custom-shape draw:name="Oval 102" draw:style-name="gr91" draw:text-style-name="P97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3" draw:style-name="gr91" draw:text-style-name="P97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4" draw:style-name="gr91" draw:text-style-name="P97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5" draw:style-name="gr91" draw:text-style-name="P97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6" draw:style-name="gr91" draw:text-style-name="P97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7" draw:style-name="gr91" draw:text-style-name="P97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8" draw:style-name="gr90">
          <draw:custom-shape draw:name="Oval 109" draw:style-name="gr91" draw:text-style-name="P97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0" draw:style-name="gr91" draw:text-style-name="P97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1" draw:style-name="gr91" draw:text-style-name="P97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2" draw:style-name="gr91" draw:text-style-name="P97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3" draw:style-name="gr91" draw:text-style-name="P97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4" draw:style-name="gr91" draw:text-style-name="P97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56" draw:style-name="gr92" draw:text-style-name="P98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AutoShape 57" draw:style-name="gr92" draw:text-style-name="P98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58" draw:style-name="gr93" draw:text-style-name="P100" draw:layer="layout" svg:width="6.777cm" svg:height="0.845cm" svg:x="5.44cm" svg:y="17.507cm">
          <text:p text:style-name="P99"><text:span text:style-name="T154">critical section wrt </text:span><text:span text:style-name="T15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9" draw:style-name="gr94" draw:text-style-name="P100" draw:layer="layout" svg:width="2.614cm" svg:height="2.031cm" svg:x="0cm" svg:y="9.803cm">
          <text:p text:style-name="P99"><text:span text:style-name="T154">critical section wrt </text:span><text:span text:style-name="T155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95" draw:text-style-name="P68" draw:layer="layout" svg:width="4.677cm" svg:height="0.886cm" svg:x="6.341cm" svg:y="10.409cm">
          <text:p text:style-name="P67"><text:span text:style-name="T156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96" draw:text-style-name="P68" draw:layer="layout" svg:width="9.736cm" svg:height="4.701cm" svg:x="14.817cm" svg:y="6.014cm">
          <text:p xml:id="id61" text:id="id61" text:style-name="P67"><text:span text:style-name="T157">Def:</text:span><text:span text:style-name="T158"> </text:span><text:span text:style-name="T159">A trajectory is </text:span><text:span text:style-name="T157">safe <text:s/></text:span><text:span text:style-name="T159">iff it does not enter any unsafe region</text:span></text:p>
          <text:p text:style-name="P67"><text:span text:style-name="T160"/></text:p>
          <text:p xml:id="id84" text:id="id84" text:style-name="P67"><text:span text:style-name="T157">Claim:</text:span><text:span text:style-name="T158"> </text:span><text:span text:style-name="T159">A trajectory is <text:s/>correct (wrt </text:span><text:span text:style-name="T161">cnt</text:span><text:span text:style-name="T159">) <text:s/>iff it is safe</text:span></text:p>
          <text:p text:style-name="P67"><text:span text:style-name="T1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4" draw:style-name="gr97" draw:text-style-name="P92" xml:id="id73" draw:id="id73" draw:layer="layout" svg:width="2.031cm" svg:height="0.025cm" svg:x="3.642cm" svg:y="15.703cm" svg:viewBox="0 0 2032 26" draw:points="0,0 2032,26">
          <text:p text:style-name="P76"><text:span text:style-name="T162"/></text:p>
        </draw:polyline>
        <draw:polyline draw:name="Line 55" draw:style-name="gr97" draw:text-style-name="P92" xml:id="id74" draw:id="id74" draw:layer="layout" svg:width="2.054cm" svg:height="0cm" svg:x="5.714cm" svg:y="15.703cm" svg:viewBox="0 0 2055 1" draw:points="0,0 2055,1">
          <text:p text:style-name="P76"><text:span text:style-name="T162"/></text:p>
        </draw:polyline>
        <draw:polyline draw:name="Line 56" draw:style-name="gr97" draw:text-style-name="P92" xml:id="id75" draw:id="id75" draw:layer="layout" svg:width="1.82cm" svg:height="0cm" svg:x="7.919cm" svg:y="15.703cm" svg:viewBox="0 0 1821 1" draw:points="0,0 1821,1">
          <text:p text:style-name="P76"><text:span text:style-name="T162"/></text:p>
        </draw:polyline>
        <draw:polyline draw:name="Line 57" draw:style-name="gr97" draw:text-style-name="P92" xml:id="id76" draw:id="id76" draw:layer="layout" svg:width="0cm" svg:height="1.758cm" svg:x="9.696cm" svg:y="13.829cm" svg:viewBox="0 0 1 1759" draw:points="0,1759 1,0">
          <text:p text:style-name="P76"><text:span text:style-name="T162"/></text:p>
        </draw:polyline>
        <draw:polyline draw:name="Line 58" draw:style-name="gr97" draw:text-style-name="P92" xml:id="id77" draw:id="id77" draw:layer="layout" svg:width="0cm" svg:height="1.799cm" svg:x="9.67cm" svg:y="11.857cm" svg:viewBox="0 0 1 1800" draw:points="0,1800 1,0">
          <text:p text:style-name="P76"><text:span text:style-name="T162"/></text:p>
        </draw:polyline>
        <draw:polyline draw:name="Line 59" draw:style-name="gr97" draw:text-style-name="P92" xml:id="id78" draw:id="id78" draw:layer="layout" svg:width="1.821cm" svg:height="0cm" svg:x="9.837cm" svg:y="11.884cm" svg:viewBox="0 0 1822 1" draw:points="0,0 1822,1">
          <text:p text:style-name="P76"><text:span text:style-name="T162"/></text:p>
        </draw:polyline>
        <draw:polyline draw:name="Line 60" draw:style-name="gr97" draw:text-style-name="P92" xml:id="id79" draw:id="id79" draw:layer="layout" svg:width="1.82cm" svg:height="0cm" svg:x="11.756cm" svg:y="11.884cm" svg:viewBox="0 0 1821 1" draw:points="0,0 1821,1">
          <text:p text:style-name="P76"><text:span text:style-name="T162"/></text:p>
        </draw:polyline>
        <draw:polyline draw:name="Line 61" draw:style-name="gr97" draw:text-style-name="P92" xml:id="id80" draw:id="id80" draw:layer="layout" svg:width="0cm" svg:height="1.798cm" svg:x="13.647cm" svg:y="9.891cm" svg:viewBox="0 0 1 1799" draw:points="0,1799 1,0">
          <text:p text:style-name="P76"><text:span text:style-name="T162"/></text:p>
        </draw:polyline>
        <draw:polyline draw:name="Line 62" draw:style-name="gr97" draw:text-style-name="P92" xml:id="id81" draw:id="id81" draw:layer="layout" svg:width="0cm" svg:height="1.798cm" svg:x="13.647cm" svg:y="7.906cm" svg:viewBox="0 0 1 1799" draw:points="0,1799 1,0">
          <text:p text:style-name="P76"><text:span text:style-name="T162"/></text:p>
        </draw:polyline>
        <draw:polyline draw:name="Line 63" draw:style-name="gr97" draw:text-style-name="P92" xml:id="id82" draw:id="id82" draw:layer="layout" svg:width="0cm" svg:height="1.798cm" svg:x="13.647cm" svg:y="5.962cm" svg:viewBox="0 0 1 1799" draw:points="0,1799 1,0">
          <text:p text:style-name="P76"><text:span text:style-name="T162"/></text:p>
        </draw:polyline>
        <draw:custom-shape draw:name="TextBox 120" draw:style-name="gr98" draw:text-style-name="P68" xml:id="id83" draw:id="id83" draw:layer="layout" svg:width="2.514cm" svg:height="0.886cm" svg:x="12.418cm" svg:y="12.065cm">
          <text:p text:style-name="P67"><text:span text:style-name="T163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1" draw:style-name="gr99" draw:text-style-name="P92" xml:id="id62" draw:id="id62" draw:layer="layout" svg:width="0cm" svg:height="1.798cm" svg:x="3.699cm" svg:y="13.855cm" svg:viewBox="0 0 1 1799" draw:points="0,1799 1,0">
          <text:p text:style-name="P76"><text:span text:style-name="T162"/></text:p>
        </draw:polyline>
        <draw:polyline draw:name="Line 62" draw:style-name="gr99" draw:text-style-name="P92" xml:id="id63" draw:id="id63" draw:layer="layout" svg:width="0cm" svg:height="1.799cm" svg:x="3.699cm" svg:y="11.87cm" svg:viewBox="0 0 1 1800" draw:points="0,1800 1,0">
          <text:p text:style-name="P76"><text:span text:style-name="T162"/></text:p>
        </draw:polyline>
        <draw:polyline draw:name="Line 63" draw:style-name="gr99" draw:text-style-name="P92" xml:id="id64" draw:id="id64" draw:layer="layout" svg:width="0cm" svg:height="1.798cm" svg:x="3.699cm" svg:y="9.926cm" svg:viewBox="0 0 1 1799" draw:points="0,1799 1,0">
          <text:p text:style-name="P76"><text:span text:style-name="T162"/></text:p>
        </draw:polyline>
        <draw:polyline draw:name="Line 60" draw:style-name="gr99" draw:text-style-name="P92" xml:id="id65" draw:id="id65" draw:layer="layout" svg:width="1.82cm" svg:height="0cm" svg:x="3.81cm" svg:y="9.935cm" svg:viewBox="0 0 1821 1" draw:points="0,0 1821,1">
          <text:p text:style-name="P76"><text:span text:style-name="T162"/></text:p>
        </draw:polyline>
        <draw:polyline draw:name="Line 61" draw:style-name="gr99" draw:text-style-name="P92" xml:id="id66" draw:id="id66" draw:layer="layout" svg:width="0cm" svg:height="1.798cm" svg:x="5.701cm" svg:y="7.942cm" svg:viewBox="0 0 1 1799" draw:points="0,1799 1,0">
          <text:p text:style-name="P76"><text:span text:style-name="T162"/></text:p>
        </draw:polyline>
        <draw:polyline draw:name="Line 60" draw:style-name="gr99" draw:text-style-name="P92" xml:id="id67" draw:id="id67" draw:layer="layout" svg:width="1.82cm" svg:height="0cm" svg:x="5.807cm" svg:y="8.043cm" svg:viewBox="0 0 1821 1" draw:points="0,0 1821,1">
          <text:p text:style-name="P76"><text:span text:style-name="T162"/></text:p>
        </draw:polyline>
        <draw:polyline draw:name="Line 61" draw:style-name="gr99" draw:text-style-name="P92" xml:id="id68" draw:id="id68" draw:layer="layout" svg:width="0cm" svg:height="1.799cm" svg:x="7.699cm" svg:y="6.049cm" svg:viewBox="0 0 1 1800" draw:points="0,1800 1,0">
          <text:p text:style-name="P76"><text:span text:style-name="T162"/></text:p>
        </draw:polyline>
        <draw:polyline draw:name="Line 54" draw:style-name="gr99" draw:text-style-name="P92" xml:id="id69" draw:id="id69" draw:layer="layout" svg:width="2.031cm" svg:height="0.026cm" svg:x="7.659cm" svg:y="6.067cm" svg:viewBox="0 0 2032 27" draw:points="0,0 2032,27">
          <text:p text:style-name="P76"><text:span text:style-name="T162"/></text:p>
        </draw:polyline>
        <draw:polyline draw:name="Line 55" draw:style-name="gr99" draw:text-style-name="P92" xml:id="id70" draw:id="id70" draw:layer="layout" svg:width="2.054cm" svg:height="0cm" svg:x="9.732cm" svg:y="6.067cm" svg:viewBox="0 0 2055 1" draw:points="0,0 2055,1">
          <text:p text:style-name="P76"><text:span text:style-name="T162"/></text:p>
        </draw:polyline>
        <draw:polyline draw:name="Line 56" draw:style-name="gr99" draw:text-style-name="P92" xml:id="id71" draw:id="id71" draw:layer="layout" svg:width="1.82cm" svg:height="0cm" svg:x="11.937cm" svg:y="6.067cm" svg:viewBox="0 0 1821 1" draw:points="0,0 1821,1">
          <text:p text:style-name="P76"><text:span text:style-name="T162"/></text:p>
        </draw:polyline>
        <draw:custom-shape draw:name="TextBox 137" draw:style-name="gr100" draw:text-style-name="P68" xml:id="id72" draw:id="id72" draw:layer="layout" svg:width="1.76cm" svg:height="0.886cm" svg:x="8.693cm" svg:y="4.901cm">
          <text:p text:style-name="P67"><text:span text:style-name="T164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" draw:style-name="gr6" draw:layer="layout" svg:width="19.798cm" svg:height="11.136cm" svg:x="0.6cm" svg:y="2.257cm" draw:page-number="29" presentation:class="page"/>
          <draw:frame draw:name="Rectangle 3" presentation:style-name="pr13" draw:text-style-name="P6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551cm" svg:height="1.588cm" svg:x="1.058cm" svg:y="1.27cm">
          <text:p text:style-name="P9"><text:span text:style-name="T1">Semaph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1" draw:text-style-name="P14" draw:layer="layout" svg:width="24.011cm" svg:height="15.077cm" svg:x="1.102cm" svg:y="3.334cm">
          <text:list text:style-name="L2">
            <text:list-item>
              <text:p text:style-name="P78"><text:span text:style-name="T45">Semaphore:</text:span><text:span text:style-name="T41"> </text:span><text:span text:style-name="T10"><text:s/>non-negative global integer synchronization variable. Manipulated by </text:span><text:span text:style-name="T41">P (passering)</text:span><text:span text:style-name="T10"> and </text:span><text:span text:style-name="T41">V (vrijgave)</text:span><text:span text:style-name="T10"> operations. </text:span></text:p>
            </text:list-item>
            <text:list-item>
              <text:p text:style-name="P78"><text:span text:style-name="T10">P(s):</text:span></text:p>
            </text:list-item>
          </text:list>
          <text:list text:style-name="L3">
            <text:list-item>
              <text:list>
                <text:list-item>
                  <text:p text:style-name="P101"><text:span text:style-name="T38">If </text:span><text:span text:style-name="T39">s</text:span><text:span text:style-name="T38"> is nonzero, then decrement </text:span><text:span text:style-name="T39">s</text:span><text:span text:style-name="T38"> by 1 and return immediately.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1"><text:span text:style-name="T38">Test and decrement operations occur atomically (indivisibly)</text:span></text:p>
                    </text:list-item>
                  </text:list>
                </text:list-item>
                <text:list-item>
                  <text:p text:style-name="P101"><text:span text:style-name="T38">If </text:span><text:span text:style-name="T39">s</text:span><text:span text:style-name="T38"> is zero, then suspend thread until </text:span><text:span text:style-name="T39">s</text:span><text:span text:style-name="T38"> becomes nonzero and the thread is restarted by a V operation. </text:span></text:p>
                </text:list-item>
                <text:list-item>
                  <text:p text:style-name="P101"><text:span text:style-name="T38">After restarting, the P operation decrements </text:span><text:span text:style-name="T39">s</text:span><text:span text:style-name="T38"> and returns control to the caller. </text:span></text:p>
                </text:list-item>
              </text:list>
            </text:list-item>
            <text:list-item>
              <text:p text:style-name="P102"><text:span text:style-name="T41">V(s): </text:span></text:p>
              <text:list>
                <text:list-item>
                  <text:p text:style-name="P101"><text:span text:style-name="T38">Increment </text:span><text:span text:style-name="T39">s</text:span><text:span text:style-name="T38"> by 1. </text:span></text:p>
                  <text:list>
                    <text:list-item>
                      <text:p text:style-name="P101"><text:span text:style-name="T38">Increment operation occurs atomically</text:span></text:p>
                    </text:list-item>
                  </text:list>
                </text:list-item>
                <text:list-item>
                  <text:p text:style-name="P101"><text:span text:style-name="T38">If there are any threads blocked in a P operation waiting for </text:span><text:span text:style-name="T39">s</text:span><text:span text:style-name="T38"> to become non-zero, then restart exactly one of those threads, which then completes its P operation by decrementing </text:span><text:span text:style-name="T39">s</text:span><text:span text:style-name="T38">. </text:span></text:p>
                </text:list-item>
              </text:list>
            </text:list-item>
          </text:list>
          <text:p text:style-name="P103"><text:span text:style-name="T37"/></text:p>
          <text:list text:continue-numbering="true" text:style-name="L4">
            <text:list-item>
              <text:p text:style-name="P39"><text:span text:style-name="T165">Semaphore invariant: </text:span><text:span text:style-name="T45">(s &gt;= 0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C Semaphore 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.502cm" svg:x="0.635cm" svg:y="3.935cm">
          <text:p text:style-name="P29"><text:span text:style-name="T18">Pthreads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2" draw:text-style-name="P38" draw:layer="layout" svg:width="22.979cm" svg:height="4.82cm" svg:x="1.07cm" svg:y="5.441cm">
          <text:p text:style-name="P1"><text:span text:style-name="T32">#include &lt;semaphore.h&gt;</text:span></text:p>
          <text:p text:style-name="P1"><text:span text:style-name="T2"/></text:p>
          <text:p text:style-name="P1"><text:span text:style-name="T32">int sem_init(sem_t *s, 0, unsigned int val);} /* s = val */</text:span></text:p>
          <text:p text:style-name="P1"><text:span text:style-name="T2"/></text:p>
          <text:p text:style-name="P1"><text:span text:style-name="T32">int sem_wait(sem_t *s); <text:s/>/* P(s) */</text:span></text:p>
          <text:p text:style-name="P1"><text:span text:style-name="T32">int sem_post(sem_t *s); <text:s/>/* V(s)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4.373cm" svg:height="3.039cm" svg:x="1.017cm" svg:y="0.423cm">
          <text:p text:style-name="P9"><text:span text:style-name="T62">badcnt.c</text:span><text:span text:style-name="T63">: Im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3" draw:layer="layout" svg:width="13.331cm" svg:height="14.831cm" svg:x="0.128cm" svg:y="3.495cm">
          <text:p text:style-name="P22"><text:span text:style-name="T64">/* Global shared variable */</text:span></text:p>
          <text:p text:style-name="P22"><text:span text:style-name="T65">volatile</text:span><text:span text:style-name="T66"> </text:span><text:span text:style-name="T67">long</text:span><text:span text:style-name="T66"> </text:span><text:span text:style-name="T68">cnt</text:span><text:span text:style-name="T66"> = 0; </text:span><text:span text:style-name="T64">/* Counter */</text:span></text:p>
          <text:p text:style-name="P22"><text:span text:style-name="T69"/></text:p>
          <text:p text:style-name="P22"><text:span text:style-name="T67">int</text:span><text:span text:style-name="T66"> </text:span><text:span text:style-name="T70">main</text:span><text:span text:style-name="T66">(</text:span><text:span text:style-name="T67">int</text:span><text:span text:style-name="T66"> </text:span><text:span text:style-name="T68">argc</text:span><text:span text:style-name="T66">, </text:span><text:span text:style-name="T67">char</text:span><text:span text:style-name="T66"> **</text:span><text:span text:style-name="T68">argv</text:span><text:span text:style-name="T66">)</text:span></text:p>
          <text:p text:style-name="P22"><text:span text:style-name="T66">{</text:span></text:p>
          <text:p text:style-name="P22"><text:span text:style-name="T66"><text:s text:c="4"/></text:span><text:span text:style-name="T67">long</text:span><text:span text:style-name="T66"> </text:span><text:span text:style-name="T68">niters</text:span><text:span text:style-name="T66">;</text:span></text:p>
          <text:p text:style-name="P22"><text:span text:style-name="T66"><text:s text:c="4"/></text:span><text:span text:style-name="T67">pthread_t</text:span><text:span text:style-name="T66"> </text:span><text:span text:style-name="T68">tid1</text:span><text:span text:style-name="T66">, </text:span><text:span text:style-name="T68">tid2</text:span><text:span text:style-name="T66">;</text:span></text:p>
          <text:p text:style-name="P22"><text:span text:style-name="T69"/></text:p>
          <text:p text:style-name="P22"><text:span text:style-name="T66"><text:s text:c="4"/></text:span><text:span text:style-name="T66">niters = atoi(argv[1]);</text:span></text:p>
          <text:p text:style-name="P22"><text:span text:style-name="T66"><text:s text:c="4"/></text:span><text:span text:style-name="T66">Pthread_create(&amp;tid1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create(&amp;tid2, </text:span><text:span text:style-name="T71">NULL</text:span><text:span text:style-name="T66">,</text:span></text:p>
          <text:p text:style-name="P22"><text:span text:style-name="T66"><text:s text:c="8"/></text:span><text:span text:style-name="T66">thread, &amp;niters);</text:span></text:p>
          <text:p text:style-name="P22"><text:span text:style-name="T66"><text:s text:c="4"/></text:span><text:span text:style-name="T66">Pthread_join(tid1, </text:span><text:span text:style-name="T71">NULL</text:span><text:span text:style-name="T66">);</text:span></text:p>
          <text:p text:style-name="P22"><text:span text:style-name="T66"><text:s text:c="4"/></text:span><text:span text:style-name="T66">Pthread_join(tid2, </text:span><text:span text:style-name="T71">NULL</text:span><text:span text:style-name="T66">);</text:span></text:p>
          <text:p text:style-name="P22"><text:span text:style-name="T69"/></text:p>
          <text:p text:style-name="P22"><text:span text:style-name="T66"><text:s text:c="4"/></text:span><text:span text:style-name="T64">/* Check result */</text:span></text:p>
          <text:p text:style-name="P22"><text:span text:style-name="T66"><text:s text:c="4"/></text:span><text:span text:style-name="T65">if</text:span><text:span text:style-name="T66"> (cnt != (2 * niters))</text:span></text:p>
          <text:p text:style-name="P22"><text:span text:style-name="T66"><text:s text:c="8"/></text:span><text:span text:style-name="T66">printf(</text:span><text:span text:style-name="T72">"BOOM! cnt=%ld\n"</text:span><text:span text:style-name="T66">, cnt);</text:span></text:p>
          <text:p text:style-name="P22"><text:span text:style-name="T66"><text:s text:c="4"/></text:span><text:span text:style-name="T65">else</text:span></text:p>
          <text:p text:style-name="P22"><text:span text:style-name="T66"><text:s text:c="8"/></text:span><text:span text:style-name="T66">printf(</text:span><text:span text:style-name="T72">"OK cnt=%ld\n"</text:span><text:span text:style-name="T66">, cnt);</text:span></text:p>
          <text:p text:style-name="P22"><text:span text:style-name="T66"><text:s text:c="4"/></text:span><text:span text:style-name="T66">exit(0);</text:span></text:p>
          <text:p text:style-name="P22"><text:span text:style-name="T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3" draw:text-style-name="P25" draw:layer="layout" svg:width="11.43cm" svg:height="7.685cm" svg:x="13.716cm" svg:y="3.491cm">
          <text:p text:style-name="P22"><text:span text:style-name="T73">/* Thread routine */</text:span><text:span text:style-name="T21"> <text:s text:c="92"/></text:span></text:p>
          <text:p text:style-name="P22"><text:span text:style-name="T74">void</text:span><text:span text:style-name="T21"> *</text:span><text:span text:style-name="T75">thread</text:span><text:span text:style-name="T21">(</text:span><text:span text:style-name="T74">void</text:span><text:span text:style-name="T21"> *</text:span><text:span text:style-name="T76">vargp</text:span><text:span text:style-name="T21">) <text:s text:c="87"/></text:span></text:p>
          <text:p text:style-name="P22"><text:span text:style-name="T21">{ <text:s text:c="111"/></text:span></text:p>
          <text:p text:style-name="P22"><text:span text:style-name="T21"><text:s text:c="4"/></text:span><text:span text:style-name="T74">long</text:span><text:span text:style-name="T21"> </text:span><text:span text:style-name="T76">i</text:span><text:span text:style-name="T21">, </text:span><text:span text:style-name="T76">niters</text:span><text:span text:style-name="T21"> = </text:span></text:p>
          <text:p text:style-name="P22"><text:span text:style-name="T21"><text:s text:c="15"/></text:span><text:span text:style-name="T21">*((</text:span><text:span text:style-name="T74">long</text:span><text:span text:style-name="T21"> *)vargp); <text:s text:c="74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for</text:span><text:span text:style-name="T21"> (i = 0; i &lt; niters; i++)</text:span></text:p>
          <text:p text:style-name="P22"><text:span text:style-name="T21"><text:s text:c="8"/></text:span><text:span text:style-name="T21">cnt++; <text:s text:c="18"/></text:span></text:p>
          <text:p text:style-name="P22"><text:span text:style-name="T21"><text:s text:c="113"/></text:span></text:p>
          <text:p text:style-name="P22"><text:span text:style-name="T21"><text:s text:c="4"/></text:span><text:span text:style-name="T77">return</text:span><text:span text:style-name="T21"> </text:span><text:span text:style-name="T78">NULL</text:span><text:span text:style-name="T21">; <text:s text:c="96"/></text:span></text:p>
          <text:p text:style-name="P22"><text:span text:style-name="T21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7" draw:layer="layout" svg:width="7.612cm" svg:height="3.629cm" svg:x="15.28cm" svg:y="11.666cm">
          <text:p text:style-name="P1"><text:span text:style-name="T79">$ ./badcnt 10000</text:span></text:p>
          <text:p text:style-name="P1"><text:span text:style-name="T79">OK cnt=20000</text:span></text:p>
          <text:p text:style-name="P1"><text:span text:style-name="T79">$ ./badcnt 10000</text:span></text:p>
          <text:p text:style-name="P1"><text:span text:style-name="T79">BOOM! cnt=13051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14" draw:layer="layout" svg:width="9.733cm" svg:height="3.043cm" svg:x="14.182cm" svg:y="15.82cm">
          <text:p text:style-name="P18"><text:span text:style-name="T32">cnt</text:span><text:span text:style-name="T61"> should equal 20,000.</text:span></text:p>
          <text:p text:style-name="P18"><text:span text:style-name="T43"/></text:p>
          <text:p text:style-name="P18"><text:span text:style-name="T80">What went wro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4" draw:layer="layout" svg:width="2.748cm" svg:height="1.01cm" svg:x="10.453cm" svg:y="17.357cm">
          <text:p text:style-name="P1"><text:span text:style-name="T31">ba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9.798cm" svg:height="11.136cm" svg:x="0.6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2.041cm" svg:height="2.113cm" svg:x="0.992cm" svg:y="1.21cm">
          <text:p text:style-name="P9"><text:span text:style-name="T8">Using Semaphores for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0">Basic idea: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38">Associate a unique semaphore </text:span><text:span text:style-name="T39">mutex</text:span><text:span text:style-name="T38">, initially 1, with each shared variable (or related set of shared variables).</text:span></text:p>
                </text:list-item>
                <text:list-item>
                  <text:p text:style-name="P16"><text:span text:style-name="T38">Surround corresponding critical sections with </text:span><text:span text:style-name="T39">P(mutex)</text:span><text:span text:style-name="T38"> and </text:span></text:p>
                </text:list-item>
              </text:list>
            </text:list-item>
          </text:list>
          <text:p text:style-name="P4"><text:span text:style-name="T39"><text:tab/></text:span><text:span text:style-name="T39">V(mutex)</text:span><text:span text:style-name="T38"> operations.</text:span></text:p>
          <text:p text:style-name="P17"><text:span text:style-name="T37"/></text:p>
          <text:list text:continue-numbering="true" text:style-name="L3">
            <text:list-item>
              <text:p text:style-name="P17"><text:span text:style-name="T10">Terminology:</text:span></text:p>
              <text:list>
                <text:list-item>
                  <text:p text:style-name="P16"><text:span text:style-name="T166">Binary semaphore</text:span><text:span text:style-name="T38">: semaphore whose value is always 0 or 1</text:span></text:p>
                </text:list-item>
                <text:list-item>
                  <text:p text:style-name="P16"><text:span text:style-name="T166">Mutex:</text:span><text:span text:style-name="T167"> </text:span><text:span text:style-name="T38">binary semaphore used for mutual exclu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6"><text:span text:style-name="T38">P operation: </text:span><text:span text:style-name="T167">“locking” </text:span><text:span text:style-name="T38">the mutex</text:span></text:p>
                    </text:list-item>
                    <text:list-item>
                      <text:p text:style-name="P16"><text:span text:style-name="T38">V operation: </text:span><text:span text:style-name="T167">“unlocking” </text:span><text:span text:style-name="T38">or </text:span><text:span text:style-name="T167">“releasing” </text:span><text:span text:style-name="T38">the mutex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6"><text:span text:style-name="T166">“</text:span><text:span text:style-name="T166">Holding” </text:span><text:span text:style-name="T38">a mutex: locked and not yet unlocked. </text:span></text:p>
                    </text:list-item>
                  </text:list>
                </text:list-item>
                <text:list-item>
                  <text:p text:style-name="P16"><text:span text:style-name="T166">Counting semaphore</text:span><text:span text:style-name="T38">: used as a counter for set of available resourc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058cm">
          <text:p text:style-name="P9"><text:span text:style-name="T168">goodcnt.c:</text:span><text:span text:style-name="T7"> Proper Synchro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3.072cm" svg:height="1.275cm" svg:x="0.635cm" svg:y="3.378cm">
          <text:list text:style-name="L2">
            <text:list-item>
              <text:p text:style-name="P17"><text:span text:style-name="T61">Define and initialize a mutex for the shared variable </text:span><text:span text:style-name="T32">cnt:</text:span></text:p>
            </text:list-item>
          </text:list>
          <text:p text:style-name="P4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4" draw:text-style-name="P23" draw:layer="layout" svg:width="23.568cm" svg:height="3.472cm" svg:x="0.982cm" svg:y="4.991cm">
          <text:p text:style-name="P22"><text:span text:style-name="T169"><text:s text:c="2"/></text:span><text:span text:style-name="T170">volatile</text:span><text:span text:style-name="T169"> </text:span><text:span text:style-name="T171">long</text:span><text:span text:style-name="T169"> </text:span><text:span text:style-name="T172">cnt</text:span><text:span text:style-name="T169"> = 0; <text:s/></text:span><text:span text:style-name="T173">/* Counter */</text:span></text:p>
          <text:p text:style-name="P22"><text:span text:style-name="T169"><text:s text:c="2"/></text:span><text:span text:style-name="T171">sem_t</text:span><text:span text:style-name="T169"> </text:span><text:span text:style-name="T172">mutex</text:span><text:span text:style-name="T169">; <text:s text:c="11"/></text:span><text:span text:style-name="T173">/* Semaphore that protects cnt */</text:span></text:p>
          <text:p text:style-name="P22"><text:span text:style-name="T169"><text:s/></text:span></text:p>
          <text:p text:style-name="P22"><text:span text:style-name="T169"><text:s text:c="2"/></text:span><text:span text:style-name="T169">sem_init(&amp;mutex, 0, 1); </text:span><text:span text:style-name="T173">/* mutex = 1 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4" draw:layer="layout" svg:width="23.072cm" svg:height="1.275cm" svg:x="0.992cm" svg:y="9.313cm">
          <text:list text:style-name="L2">
            <text:list-item>
              <text:p text:style-name="P17"><text:span text:style-name="T3">Surround critical section with </text:span><text:span text:style-name="T11">P</text:span><text:span text:style-name="T3"> and </text:span><text:span text:style-name="T11">V</text:span><text:span text:style-name="T3">:</text:span></text:p>
            </text:list-item>
          </text:list>
          <text:p text:style-name="P16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4" draw:text-style-name="P23" draw:layer="layout" svg:width="13.258cm" svg:height="4.229cm" svg:x="1.343cm" svg:y="11.007cm">
          <text:p text:style-name="P22"><text:span text:style-name="T169"><text:s/></text:span><text:span text:style-name="T170">for</text:span><text:span text:style-name="T169"> (i = 0; i &lt; niters; i++) {</text:span></text:p>
          <text:p text:style-name="P22"><text:span text:style-name="T169"><text:s text:c="5"/></text:span><text:span text:style-name="T169">sem_wait(&amp;mutex);</text:span></text:p>
          <text:p text:style-name="P22"><text:span text:style-name="T169"><text:s text:c="5"/></text:span><text:span text:style-name="T169">cnt++;</text:span></text:p>
          <text:p text:style-name="P22"><text:span text:style-name="T169"><text:s text:c="5"/></text:span><text:span text:style-name="T169">sem_post(&amp;mutex);</text:span></text:p>
          <text:p text:style-name="P22"><text:span text:style-name="T169"><text:s text:c="2"/></text:span><text:span text:style-name="T1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7" draw:layer="layout" svg:width="7.951cm" svg:height="3.629cm" svg:x="15.704cm" svg:y="11.239cm"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 ./goodcnt 10000</text:span></text:p>
          <text:p text:style-name="P1"><text:span text:style-name="T79">OK cnt=20000</text:span></text:p>
          <text:p text:style-name="P1"><text:span text:style-name="T79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9" draw:text-style-name="P14" draw:layer="layout" svg:width="14.952cm" svg:height="2.28cm" svg:x="9.948cm" svg:y="16.119cm">
          <text:p text:style-name="P18"><text:span text:style-name="T89">Warning: It’s orders of magnitude slower than </text:span><text:span text:style-name="T174">badcnt.c.</text:span><text:span text:style-name="T8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14" draw:layer="layout" svg:width="3.078cm" svg:height="1.01cm" svg:x="11.64cm" svg:y="14.214cm">
          <text:p text:style-name="P1"><text:span text:style-name="T31">goodc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05" draw:text-style-name="P104" draw:layer="layout" svg:width="5.584cm" svg:height="5.384cm" svg:x="5.393cm" svg:y="7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6" draw:text-style-name="P105" draw:layer="layout" svg:width="4.822cm" svg:height="4.649cm" svg:x="5.781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45" draw:layer="layout" svg:width="4.183cm" svg:height="1.01cm" svg:x="6.23cm" svg:y="10.055cm">
          <text:p text:style-name="P71"><text:span text:style-name="T175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4" draw:layer="layout" svg:width="21.085cm" svg:height="2.113cm" svg:x="0.992cm" svg:y="1.21cm">
          <text:p text:style-name="P9"><text:span text:style-name="T1">Why Mutexe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7" draw:text-style-name="P45" draw:layer="layout" svg:width="8.621cm" svg:height="9.142cm" svg:x="16.14cm" svg:y="3.836cm">
          <text:p text:style-name="P71"><text:span text:style-name="T91">Provide mutually exclusive access to shared variable by surrounding critical section with <text:s/></text:span><text:span text:style-name="T176">P</text:span><text:span text:style-name="T91"> and </text:span><text:span text:style-name="T176">V</text:span><text:span text:style-name="T91"> operations on semaphore </text:span><text:span text:style-name="T148">s</text:span><text:span text:style-name="T91"> (initially set to 1)</text:span></text:p>
          <text:p text:style-name="P71"><text:span text:style-name="T2"/></text:p>
          <text:p text:style-name="P71"><text:span text:style-name="T91">Semaphore invariant </text:span></text:p>
          <text:p text:style-name="P71"><text:span text:style-name="T91">creates a </text:span><text:span text:style-name="T177">forbidden region</text:span></text:p>
          <text:p text:style-name="P71"><text:span text:style-name="T91">that encloses unsafe region and that cannot be entered by any trajectory.</text:span></text:p>
          <text:p text:style-name="P7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8" draw:text-style-name="P72" draw:layer="layout" svg:x1="2.271cm" svg:y1="16.355cm" svg:x2="15.023cm" svg:y2="16.356cm">
          <text:p/>
        </draw:line>
        <draw:line draw:name="Line 7" draw:style-name="gr68" draw:text-style-name="P72" draw:layer="layout" svg:x1="2.297cm" svg:y1="16.355cm" svg:x2="2.298cm" svg:y2="4.259cm">
          <text:p/>
        </draw:line>
        <draw:custom-shape draw:name="CustomShape 8" draw:style-name="gr11" draw:text-style-name="P45" draw:layer="layout" svg:width="1.088cm" svg:height="1.111cm" svg:x="2.679cm" svg:y="16.25cm">
          <text:p text:style-name="P106"><text:span text:style-name="T91">H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45" draw:layer="layout" svg:width="1.491cm" svg:height="1.011cm" svg:x="4.097cm" svg:y="16.299cm">
          <text:p text:style-name="P106"><text:span text:style-name="T13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5" draw:layer="layout" svg:width="1.529cm" svg:height="1.011cm" svg:x="10.904cm" svg:y="16.299cm">
          <text:p text:style-name="P106"><text:span text:style-name="T13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45" draw:layer="layout" svg:width="0.999cm" svg:height="1.111cm" svg:x="12.812cm" svg:y="16.25cm">
          <text:p text:style-name="P106"><text:span text:style-name="T91">T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45" draw:layer="layout" svg:width="2.811cm" svg:height="1.011cm" svg:x="15.254cm" svg:y="15.811cm">
          <text:p text:style-name="P71"><text:span text:style-name="T9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45" draw:layer="layout" svg:width="2.811cm" svg:height="1.011cm" svg:x="0.861cm" svg:y="3.001cm">
          <text:p text:style-name="P71"><text:span text:style-name="T91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8" draw:text-style-name="P107" draw:layer="layout" svg:width="0.089cm" svg:height="0.089cm" svg:x="3.94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8" draw:text-style-name="P107" draw:layer="layout" svg:width="0.093cm" svg:height="0.089cm" svg:x="5.622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8" draw:text-style-name="P107" draw:layer="layout" svg:width="0.089cm" svg:height="0.089cm" svg:x="7.30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8" draw:text-style-name="P107" draw:layer="layout" svg:width="0.084cm" svg:height="0.089cm" svg:x="8.98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8" draw:text-style-name="P107" draw:layer="layout" svg:width="0.089cm" svg:height="0.089cm" svg:x="10.66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8" draw:text-style-name="P107" draw:layer="layout" svg:width="0.084cm" svg:height="0.089cm" svg:x="2.271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108" draw:text-style-name="P107" draw:layer="layout" svg:width="0.089cm" svg:height="0.089cm" svg:x="12.343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108" draw:text-style-name="P107" draw:layer="layout" svg:width="0.084cm" svg:height="0.089cm" svg:x="14.027cm" svg:y="14.6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108" draw:text-style-name="P107" draw:layer="layout" svg:width="0.089cm" svg:height="0.084cm" svg:x="3.94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08" draw:text-style-name="P107" draw:layer="layout" svg:width="0.093cm" svg:height="0.084cm" svg:x="5.622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108" draw:text-style-name="P107" draw:layer="layout" svg:width="0.089cm" svg:height="0.084cm" svg:x="7.30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108" draw:text-style-name="P107" draw:layer="layout" svg:width="0.084cm" svg:height="0.084cm" svg:x="8.98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08" draw:text-style-name="P107" draw:layer="layout" svg:width="0.089cm" svg:height="0.084cm" svg:x="10.66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08" draw:text-style-name="P107" draw:layer="layout" svg:width="0.084cm" svg:height="0.084cm" svg:x="2.271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08" draw:text-style-name="P107" draw:layer="layout" svg:width="0.089cm" svg:height="0.084cm" svg:x="12.343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08" draw:text-style-name="P107" draw:layer="layout" svg:width="0.084cm" svg:height="0.084cm" svg:x="14.027cm" svg:y="13.0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08" draw:text-style-name="P107" draw:layer="layout" svg:width="0.089cm" svg:height="0.089cm" svg:x="3.94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08" draw:text-style-name="P107" draw:layer="layout" svg:width="0.093cm" svg:height="0.089cm" svg:x="5.622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08" draw:text-style-name="P107" draw:layer="layout" svg:width="0.089cm" svg:height="0.089cm" svg:x="7.30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08" draw:text-style-name="P107" draw:layer="layout" svg:width="0.084cm" svg:height="0.089cm" svg:x="8.98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08" draw:text-style-name="P107" draw:layer="layout" svg:width="0.089cm" svg:height="0.089cm" svg:x="10.66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08" draw:text-style-name="P107" draw:layer="layout" svg:width="0.084cm" svg:height="0.089cm" svg:x="2.271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08" draw:text-style-name="P107" draw:layer="layout" svg:width="0.089cm" svg:height="0.089cm" svg:x="12.343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08" draw:text-style-name="P107" draw:layer="layout" svg:width="0.084cm" svg:height="0.089cm" svg:x="14.027cm" svg:y="11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8" draw:text-style-name="P107" draw:layer="layout" svg:width="0.089cm" svg:height="0.089cm" svg:x="3.94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08" draw:text-style-name="P107" draw:layer="layout" svg:width="0.093cm" svg:height="0.089cm" svg:x="5.622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08" draw:text-style-name="P107" draw:layer="layout" svg:width="0.089cm" svg:height="0.089cm" svg:x="7.30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08" draw:text-style-name="P107" draw:layer="layout" svg:width="0.084cm" svg:height="0.089cm" svg:x="8.98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08" draw:text-style-name="P107" draw:layer="layout" svg:width="0.089cm" svg:height="0.089cm" svg:x="10.66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08" draw:text-style-name="P107" draw:layer="layout" svg:width="0.084cm" svg:height="0.089cm" svg:x="2.271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08" draw:text-style-name="P107" draw:layer="layout" svg:width="0.089cm" svg:height="0.089cm" svg:x="12.343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08" draw:text-style-name="P107" draw:layer="layout" svg:width="0.084cm" svg:height="0.089cm" svg:x="14.027cm" svg:y="9.7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08" draw:text-style-name="P107" draw:layer="layout" svg:width="0.089cm" svg:height="0.084cm" svg:x="3.94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08" draw:text-style-name="P107" draw:layer="layout" svg:width="0.093cm" svg:height="0.084cm" svg:x="5.622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08" draw:text-style-name="P107" draw:layer="layout" svg:width="0.089cm" svg:height="0.084cm" svg:x="7.30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08" draw:text-style-name="P107" draw:layer="layout" svg:width="0.084cm" svg:height="0.084cm" svg:x="8.98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08" draw:text-style-name="P107" draw:layer="layout" svg:width="0.089cm" svg:height="0.084cm" svg:x="10.66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08" draw:text-style-name="P107" draw:layer="layout" svg:width="0.084cm" svg:height="0.084cm" svg:x="2.271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08" draw:text-style-name="P107" draw:layer="layout" svg:width="0.089cm" svg:height="0.084cm" svg:x="12.343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08" draw:text-style-name="P107" draw:layer="layout" svg:width="0.084cm" svg:height="0.084cm" svg:x="14.027cm" svg:y="8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08" draw:text-style-name="P107" draw:layer="layout" svg:width="0.089cm" svg:height="0.089cm" svg:x="3.947cm" svg:y="16.2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08" draw:text-style-name="P107" draw:layer="layout" svg:width="0.093cm" svg:height="0.093cm" svg:x="5.622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08" draw:text-style-name="P107" draw:layer="layout" svg:width="0.089cm" svg:height="0.093cm" svg:x="7.30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08" draw:text-style-name="P107" draw:layer="layout" svg:width="0.089cm" svg:height="0.093cm" svg:x="8.98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08" draw:text-style-name="P107" draw:layer="layout" svg:width="0.093cm" svg:height="0.093cm" svg:x="10.65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08" draw:text-style-name="P107" draw:layer="layout" svg:width="0.084cm" svg:height="0.093cm" svg:x="2.271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108" draw:text-style-name="P107" draw:layer="layout" svg:width="0.093cm" svg:height="0.093cm" svg:x="12.338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108" draw:text-style-name="P107" draw:layer="layout" svg:width="0.089cm" svg:height="0.093cm" svg:x="14.023cm" svg:y="16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108" draw:text-style-name="P107" draw:layer="layout" svg:width="0.089cm" svg:height="0.089cm" svg:x="3.94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3" draw:style-name="gr108" draw:text-style-name="P107" draw:layer="layout" svg:width="0.093cm" svg:height="0.089cm" svg:x="5.622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8" draw:text-style-name="P107" draw:layer="layout" svg:width="0.089cm" svg:height="0.089cm" svg:x="7.30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108" draw:text-style-name="P107" draw:layer="layout" svg:width="0.084cm" svg:height="0.089cm" svg:x="8.987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108" draw:text-style-name="P107" draw:layer="layout" svg:width="0.089cm" svg:height="0.089cm" svg:x="10.66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7" draw:style-name="gr108" draw:text-style-name="P107" draw:layer="layout" svg:width="0.084cm" svg:height="0.089cm" svg:x="2.271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" draw:style-name="gr108" draw:text-style-name="P107" draw:layer="layout" svg:width="0.089cm" svg:height="0.089cm" svg:x="12.338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" draw:style-name="gr108" draw:text-style-name="P107" draw:layer="layout" svg:width="0.084cm" svg:height="0.089cm" svg:x="14.023cm" svg:y="6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108" draw:text-style-name="P107" draw:layer="layout" svg:width="0.089cm" svg:height="0.089cm" svg:x="3.94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108" draw:text-style-name="P107" draw:layer="layout" svg:width="0.093cm" svg:height="0.089cm" svg:x="5.622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108" draw:text-style-name="P107" draw:layer="layout" svg:width="0.089cm" svg:height="0.089cm" svg:x="7.30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08" draw:text-style-name="P107" draw:layer="layout" svg:width="0.084cm" svg:height="0.089cm" svg:x="8.987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08" draw:text-style-name="P107" draw:layer="layout" svg:width="0.089cm" svg:height="0.089cm" svg:x="10.66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08" draw:text-style-name="P107" draw:layer="layout" svg:width="0.084cm" svg:height="0.089cm" svg:x="2.271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08" draw:text-style-name="P107" draw:layer="layout" svg:width="0.089cm" svg:height="0.089cm" svg:x="12.338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08" draw:text-style-name="P107" draw:layer="layout" svg:width="0.084cm" svg:height="0.089cm" svg:x="14.023cm" svg:y="4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" draw:text-style-name="P45" draw:layer="layout" svg:width="0.953cm" svg:height="1.111cm" svg:x="6.11cm" svg:y="16.25cm">
          <text:p text:style-name="P106"><text:span text:style-name="T91">L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" draw:text-style-name="P45" draw:layer="layout" svg:width="1.101cm" svg:height="1.111cm" svg:x="7.732cm" svg:y="16.25cm">
          <text:p text:style-name="P106"><text:span text:style-name="T91">U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1" draw:text-style-name="P45" draw:layer="layout" svg:width="0.987cm" svg:height="1.111cm" svg:x="9.433cm" svg:y="16.25cm">
          <text:p text:style-name="P106"><text:span text:style-name="T91">S</text:span><text:span text:style-name="T9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1" draw:text-style-name="P45" draw:layer="layout" svg:width="1.088cm" svg:height="1.111cm" svg:x="1.257cm" svg:y="14.914cm">
          <text:p text:style-name="P106"><text:span text:style-name="T91">H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1" draw:text-style-name="P45" draw:layer="layout" svg:width="1.491cm" svg:height="1.011cm" svg:x="0.836cm" svg:y="13.375cm">
          <text:p text:style-name="P106"><text:span text:style-name="T139">P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1" draw:text-style-name="P45" draw:layer="layout" svg:width="1.529cm" svg:height="1.011cm" svg:x="0.835cm" svg:y="6.858cm">
          <text:p text:style-name="P106"><text:span text:style-name="T139">V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1" draw:text-style-name="P45" draw:layer="layout" svg:width="0.999cm" svg:height="1.111cm" svg:x="1.314cm" svg:y="5.089cm">
          <text:p text:style-name="P106"><text:span text:style-name="T91">T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1" draw:text-style-name="P45" draw:layer="layout" svg:width="0.953cm" svg:height="1.111cm" svg:x="1.333cm" svg:y="11.673cm">
          <text:p text:style-name="P106"><text:span text:style-name="T91">L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1" draw:text-style-name="P45" draw:layer="layout" svg:width="1.101cm" svg:height="1.111cm" svg:x="1.257cm" svg:y="10.112cm">
          <text:p text:style-name="P106"><text:span text:style-name="T91">U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1" draw:text-style-name="P45" draw:layer="layout" svg:width="0.987cm" svg:height="1.111cm" svg:x="1.287cm" svg:y="8.427cm">
          <text:p text:style-name="P106"><text:span text:style-name="T91">S</text:span><text:span text:style-name="T9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74" draw:text-style-name="P45" draw:layer="layout" svg:width="0.695cm" svg:height="0.756cm" svg:x="2.229cm" svg:y="15.664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4" draw:text-style-name="P45" draw:layer="layout" svg:width="0.695cm" svg:height="0.756cm" svg:x="4.045cm" svg:y="15.664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4" draw:text-style-name="P45" draw:layer="layout" svg:width="0.695cm" svg:height="0.756cm" svg:x="5.76cm" svg:y="15.66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74" draw:text-style-name="P45" draw:layer="layout" svg:width="0.695cm" svg:height="0.756cm" svg:x="7.286cm" svg:y="15.66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74" draw:text-style-name="P45" draw:layer="layout" svg:width="0.695cm" svg:height="0.756cm" svg:x="9.005cm" svg:y="15.66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74" draw:text-style-name="P45" draw:layer="layout" svg:width="0.695cm" svg:height="0.756cm" svg:x="10.722cm" svg:y="15.66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74" draw:text-style-name="P45" draw:layer="layout" svg:width="0.695cm" svg:height="0.756cm" svg:x="12.436cm" svg:y="15.664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74" draw:text-style-name="P45" draw:layer="layout" svg:width="0.695cm" svg:height="0.756cm" svg:x="14.155cm" svg:y="15.664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74" draw:text-style-name="P45" draw:layer="layout" svg:width="0.695cm" svg:height="0.756cm" svg:x="2.321cm" svg:y="13.8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74" draw:text-style-name="P45" draw:layer="layout" svg:width="0.695cm" svg:height="0.756cm" svg:x="4.138cm" svg:y="13.8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74" draw:text-style-name="P45" draw:layer="layout" svg:width="0.695cm" svg:height="0.756cm" svg:x="5.852cm" svg:y="13.8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4" draw:text-style-name="P45" draw:layer="layout" svg:width="0.695cm" svg:height="0.756cm" svg:x="7.379cm" svg:y="13.8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4" draw:text-style-name="P45" draw:layer="layout" svg:width="0.695cm" svg:height="0.756cm" svg:x="9.099cm" svg:y="13.8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4" draw:text-style-name="P45" draw:layer="layout" svg:width="0.695cm" svg:height="0.756cm" svg:x="10.814cm" svg:y="13.8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74" draw:text-style-name="P45" draw:layer="layout" svg:width="0.695cm" svg:height="0.756cm" svg:x="12.529cm" svg:y="13.8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74" draw:text-style-name="P45" draw:layer="layout" svg:width="0.695cm" svg:height="0.756cm" svg:x="14.25cm" svg:y="13.8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4" draw:text-style-name="P45" draw:layer="layout" svg:width="0.695cm" svg:height="0.756cm" svg:x="2.32cm" svg:y="12.34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4" draw:text-style-name="P45" draw:layer="layout" svg:width="0.695cm" svg:height="0.756cm" svg:x="4.137cm" svg:y="12.34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4" draw:text-style-name="P45" draw:layer="layout" svg:width="0.809cm" svg:height="0.756cm" svg:x="5.711cm" svg:y="12.229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74" draw:text-style-name="P45" draw:layer="layout" svg:width="0.809cm" svg:height="0.756cm" svg:x="7.33cm" svg:y="12.229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74" draw:text-style-name="P45" draw:layer="layout" svg:width="0.809cm" svg:height="0.756cm" svg:x="9.045cm" svg:y="12.229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74" draw:text-style-name="P45" draw:layer="layout" svg:width="0.809cm" svg:height="0.756cm" svg:x="9.927cm" svg:y="12.229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74" draw:text-style-name="P45" draw:layer="layout" svg:width="0.695cm" svg:height="0.756cm" svg:x="12.529cm" svg:y="12.34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74" draw:text-style-name="P45" draw:layer="layout" svg:width="0.695cm" svg:height="0.756cm" svg:x="14.249cm" svg:y="12.344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74" draw:text-style-name="P45" draw:layer="layout" svg:width="0.695cm" svg:height="0.756cm" svg:x="2.334cm" svg:y="10.628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74" draw:text-style-name="P45" draw:layer="layout" svg:width="0.695cm" svg:height="0.756cm" svg:x="4.146cm" svg:y="10.628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4" draw:text-style-name="P45" draw:layer="layout" svg:width="0.809cm" svg:height="0.756cm" svg:x="5.711cm" svg:y="11.008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74" draw:text-style-name="P45" draw:layer="layout" svg:width="0.809cm" svg:height="0.756cm" svg:x="7.33cm" svg:y="11.008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74" draw:text-style-name="P45" draw:layer="layout" svg:width="0.809cm" svg:height="0.756cm" svg:x="9.045cm" svg:y="11.008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74" draw:text-style-name="P45" draw:layer="layout" svg:width="0.809cm" svg:height="0.756cm" svg:x="9.927cm" svg:y="11.008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74" draw:text-style-name="P45" draw:layer="layout" svg:width="0.695cm" svg:height="0.756cm" svg:x="12.538cm" svg:y="10.628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74" draw:text-style-name="P45" draw:layer="layout" svg:width="0.695cm" svg:height="0.756cm" svg:x="14.253cm" svg:y="10.628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74" draw:text-style-name="P45" draw:layer="layout" svg:width="0.695cm" svg:height="0.756cm" svg:x="2.334cm" svg:y="9.103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74" draw:text-style-name="P45" draw:layer="layout" svg:width="0.695cm" svg:height="0.756cm" svg:x="4.146cm" svg:y="9.103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74" draw:text-style-name="P45" draw:layer="layout" svg:width="0.809cm" svg:height="0.756cm" svg:x="5.711cm" svg:y="9.367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74" draw:text-style-name="P45" draw:layer="layout" svg:width="0.809cm" svg:height="0.756cm" svg:x="7.33cm" svg:y="9.367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74" draw:text-style-name="P45" draw:layer="layout" svg:width="0.809cm" svg:height="0.756cm" svg:x="9.045cm" svg:y="9.367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74" draw:text-style-name="P45" draw:layer="layout" svg:width="0.809cm" svg:height="0.756cm" svg:x="9.927cm" svg:y="9.367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74" draw:text-style-name="P45" draw:layer="layout" svg:width="0.695cm" svg:height="0.756cm" svg:x="12.538cm" svg:y="9.103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74" draw:text-style-name="P45" draw:layer="layout" svg:width="0.695cm" svg:height="0.756cm" svg:x="14.253cm" svg:y="9.103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74" draw:text-style-name="P45" draw:layer="layout" svg:width="0.695cm" svg:height="0.756cm" svg:x="2.32cm" svg:y="7.46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74" draw:text-style-name="P45" draw:layer="layout" svg:width="0.695cm" svg:height="0.756cm" svg:x="4.137cm" svg:y="7.46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4" draw:text-style-name="P45" draw:layer="layout" svg:width="0.809cm" svg:height="0.756cm" svg:x="5.711cm" svg:y="8.146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74" draw:text-style-name="P45" draw:layer="layout" svg:width="0.809cm" svg:height="0.756cm" svg:x="7.33cm" svg:y="8.146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74" draw:text-style-name="P45" draw:layer="layout" svg:width="0.809cm" svg:height="0.756cm" svg:x="9.045cm" svg:y="8.146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74" draw:text-style-name="P45" draw:layer="layout" svg:width="0.809cm" svg:height="0.756cm" svg:x="9.927cm" svg:y="8.146cm">
          <text:p text:style-name="P71"><text:span text:style-name="T17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74" draw:text-style-name="P45" draw:layer="layout" svg:width="0.695cm" svg:height="0.756cm" svg:x="12.529cm" svg:y="7.46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74" draw:text-style-name="P45" draw:layer="layout" svg:width="0.695cm" svg:height="0.756cm" svg:x="14.249cm" svg:y="7.46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74" draw:text-style-name="P45" draw:layer="layout" svg:width="0.695cm" svg:height="0.756cm" svg:x="2.321cm" svg:y="5.85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74" draw:text-style-name="P45" draw:layer="layout" svg:width="0.695cm" svg:height="0.756cm" svg:x="4.138cm" svg:y="5.85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74" draw:text-style-name="P45" draw:layer="layout" svg:width="0.695cm" svg:height="0.756cm" svg:x="5.852cm" svg:y="5.85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74" draw:text-style-name="P45" draw:layer="layout" svg:width="0.695cm" svg:height="0.756cm" svg:x="7.379cm" svg:y="5.85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74" draw:text-style-name="P45" draw:layer="layout" svg:width="0.695cm" svg:height="0.756cm" svg:x="9.099cm" svg:y="5.85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74" draw:text-style-name="P45" draw:layer="layout" svg:width="0.695cm" svg:height="0.756cm" svg:x="10.814cm" svg:y="5.857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74" draw:text-style-name="P45" draw:layer="layout" svg:width="0.695cm" svg:height="0.756cm" svg:x="12.529cm" svg:y="5.85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74" draw:text-style-name="P45" draw:layer="layout" svg:width="0.695cm" svg:height="0.756cm" svg:x="14.25cm" svg:y="5.857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74" draw:text-style-name="P45" draw:layer="layout" svg:width="0.695cm" svg:height="0.756cm" svg:x="2.321cm" svg:y="4.142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74" draw:text-style-name="P45" draw:layer="layout" svg:width="0.695cm" svg:height="0.756cm" svg:x="4.138cm" svg:y="4.142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74" draw:text-style-name="P45" draw:layer="layout" svg:width="0.695cm" svg:height="0.756cm" svg:x="5.852cm" svg:y="4.14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74" draw:text-style-name="P45" draw:layer="layout" svg:width="0.695cm" svg:height="0.756cm" svg:x="7.379cm" svg:y="4.14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74" draw:text-style-name="P45" draw:layer="layout" svg:width="0.695cm" svg:height="0.756cm" svg:x="9.099cm" svg:y="4.14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74" draw:text-style-name="P45" draw:layer="layout" svg:width="0.695cm" svg:height="0.756cm" svg:x="10.814cm" svg:y="4.142cm">
          <text:p text:style-name="P71"><text:span text:style-name="T17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74" draw:text-style-name="P45" draw:layer="layout" svg:width="0.695cm" svg:height="0.756cm" svg:x="12.529cm" svg:y="4.142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74" draw:text-style-name="P45" draw:layer="layout" svg:width="0.695cm" svg:height="0.756cm" svg:x="14.25cm" svg:y="4.142cm">
          <text:p text:style-name="P71"><text:span text:style-name="T1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74" draw:text-style-name="P45" draw:layer="layout" svg:width="2.464cm" svg:height="1.773cm" svg:x="0.434cm" svg:y="17.198cm">
          <text:p text:style-name="P41"><text:span text:style-name="T91">Initially</text:span></text:p>
          <text:p text:style-name="P41"><text:span text:style-name="T91">s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8" draw:text-style-name="P45" draw:layer="layout" svg:width="4.992cm" svg:height="1.01cm" svg:x="5.742cm" svg:y="6.985cm">
          <text:p text:style-name="P71"><text:span text:style-name="T150">Forbidden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09" draw:text-style-name="P86" draw:layer="layout" svg:width="0.759cm" svg:height="0.599cm" draw:transform="rotate (-1.5707963267949) translate (2.243cm 16.398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3" draw:text-style-name="P52" draw:layer="layout" svg:width="21.088cm" svg:height="2.116cm" svg:x="0.635cm" svg:y="0.847cm" presentation:class="title" presentation:user-transformed="true">
          <draw:text-box>
            <text:p text:style-name="P51"><text:span text:style-name="T179">D</text:span><text:span text:style-name="T179">e</text:span><text:span text:style-name="T179">a</text:span><text:span text:style-name="T179">d</text:span><text:span text:style-name="T179">l</text:span><text:span text:style-name="T179">o</text:span><text:span text:style-name="T179">c</text:span><text:span text:style-name="T179">k</text:span><text:span text:style-name="T179">i</text:span><text:span text:style-name="T179">n</text:span><text:span text:style-name="T179">g </text:span><text:span text:style-name="T179">W</text:span><text:span text:style-name="T179">it</text:span><text:span text:style-name="T179">h </text:span><text:span text:style-name="T179">S</text:span><text:span text:style-name="T179">e</text:span><text:span text:style-name="T179">m</text:span><text:span text:style-name="T179">a</text:span><text:span text:style-name="T179">p</text:span><text:span text:style-name="T179">h</text:span><text:span text:style-name="T179">o</text:span><text:span text:style-name="T179">r</text:span><text:span text:style-name="T179">e</text:span><text:span text:style-name="T179">s</text:span></text:p>
          </draw:text-box>
        </draw:frame>
        <draw:custom-shape draw:name="Text Box 4" draw:style-name="gr110" draw:text-style-name="P56" draw:layer="layout" svg:width="16.547cm" svg:height="7.449cm" svg:x="1.864cm" svg:y="3.123cm">
          <text:p text:style-name="P55"><text:span text:style-name="T100">int</text:span><text:span text:style-name="T101"> </text:span><text:span text:style-name="T102">main</text:span><text:span text:style-name="T101">() {</text:span></text:p>
          <text:p text:style-name="P55"><text:span text:style-name="T101"><text:s text:c="4"/></text:span><text:span text:style-name="T100">pthread_t</text:span><text:span text:style-name="T101"> </text:span><text:span text:style-name="T124">tid</text:span><text:span text:style-name="T101">[2];</text:span></text:p>
          <text:p text:style-name="P55"><text:span text:style-name="T180"><text:s text:c="4"/></text:span><text:span text:style-name="T180">sem_init(&amp;mutex[0], 0, 1); <text:s/></text:span><text:span text:style-name="T181">/* mutex[0] = 1 */</text:span></text:p>
          <text:p text:style-name="P55"><text:span text:style-name="T180"><text:s text:c="4"/></text:span><text:span text:style-name="T180">sem_init(&amp;mutex[1], 0, 1); <text:s/></text:span><text:span text:style-name="T181">/* mutex[1] = 1 */</text:span></text:p>
          <text:p text:style-name="P55"><text:span text:style-name="T180"><text:s text:c="4"/></text:span><text:span text:style-name="T180">pthread_create(&amp;tid[0], </text:span><text:span text:style-name="T182">NULL</text:span><text:span text:style-name="T180">, count, (</text:span><text:span text:style-name="T183">void</text:span><text:span text:style-name="T180">*) 0);</text:span></text:p>
          <text:p text:style-name="P55"><text:span text:style-name="T180"><text:s text:c="4"/></text:span><text:span text:style-name="T180">pthread_create(&amp;tid[1], </text:span><text:span text:style-name="T182">NULL</text:span><text:span text:style-name="T180">, count, (</text:span><text:span text:style-name="T183">void</text:span><text:span text:style-name="T180">*) 1);</text:span></text:p>
          <text:p text:style-name="P55"><text:span text:style-name="T180"><text:s text:c="4"/></text:span><text:span text:style-name="T180">pthread_join(tid[0], </text:span><text:span text:style-name="T182">NULL</text:span><text:span text:style-name="T180">);</text:span></text:p>
          <text:p text:style-name="P55"><text:span text:style-name="T180"><text:s text:c="4"/></text:span><text:span text:style-name="T180">pthread_join(tid[1], </text:span><text:span text:style-name="T182">NULL</text:span><text:span text:style-name="T180">);</text:span></text:p>
          <text:p text:style-name="P55"><text:span text:style-name="T184"><text:s text:c="4"/></text:span><text:span text:style-name="T184">printf(</text:span><text:span text:style-name="T185">"cnt=%d\n"</text:span><text:span text:style-name="T184">, cnt);</text:span></text:p>
          <text:p text:style-name="P55"><text:span text:style-name="T184"><text:s text:c="4"/></text:span><text:span text:style-name="T184">exit(0);</text:span></text:p>
          <text:p text:style-name="P55"><text:span text:style-name="T18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1" draw:text-style-name="P56" draw:layer="layout" svg:width="10.261cm" svg:height="8.126cm" svg:x="2.487cm" svg:y="10.748cm">
          <text:p text:style-name="P55"><text:span text:style-name="T100">void</text:span><text:span text:style-name="T101"> *</text:span><text:span text:style-name="T102">count</text:span><text:span text:style-name="T101">(</text:span><text:span text:style-name="T100">void</text:span><text:span text:style-name="T101"> *</text:span><text:span text:style-name="T124">vargp</text:span><text:span text:style-name="T101">) {</text:span></text:p>
          <text:p text:style-name="P55"><text:span text:style-name="T104"><text:s text:c="4"/></text:span><text:span text:style-name="T105">int</text:span><text:span text:style-name="T104"> </text:span><text:span text:style-name="T186">i</text:span><text:span text:style-name="T104">;</text:span></text:p>
          <text:p text:style-name="P55"><text:span text:style-name="T104"><text:s text:c="4"/></text:span><text:span text:style-name="T105">int</text:span><text:span text:style-name="T104"> </text:span><text:span text:style-name="T186">id</text:span><text:span text:style-name="T104"> = (</text:span><text:span text:style-name="T105">int</text:span><text:span text:style-name="T104">) vargp;</text:span></text:p>
          <text:p text:style-name="P55"><text:span text:style-name="T107"><text:s text:c="4"/></text:span><text:span text:style-name="T108">for</text:span><text:span text:style-name="T107"> (i = 0; i &lt; NITERS; i++) {</text:span></text:p>
          <text:p text:style-name="P55"><text:span text:style-name="T180"><text:tab/></text:span><text:span text:style-name="T180">sem_wait(&amp;mutex[id]);</text:span></text:p>
          <text:p text:style-name="P55"><text:span text:style-name="T180"><text:tab/></text:span><text:span text:style-name="T180">sem_wait(&amp;mutex[1-id]);</text:span></text:p>
          <text:p text:style-name="P55"><text:span text:style-name="T180"><text:tab/></text:span><text:span text:style-name="T180">cnt++;</text:span></text:p>
          <text:p text:style-name="P55"><text:span text:style-name="T180"><text:tab/></text:span><text:span text:style-name="T180">sem_post(&amp;mutex[id]); </text:span></text:p>
          <text:p text:style-name="P55"><text:span text:style-name="T180"><text:tab/></text:span><text:span text:style-name="T180">sem_post(&amp;mutex[1-id]);</text:span></text:p>
          <text:p text:style-name="P55"><text:span text:style-name="T180"><text:s text:c="4"/></text:span><text:span text:style-name="T180">}</text:span></text:p>
          <text:p text:style-name="P55"><text:span text:style-name="T180"><text:s text:c="4"/></text:span><text:span text:style-name="T187">return</text:span><text:span text:style-name="T180"> </text:span><text:span text:style-name="T182">NULL</text:span><text:span text:style-name="T180">;</text:span></text:p>
          <text:p text:style-name="P55"><text:span text:style-name="T18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2" draw:text-style-name="P108" draw:layer="layout" svg:width="3.133cm" svg:height="6.001cm" svg:x="16.256cm" svg:y="12.065cm">
          <text:p text:style-name="P55"><text:span text:style-name="T188">Tid[0]:</text:span></text:p>
          <text:p text:style-name="P55"><text:span text:style-name="T188">P(s</text:span><text:span text:style-name="T189">0</text:span><text:span text:style-name="T188">);</text:span></text:p>
          <text:p text:style-name="P55"><text:span text:style-name="T188">P(s</text:span><text:span text:style-name="T189">1</text:span><text:span text:style-name="T188">);</text:span></text:p>
          <text:p text:style-name="P55"><text:span text:style-name="T188">cnt++;</text:span></text:p>
          <text:p text:style-name="P55"><text:span text:style-name="T188">V(s</text:span><text:span text:style-name="T189">0</text:span><text:span text:style-name="T188">);</text:span></text:p>
          <text:p text:style-name="P55"><text:span text:style-name="T188">V(s</text:span><text:span text:style-name="T189">1</text:span><text:span text:style-name="T188">);</text:span></text:p>
          <text:p text:style-name="P55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13" draw:text-style-name="P108" draw:layer="layout" svg:width="3.556cm" svg:height="6.001cm" svg:x="20.32cm" svg:y="12.065cm">
          <text:p text:style-name="P55"><text:span text:style-name="T188">Tid[1]:</text:span></text:p>
          <text:p text:style-name="P55"><text:span text:style-name="T188">P(s</text:span><text:span text:style-name="T189">1</text:span><text:span text:style-name="T188">);</text:span></text:p>
          <text:p text:style-name="P55"><text:span text:style-name="T188">P(s</text:span><text:span text:style-name="T189">0</text:span><text:span text:style-name="T188">);</text:span></text:p>
          <text:p text:style-name="P55"><text:span text:style-name="T188">cnt++;</text:span></text:p>
          <text:p text:style-name="P55"><text:span text:style-name="T188">V(s</text:span><text:span text:style-name="T189">1</text:span><text:span text:style-name="T188">);</text:span></text:p>
          <text:p text:style-name="P55"><text:span text:style-name="T188">V(s</text:span><text:span text:style-name="T189">0</text:span><text:span text:style-name="T188">);</text:span></text:p>
          <text:p text:style-name="P55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60" draw:style-name="gr6" draw:layer="layout" svg:width="13.546cm" svg:height="10.159cm" svg:x="3.387cm" svg:y="1.905cm" draw:page-number="36" presentation:class="page"/>
          <draw:frame draw:name="Rectangle 16" presentation:style-name="pr14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14" draw:text-style-name="P110" xml:id="id89" draw:id="id89" draw:layer="layout" svg:width="2.62cm" svg:height="2.361cm" svg:x="3.956cm" svg:y="11.906cm">
          <text:p text:style-name="P109"><text:span text:style-name="T1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7" presentation:style-name="pr3" draw:text-style-name="P52" draw:layer="layout" svg:width="21.088cm" svg:height="2.116cm" svg:x="0.992cm" svg:y="1.21cm" presentation:class="title" presentation:user-transformed="true">
          <draw:text-box>
            <text:p text:style-name="P51"><text:span text:style-name="T95">D</text:span><text:span text:style-name="T95">e</text:span><text:span text:style-name="T95">a</text:span><text:span text:style-name="T95">d</text:span><text:span text:style-name="T95">l</text:span><text:span text:style-name="T95">o</text:span><text:span text:style-name="T95">c</text:span><text:span text:style-name="T95">k </text:span><text:span text:style-name="T95">V</text:span><text:span text:style-name="T95">i</text:span><text:span text:style-name="T95">s</text:span><text:span text:style-name="T95">u</text:span><text:span text:style-name="T95">a</text:span><text:span text:style-name="T95">li</text:span><text:span text:style-name="T95">z</text:span><text:span text:style-name="T95">e</text:span><text:span text:style-name="T95">d </text:span><text:span text:style-name="T95">i</text:span><text:span text:style-name="T95">n </text:span><text:span text:style-name="T95">P</text:span><text:span text:style-name="T95">r</text:span><text:span text:style-name="T95">o</text:span><text:span text:style-name="T95">g</text:span><text:span text:style-name="T95">r</text:span><text:span text:style-name="T95">e</text:span><text:span text:style-name="T95">s</text:span><text:span text:style-name="T95">s </text:span><text:span text:style-name="T95">G</text:span><text:span text:style-name="T95">r</text:span><text:span text:style-name="T95">a</text:span><text:span text:style-name="T95">p</text:span><text:span text:style-name="T95">h</text:span></text:p>
          </draw:text-box>
        </draw:frame>
        <draw:custom-shape draw:name="Text Box 1" draw:style-name="gr115" draw:text-style-name="P68" xml:id="id90" draw:id="id90" draw:layer="layout" svg:width="8.624cm" svg:height="12.823cm" svg:x="15.937cm" svg:y="3.836cm">
          <text:p text:style-name="P67"><text:span text:style-name="T190">Locking introduces <text:s/>the</text:span></text:p>
          <text:p text:style-name="P67"><text:span text:style-name="T190">potential for </text:span><text:span text:style-name="T191">deadlock: </text:span></text:p>
          <text:p text:style-name="P67"><text:span text:style-name="T190">waiting for a condition that will never be true</text:span></text:p>
          <text:p text:style-name="P67"><text:span text:style-name="T188"/></text:p>
          <text:p text:style-name="P67"><text:span text:style-name="T190">Any trajectory that enters</text:span></text:p>
          <text:p text:style-name="P67"><text:span text:style-name="T190">the </text:span><text:span text:style-name="T191">deadlock region </text:span><text:span text:style-name="T190">will</text:span></text:p>
          <text:p text:style-name="P67"><text:span text:style-name="T190">eventually reach the</text:span></text:p>
          <text:p text:style-name="P67"><text:span text:style-name="T191">deadlock state</text:span><text:span text:style-name="T192">, </text:span><text:span text:style-name="T190">waiting for either </text:span><text:span text:style-name="T193">s</text:span><text:span text:style-name="T194">0</text:span><text:span text:style-name="T190"> or </text:span><text:span text:style-name="T193">s</text:span><text:span text:style-name="T194">1</text:span><text:span text:style-name="T190"> to become nonzero</text:span></text:p>
          <text:p text:style-name="P67"><text:span text:style-name="T188"/></text:p>
          <text:p text:style-name="P67"><text:span text:style-name="T190">Other trajectories luck out and skirt the deadlock region</text:span></text:p>
          <text:p text:style-name="P67"><text:span text:style-name="T188"/></text:p>
          <text:p text:style-name="P67"><text:span text:style-name="T190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16" draw:text-style-name="P92" draw:layer="layout" svg:x1="2.39cm" svg:y1="15.733cm" svg:x2="12.973cm" svg:y2="15.734cm">
          <text:p/>
        </draw:line>
        <draw:line draw:name="Line 21" draw:style-name="gr116" draw:text-style-name="P92" draw:layer="layout" svg:x1="2.39cm" svg:y1="15.733cm" svg:x2="2.391cm" svg:y2="5.066cm">
          <text:p/>
        </draw:line>
        <draw:custom-shape draw:name="Text Box 2" draw:style-name="gr117" draw:text-style-name="P96" draw:layer="layout" svg:width="3.322cm" svg:height="0.929cm" svg:x="12.809cm" svg:y="15.355cm">
          <text:p text:style-name="P95"><text:span text:style-name="T13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18" draw:text-style-name="P96" draw:layer="layout" svg:width="3.322cm" svg:height="0.929cm" svg:x="0.741cm" svg:y="3.965cm">
          <text:p text:style-name="P95"><text:span text:style-name="T13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19" draw:text-style-name="P112" draw:layer="layout" svg:width="1.9cm" svg:height="0.974cm" svg:x="2.656cm" svg:y="16.111cm">
          <text:p text:style-name="P111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20" draw:text-style-name="P112" draw:layer="layout" svg:width="1.921cm" svg:height="0.974cm" svg:x="7.483cm" svg:y="16.111cm">
          <text:p text:style-name="P111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21" draw:text-style-name="P112" draw:layer="layout" svg:width="1.9cm" svg:height="0.974cm" svg:x="4.83cm" svg:y="16.111cm">
          <text:p text:style-name="P111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22" draw:text-style-name="P112" draw:layer="layout" svg:width="1.921cm" svg:height="0.974cm" svg:x="10.023cm" svg:y="16.111cm">
          <text:p text:style-name="P111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23" draw:text-style-name="P92" draw:layer="layout" svg:x1="2.015cm" svg:y1="14.234cm" svg:x2="2.354cm" svg:y2="14.235cm">
          <text:p/>
        </draw:line>
        <draw:line draw:name="Line 23" draw:style-name="gr124" draw:text-style-name="P92" draw:layer="layout" svg:x1="2.015cm" svg:y1="9.511cm" svg:x2="2.368cm" svg:y2="9.498cm">
          <text:p/>
        </draw:line>
        <draw:custom-shape draw:name="Text Box 28" draw:style-name="gr125" draw:text-style-name="P112" draw:layer="layout" svg:width="1.921cm" svg:height="0.974cm" svg:x="0.303cm" svg:y="9.634cm">
          <text:p text:style-name="P111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26" draw:text-style-name="P112" draw:layer="layout" svg:width="1.9cm" svg:height="0.974cm" svg:x="0.357cm" svg:y="14.066cm">
          <text:p text:style-name="P111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23" draw:text-style-name="P92" draw:layer="layout" svg:x1="2.015cm" svg:y1="11.906cm" svg:x2="2.354cm" svg:y2="11.907cm">
          <text:p/>
        </draw:line>
        <draw:custom-shape draw:name="Text Box 30" draw:style-name="gr127" draw:text-style-name="P112" draw:layer="layout" svg:width="1.9cm" svg:height="0.974cm" svg:x="0.357cm" svg:y="12.033cm">
          <text:p text:style-name="P111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24" draw:text-style-name="P92" draw:layer="layout" svg:x1="2.015cm" svg:y1="7.148cm" svg:x2="2.368cm" svg:y2="7.134cm">
          <text:p/>
        </draw:line>
        <draw:custom-shape draw:name="Text Box 31" draw:style-name="gr128" draw:text-style-name="P112" draw:layer="layout" svg:width="1.921cm" svg:height="0.974cm" svg:x="0.303cm" svg:y="7.271cm">
          <text:p text:style-name="P111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23" draw:text-style-name="P92" draw:layer="layout" svg:x1="4.043cm" svg:y1="15.733cm" svg:x2="4.044cm" svg:y2="16.073cm">
          <text:p/>
        </draw:line>
        <draw:line draw:name="Line 32" draw:style-name="gr124" draw:text-style-name="P92" draw:layer="layout" svg:x1="9.232cm" svg:y1="15.733cm" svg:x2="9.25cm" svg:y2="16.086cm">
          <text:p/>
        </draw:line>
        <draw:line draw:name="Line 33" draw:style-name="gr124" draw:text-style-name="P92" draw:layer="layout" svg:x1="6.629cm" svg:y1="15.733cm" svg:x2="6.646cm" svg:y2="16.086cm">
          <text:p/>
        </draw:line>
        <draw:line draw:name="Line 34" draw:style-name="gr124" draw:text-style-name="P92" draw:layer="layout" svg:x1="11.835cm" svg:y1="15.733cm" svg:x2="11.853cm" svg:y2="16.086cm">
          <text:p/>
        </draw:line>
        <draw:custom-shape draw:name="Rectangle 18" draw:style-name="gr129" draw:text-style-name="P113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9" draw:text-style-name="P113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30" draw:text-style-name="P68" draw:layer="layout" svg:width="5.608cm" svg:height="1.608cm" svg:x="3.866cm" svg:y="7.229cm">
          <text:p text:style-name="P67"><text:span text:style-name="T196">Forbidden region</text:span></text:p>
          <text:p text:style-name="P67"><text:span text:style-name="T196">for s</text:span><text:span text:style-name="T19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31" draw:text-style-name="P115" draw:layer="layout" svg:width="5.608cm" svg:height="1.608cm" svg:x="6.417cm" svg:y="12.598cm">
          <text:p text:style-name="P114"><text:span text:style-name="T196">Forbidden region</text:span></text:p>
          <text:p text:style-name="P114"><text:span text:style-name="T196">for s</text:span><text:span text:style-name="T19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32" draw:text-style-name="P117" xml:id="id85" draw:id="id85" draw:layer="layout" svg:width="0.507cm" svg:height="0.507cm" svg:x="5.927cm" svg:y="12.065cm">
          <text:p text:style-name="P116"><text:span text:style-name="T162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32" draw:style-name="gr133" draw:text-style-name="P68" xml:id="id88" draw:id="id88" draw:layer="layout" svg:width="3.246cm" svg:height="1.272cm" svg:x="11.296cm" svg:y="6.571cm">
          <text:p text:style-name="P67"><text:span text:style-name="T190">Deadlock</text:span></text:p>
          <text:p text:style-name="P67"><text:span text:style-name="T190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5" draw:style-name="gr134" draw:text-style-name="P92" xml:id="id87" draw:id="id87" draw:layer="layout" svg:width="5.044cm" svg:height="4.867cm" svg:x="6.504cm" svg:y="7.217cm" svg:viewBox="0 0 5045 4868" draw:points="5045,0 0,4868">
          <text:p text:style-name="P76"><text:span text:style-name="T162"/></text:p>
        </draw:polyline>
        <draw:custom-shape draw:name="Text Box 33" draw:style-name="gr135" draw:text-style-name="P68" xml:id="id86" draw:id="id86" draw:layer="layout" svg:width="2.7cm" svg:height="1.018cm" svg:x="3.747cm" svg:y="13.123cm">
          <text:p text:style-name="P67"><text:span text:style-name="T198">Deadlock</text:span></text:p>
          <text:p text:style-name="P67"><text:span text:style-name="T198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36" draw:text-style-name="P119" draw:layer="layout" svg:width="3.078cm" svg:height="0.965cm" svg:x="-0.171cm" svg:y="16.962cm">
          <text:p text:style-name="P118"><text:span text:style-name="T199">s</text:span><text:span text:style-name="T200">0</text:span><text:span text:style-name="T201">=</text:span><text:span text:style-name="T199">s</text:span><text:span text:style-name="T200">1</text:span><text:span text:style-name="T201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37" draw:text-style-name="P86" draw:layer="layout" svg:width="1.198cm" svg:height="1.017cm" draw:transform="rotate (-1.5707963267949) translate (2.36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name="Rectangle 166" draw:style-name="gr6" draw:layer="layout" svg:width="13.546cm" svg:height="10.159cm" svg:x="3.387cm" svg:y="1.905cm" draw:page-number="37" presentation:class="page"/>
          <draw:frame draw:name="Rectangle 20" presentation:style-name="pr15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3" draw:text-style-name="P52" draw:layer="layout" svg:width="21.088cm" svg:height="2.116cm" svg:x="0.713cm" svg:y="0.847cm" presentation:class="title" presentation:user-transformed="true">
          <draw:text-box>
            <text:p text:style-name="P51"><text:span text:style-name="T202">Av</text:span><text:span text:style-name="T202">oi</text:span><text:span text:style-name="T202">di</text:span><text:span text:style-name="T202">n</text:span><text:span text:style-name="T202">g </text:span><text:span text:style-name="T202">D</text:span><text:span text:style-name="T202">e</text:span><text:span text:style-name="T202">a</text:span><text:span text:style-name="T202">dl</text:span><text:span text:style-name="T202">o</text:span><text:span text:style-name="T202">c</text:span><text:span text:style-name="T202">k</text:span></text:p>
          </draw:text-box>
        </draw:frame>
        <draw:custom-shape draw:name="Text Box 35" draw:style-name="gr138" draw:text-style-name="P56" draw:layer="layout" svg:width="18.114cm" svg:height="7.449cm" svg:x="1.199cm" svg:y="3.123cm">
          <text:p text:style-name="P55"><text:span text:style-name="T127">int main() {</text:span></text:p>
          <text:p text:style-name="P55"><text:span text:style-name="T127"><text:s text:c="4"/></text:span><text:span text:style-name="T127">pthread_t tid[2];</text:span></text:p>
          <text:p text:style-name="P55"><text:span text:style-name="T127"><text:s text:c="4"/></text:span><text:span text:style-name="T127">sem_init(&amp;mutex[0], 0, 1); <text:s/></text:span><text:span text:style-name="T203">/* mutex[0] = 1 */</text:span></text:p>
          <text:p text:style-name="P55"><text:span text:style-name="T127"><text:s text:c="4"/></text:span><text:span text:style-name="T127">sem_init(&amp;mutex[1], 0, 1); <text:s/></text:span><text:span text:style-name="T203">/* mutex[1] = 1 */</text:span></text:p>
          <text:p text:style-name="P55"><text:span text:style-name="T127"><text:s text:c="4"/></text:span><text:span text:style-name="T127">pthread_create(&amp;tid[0], NULL, count, (void*) 0);</text:span></text:p>
          <text:p text:style-name="P55"><text:span text:style-name="T127"><text:s text:c="4"/></text:span><text:span text:style-name="T127">pthread_create(&amp;tid[1], NULL, count, (void*) 1);</text:span></text:p>
          <text:p text:style-name="P55"><text:span text:style-name="T127"><text:s text:c="4"/></text:span><text:span text:style-name="T127">pthread_join(tid[0], NULL);</text:span></text:p>
          <text:p text:style-name="P55"><text:span text:style-name="T127"><text:s text:c="4"/></text:span><text:span text:style-name="T127">pthread_join(tid[1], NULL);</text:span></text:p>
          <text:p text:style-name="P55"><text:span text:style-name="T127"><text:s text:c="4"/></text:span><text:span text:style-name="T127">printf("cnt=%d\n", cnt);</text:span></text:p>
          <text:p text:style-name="P55"><text:span text:style-name="T127"><text:s text:c="4"/></text:span><text:span text:style-name="T127">exit(0);</text:span></text:p>
          <text:p text:style-name="P55"><text:span text:style-name="T1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39" draw:text-style-name="P56" draw:layer="layout" svg:width="12.018cm" svg:height="8.126cm" svg:x="1.832cm" svg:y="10.714cm">
          <text:p text:style-name="P55"><text:span text:style-name="T127">void *count(void *vargp) {</text:span></text:p>
          <text:p text:style-name="P55"><text:span text:style-name="T127"><text:s text:c="4"/></text:span><text:span text:style-name="T127">int i;</text:span></text:p>
          <text:p text:style-name="P55"><text:span text:style-name="T127"><text:s text:c="4"/></text:span><text:span text:style-name="T127">int id = (int) vargp;</text:span></text:p>
          <text:p text:style-name="P55"><text:span text:style-name="T127"><text:s text:c="4"/></text:span><text:span text:style-name="T127">for (i = 0; i &lt; NITERS; i++) {</text:span></text:p>
          <text:p text:style-name="P55"><text:span text:style-name="T127"><text:tab/></text:span><text:span text:style-name="T127"><text:tab/></text:span><text:span text:style-name="T127">sem_wait(&amp;mutex[</text:span><text:span text:style-name="T204">0</text:span><text:span text:style-name="T127">]); </text:span></text:p>
          <text:p text:style-name="P55"><text:span text:style-name="T127"><text:tab/></text:span><text:span text:style-name="T127"><text:tab/></text:span><text:span text:style-name="T127">sem_wait(&amp;mutex[</text:span><text:span text:style-name="T204">1</text:span><text:span text:style-name="T127">]);</text:span></text:p>
          <text:p text:style-name="P55"><text:span text:style-name="T127"><text:tab/></text:span><text:span text:style-name="T127"><text:tab/></text:span><text:span text:style-name="T127">cnt++;</text:span></text:p>
          <text:p text:style-name="P55"><text:span text:style-name="T127"><text:tab/></text:span><text:span text:style-name="T127"><text:tab/></text:span><text:span text:style-name="T127">sem_post(&amp;mutex[</text:span><text:span text:style-name="T204">0</text:span><text:span text:style-name="T127">]); </text:span></text:p>
          <text:p text:style-name="P55"><text:span text:style-name="T127"><text:tab/></text:span><text:span text:style-name="T127"><text:tab/></text:span><text:span text:style-name="T127">sem_post(&amp;mutex[</text:span><text:span text:style-name="T204">1</text:span><text:span text:style-name="T127">]);</text:span></text:p>
          <text:p text:style-name="P55"><text:span text:style-name="T127"><text:s text:c="4"/></text:span><text:span text:style-name="T127">}</text:span></text:p>
          <text:p text:style-name="P55"><text:span text:style-name="T127"><text:s text:c="4"/></text:span><text:span text:style-name="T127">return NULL;</text:span></text:p>
          <text:p text:style-name="P55"><text:span text:style-name="T12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0" draw:text-style-name="P108" draw:layer="layout" svg:width="3.387cm" svg:height="5.585cm" svg:x="16.002cm" svg:y="12.065cm">
          <text:p text:style-name="P55"><text:span text:style-name="T188">Tid[0]:</text:span></text:p>
          <text:p text:style-name="P55"><text:span text:style-name="T188">P(s0);</text:span></text:p>
          <text:p text:style-name="P55"><text:span text:style-name="T188">P(s1);</text:span></text:p>
          <text:p text:style-name="P55"><text:span text:style-name="T188">cnt++;</text:span></text:p>
          <text:p text:style-name="P55"><text:span text:style-name="T188">V(s0);</text:span></text:p>
          <text:p text:style-name="P55"><text:span text:style-name="T188">V(s1);</text:span></text:p>
          <text:p text:style-name="P55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1" draw:text-style-name="P108" draw:layer="layout" svg:width="3.556cm" svg:height="5.585cm" svg:x="20.32cm" svg:y="12.065cm">
          <text:p text:style-name="P55"><text:span text:style-name="T188">Tid[1]:</text:span></text:p>
          <text:p text:style-name="P55"><text:span text:style-name="T188">P(s0);</text:span></text:p>
          <text:p text:style-name="P55"><text:span text:style-name="T188">P(s1);</text:span></text:p>
          <text:p text:style-name="P55"><text:span text:style-name="T188">cnt++;</text:span></text:p>
          <text:p text:style-name="P55"><text:span text:style-name="T188">V(s1);</text:span></text:p>
          <text:p text:style-name="P55"><text:span text:style-name="T188">V(s0);</text:span></text:p>
          <text:p text:style-name="P55"><text:span text:style-name="T18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2" draw:text-style-name="P57" draw:layer="layout" svg:width="11.772cm" svg:height="0.928cm" svg:x="11.671cm" svg:y="1.482cm">
          <text:p text:style-name="P55"><text:span text:style-name="T205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70" draw:style-name="gr6" draw:layer="layout" svg:width="13.546cm" svg:height="10.159cm" svg:x="3.387cm" svg:y="1.905cm" draw:page-number="38" presentation:class="page"/>
          <draw:frame draw:name="Rectangle 22" presentation:style-name="pr16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3" draw:text-style-name="P52" draw:layer="layout" svg:width="21.088cm" svg:height="2.116cm" svg:x="0.992cm" svg:y="1.21cm" presentation:class="title" presentation:user-transformed="true">
          <draw:text-box>
            <text:p text:style-name="P51"><text:span text:style-name="T95">A</text:span><text:span text:style-name="T95">v</text:span><text:span text:style-name="T95">o</text:span><text:span text:style-name="T95">i</text:span><text:span text:style-name="T95">d</text:span><text:span text:style-name="T95">e</text:span><text:span text:style-name="T95">d </text:span><text:span text:style-name="T95">D</text:span><text:span text:style-name="T95">e</text:span><text:span text:style-name="T95">a</text:span><text:span text:style-name="T95">d</text:span><text:span text:style-name="T95">l</text:span><text:span text:style-name="T95">o</text:span><text:span text:style-name="T95">c</text:span><text:span text:style-name="T95">k </text:span><text:span text:style-name="T95">i</text:span><text:span text:style-name="T95">n </text:span><text:span text:style-name="T95">P</text:span><text:span text:style-name="T95">r</text:span><text:span text:style-name="T95">o</text:span><text:span text:style-name="T95">g</text:span><text:span text:style-name="T95">r</text:span><text:span text:style-name="T95">e</text:span><text:span text:style-name="T95">s</text:span><text:span text:style-name="T95">s </text:span><text:span text:style-name="T95">G</text:span><text:span text:style-name="T95">r</text:span><text:span text:style-name="T95">a</text:span><text:span text:style-name="T95">p</text:span><text:span text:style-name="T95">h</text:span></text:p>
          </draw:text-box>
        </draw:frame>
        <draw:line draw:name="Line 1" draw:style-name="gr77" draw:text-style-name="P92" draw:layer="layout" svg:x1="2.39cm" svg:y1="15.733cm" svg:x2="12.973cm" svg:y2="15.734cm">
          <text:p/>
        </draw:line>
        <draw:line draw:name="Line 2" draw:style-name="gr77" draw:text-style-name="P92" draw:layer="layout" svg:x1="2.39cm" svg:y1="15.733cm" svg:x2="2.391cm" svg:y2="5.066cm">
          <text:p/>
        </draw:line>
        <draw:custom-shape draw:name="Text Box 39" draw:style-name="gr143" draw:text-style-name="P96" draw:layer="layout" svg:width="3.322cm" svg:height="0.929cm" svg:x="12.809cm" svg:y="15.355cm">
          <text:p text:style-name="P95"><text:span text:style-name="T130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144" draw:text-style-name="P96" draw:layer="layout" svg:width="3.322cm" svg:height="0.929cm" svg:x="0.741cm" svg:y="3.965cm">
          <text:p text:style-name="P95"><text:span text:style-name="T130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5" draw:text-style-name="P112" draw:layer="layout" svg:width="1.9cm" svg:height="0.974cm" svg:x="2.656cm" svg:y="16.111cm">
          <text:p text:style-name="P111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6" draw:text-style-name="P112" draw:layer="layout" svg:width="1.923cm" svg:height="0.974cm" svg:x="7.366cm" svg:y="16.104cm">
          <text:p text:style-name="P111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7" draw:text-style-name="P112" draw:layer="layout" svg:width="1.9cm" svg:height="0.974cm" svg:x="4.83cm" svg:y="16.097cm">
          <text:p text:style-name="P111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8" draw:text-style-name="P112" draw:layer="layout" svg:width="1.921cm" svg:height="0.974cm" svg:x="10.008cm" svg:y="16.111cm">
          <text:p text:style-name="P111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149" draw:text-style-name="P92" draw:layer="layout" svg:x1="2.015cm" svg:y1="14.234cm" svg:x2="2.354cm" svg:y2="14.235cm">
          <text:p/>
        </draw:line>
        <draw:line draw:name="Line 37" draw:style-name="gr150" draw:text-style-name="P92" draw:layer="layout" svg:x1="2.015cm" svg:y1="9.511cm" svg:x2="2.368cm" svg:y2="9.498cm">
          <text:p/>
        </draw:line>
        <draw:custom-shape draw:name="Text Box 47" draw:style-name="gr151" draw:text-style-name="P112" draw:layer="layout" svg:width="1.921cm" svg:height="0.974cm" svg:x="0.303cm" svg:y="9.993cm">
          <text:p text:style-name="P111"><text:span text:style-name="T190">V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52" draw:text-style-name="P112" draw:layer="layout" svg:width="1.9cm" svg:height="0.974cm" svg:x="0.355cm" svg:y="14.207cm">
          <text:p text:style-name="P111"><text:span text:style-name="T190">P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49" draw:text-style-name="P92" draw:layer="layout" svg:x1="2.015cm" svg:y1="11.906cm" svg:x2="2.354cm" svg:y2="11.907cm">
          <text:p/>
        </draw:line>
        <draw:custom-shape draw:name="Text Box 49" draw:style-name="gr153" draw:text-style-name="P112" draw:layer="layout" svg:width="1.9cm" svg:height="0.974cm" svg:x="0.355cm" svg:y="12.392cm">
          <text:p text:style-name="P111"><text:span text:style-name="T190">P(s</text:span><text:span text:style-name="T195">1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50" draw:text-style-name="P92" draw:layer="layout" svg:x1="2.015cm" svg:y1="7.148cm" svg:x2="2.368cm" svg:y2="7.134cm">
          <text:p/>
        </draw:line>
        <draw:custom-shape draw:name="Text Box 50" draw:style-name="gr154" draw:text-style-name="P112" draw:layer="layout" svg:width="1.921cm" svg:height="0.974cm" svg:x="0.303cm" svg:y="7.629cm">
          <text:p text:style-name="P111"><text:span text:style-name="T190">V(s</text:span><text:span text:style-name="T195">0</text:span><text:span text:style-name="T19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49" draw:text-style-name="P92" draw:layer="layout" svg:x1="4.043cm" svg:y1="15.733cm" svg:x2="4.044cm" svg:y2="16.073cm">
          <text:p/>
        </draw:line>
        <draw:line draw:name="Line 41" draw:style-name="gr150" draw:text-style-name="P92" draw:layer="layout" svg:x1="9.232cm" svg:y1="15.733cm" svg:x2="9.25cm" svg:y2="16.086cm">
          <text:p/>
        </draw:line>
        <draw:line draw:name="Line 42" draw:style-name="gr150" draw:text-style-name="P92" draw:layer="layout" svg:x1="6.629cm" svg:y1="15.733cm" svg:x2="6.646cm" svg:y2="16.086cm">
          <text:p/>
        </draw:line>
        <draw:line draw:name="Line 43" draw:style-name="gr150" draw:text-style-name="P92" draw:layer="layout" svg:x1="11.835cm" svg:y1="15.733cm" svg:x2="11.853cm" svg:y2="16.086cm">
          <text:p/>
        </draw:line>
        <draw:custom-shape draw:name="Rectangle 23" draw:style-name="gr155" draw:text-style-name="P113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6" draw:text-style-name="P113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7" draw:text-style-name="P68" draw:layer="layout" svg:width="5.608cm" svg:height="1.608cm" svg:x="3.866cm" svg:y="7.229cm">
          <text:p text:style-name="P67"><text:span text:style-name="T196">Forbidden region</text:span></text:p>
          <text:p text:style-name="P67"><text:span text:style-name="T196">for s</text:span><text:span text:style-name="T19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8" draw:text-style-name="P115" draw:layer="layout" svg:width="5.608cm" svg:height="1.608cm" svg:x="6.417cm" svg:y="12.598cm">
          <text:p text:style-name="P114"><text:span text:style-name="T196">Forbidden region</text:span></text:p>
          <text:p text:style-name="P114"><text:span text:style-name="T196">for s</text:span><text:span text:style-name="T19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59" draw:text-style-name="P68" draw:layer="layout" svg:width="3.233cm" svg:height="1.013cm" svg:x="-0.047cm" svg:y="16.938cm">
          <text:p text:style-name="P67"><text:span text:style-name="T193">s</text:span><text:span text:style-name="T194">0</text:span><text:span text:style-name="T190">=</text:span><text:span text:style-name="T193">s</text:span><text:span text:style-name="T194">1</text:span><text:span text:style-name="T190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60" draw:text-style-name="P86" draw:layer="layout" svg:width="1.198cm" svg:height="1.017cm" draw:transform="rotate (-1.5707963267949) translate (2.36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52" draw:style-name="gr161" draw:text-style-name="P68" draw:layer="layout" svg:width="8.624cm" svg:height="5.335cm" svg:x="15.937cm" svg:y="4.269cm">
          <text:p text:style-name="P67"><text:span text:style-name="T190">No way for trajectory to get stuck</text:span></text:p>
          <text:p text:style-name="P67"><text:span text:style-name="T188"/></text:p>
          <text:p text:style-name="P67"><text:span text:style-name="T190">Processes acquire locks in same order</text:span></text:p>
          <text:p text:style-name="P67"><text:span text:style-name="T188"/></text:p>
          <text:p text:style-name="P67"><text:span text:style-name="T190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75" draw:style-name="gr6" draw:layer="layout" svg:width="13.546cm" svg:height="10.159cm" svg:x="3.387cm" svg:y="1.905cm" draw:page-number="39" presentation:class="page"/>
          <draw:frame draw:name="Rectangle 25" presentation:style-name="pr17" draw:text-style-name="P60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7" draw:text-style-name="P14" draw:layer="layout" svg:width="21.085cm" svg:height="2.113cm" svg:x="0.992cm" svg:y="1.21cm">
          <text:p text:style-name="P9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21.93cm" svg:height="13.807cm" svg:x="1.102cm" svg:y="3.784cm">
          <text:list text:style-name="L2">
            <text:list-item>
              <text:p text:style-name="P17"><text:span text:style-name="T18">Programmers need a clear model of how variables are shared by threads. 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Variables shared by multiple threads must be protected to ensure mutually exclusive access.</text:span></text:p>
            </text:list-item>
          </text:list>
          <text:p text:style-name="P17"><text:span text:style-name="T43"/></text:p>
          <text:list text:continue-numbering="true" text:style-name="L2">
            <text:list-item>
              <text:p text:style-name="P17"><text:span text:style-name="T18">Semaphores are a fundamental mechanism for enforcing mutual exclusion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Andale Mono1" svg:font-family="'Andale Mono'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fixed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ashed_20__28_var_29__20_4" draw:display-name="Dashed (var) 4" draw:style="round" draw:dots2="1" draw:dots2-length="284%" draw:distance="213%"/>
    <draw:stroke-dash draw:name="Dashed_20__28_var_29__20_5" draw:display-name="Dashed (var) 5" draw:style="round" draw:dots1="1" draw:dots1-length="71%" draw:distance="71%"/>
    <draw:stroke-dash draw:name="Dashed_20__28_var_29__20_6" draw:display-name="Dashed (var) 6" draw:style="round" draw:dots2="1" draw:dots2-length="140%" draw:distance="105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10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outline1">
      <style:graphic-properties fo:min-height="11.049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_20_Slide_5f_-outline1">
      <style:graphic-properties fo:min-height="11.049cm" loext:decorative="false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2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8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8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9" draw:text-style-name="MP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1" draw:layer="backgroundobjects" svg:width="3.637cm" svg:height="0.759cm" svg:x="21.938cm" svg:y="-0.075cm">
        <text:p text:style-name="MP10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1" draw:layer="backgroundobjects" svg:width="1.9cm" svg:height="0.675cm" svg:x="24.015cm" svg:y="18.366cm">
        <text:p text:style-name="MP10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1" draw:layer="backgroundobjects" svg:width="15.642cm" svg:height="0.675cm" svg:x="-1.409cm" svg:y="18.415cm">
        <text:p text:style-name="MP10"><text:span text:style-name="MT6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3" draw:layer="backgroundobjects" svg:width="21.088cm" svg:height="2.116cm" svg:x="0.992cm" svg:y="1.21cm" presentation:class="title" presentation:user-transformed="true">
        <draw:text-box>
          <text:p text:style-name="MP12"><text:span text:style-name="MT7">Cl</text:span><text:span text:style-name="MT7">i</text:span><text:span text:style-name="MT7">c</text:span><text:span text:style-name="MT7">k </text:span><text:span text:style-name="MT7">t</text:span><text:span text:style-name="MT7">o </text:span><text:span text:style-name="MT7">e</text:span><text:span text:style-name="MT7">d</text:span><text:span text:style-name="MT7">it </text:span><text:span text:style-name="MT7">M</text:span><text:span text:style-name="MT7">a</text:span><text:span text:style-name="MT7">s</text:span><text:span text:style-name="MT7">t</text:span><text:span text:style-name="MT7">e</text:span><text:span text:style-name="MT7">r </text:span><text:span text:style-name="MT7">ti</text:span><text:span text:style-name="MT7">tl</text:span><text:span text:style-name="MT7">e </text:span><text:span text:style-name="MT7">s</text:span><text:span text:style-name="MT7">t</text:span><text:span text:style-name="MT7">y</text:span><text:span text:style-name="MT7">l</text:span><text:span text:style-name="MT7">e</text:span></text:p>
        </draw:text-box>
      </draw:frame>
      <draw:frame draw:name="Content Placeholder 2" presentation:style-name="Mpr8" draw:text-style-name="MP16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4"><text:span text:style-name="MT8">Click to edit Master </text:span><text:span text:style-name="MT8">text styles</text:span></text:p>
              <text:list>
                <text:list-item>
                  <text:p text:style-name="MP15"><text:span text:style-name="MT9">Second level</text:span></text:p>
                  <text:list>
                    <text:list-item>
                      <text:p text:style-name="MP15"><text:span text:style-name="MT9">Third level</text:span></text:p>
                      <text:list>
                        <text:list-item>
                          <text:p text:style-name="MP15"><text:span text:style-name="MT9">Fourth level</text:span></text:p>
                          <text:list>
                            <text:list-item>
                              <text:p text:style-name="MP1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4-01-04T10:55:28.500850555</dc:date>
    <meta:editing-cycles>990</meta:editing-cycles>
    <dc:title>Introduction to Computer Systems 15-213/18-243, spring 2009</dc:title>
    <meta:editing-duration>P22DT23H25M32S</meta:editing-duration>
    <meta:generator>LibreOffice/7.6.3.2$Linux_X86_64 LibreOffice_project/4fe86607b5ac922e55f140471fda9b60bdaa980d</meta:generator>
    <meta:document-statistic meta:object-count="9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915cm" svg:y="0.248cm" svg:width="21.247cm" svg:height="1.3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1.125cm" svg:y="0.352cm" svg:width="21.035cm" svg:height="6.28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915cm" svg:y="0.258cm" svg:width="21.247cm" svg:height="1.81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4fe86607b5ac922e55f140471fda9b60bdaa980d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